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e2945" officeooo:paragraph-rsid="000e2945"/>
    </style:style>
    <style:style style:name="P2" style:family="paragraph" style:parent-style-name="Standard">
      <style:text-properties officeooo:rsid="000526e3"/>
    </style:style>
    <style:style style:name="P3" style:family="paragraph" style:parent-style-name="Standard">
      <style:text-properties officeooo:rsid="000526e3" officeooo:paragraph-rsid="000526e3"/>
    </style:style>
    <style:style style:name="P4" style:family="paragraph" style:parent-style-name="Standard">
      <style:text-properties officeooo:rsid="000e2945" officeooo:paragraph-rsid="000e2945"/>
    </style:style>
    <style:style style:name="T1" style:family="text">
      <style:text-properties officeooo:rsid="000526e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./main</text:p>
      <text:p text:style-name="P2">Device opened successfully.</text:p>
      <text:p text:style-name="P2">Read 2400 bytes from device:</text:p>
      <text:p text:style-name="P2">Reaction Time 1: 8593631 ns</text:p>
      <text:p text:style-name="P2">Reaction Time 2: 7907655 ns</text:p>
      <text:p text:style-name="P2">Reaction Time 3: 6260321 ns</text:p>
      <text:p text:style-name="P2">Reaction Time 4: 3892438 ns</text:p>
      <text:p text:style-name="P2">Reaction Time 5: 2028107 ns</text:p>
      <text:p text:style-name="P2">Reaction Time 6: 170412 ns</text:p>
      <text:p text:style-name="P2">Reaction Time 7: 7133193 ns</text:p>
      <text:p text:style-name="P2">Reaction Time 8: 5870750 ns</text:p>
      <text:p text:style-name="P2">Reaction Time 9: 5225630 ns</text:p>
      <text:p text:style-name="P2">Reaction Time 10: 3595546 ns</text:p>
      <text:p text:style-name="P2">Reaction Time 11: 1903233 ns</text:p>
      <text:p text:style-name="P2">Reaction Time 12: 242767 ns</text:p>
      <text:p text:style-name="P2">Reaction Time 13: 9400299 ns</text:p>
      <text:p text:style-name="P2">Reaction Time 14: 8022130 ns</text:p>
      <text:p text:style-name="P2">Reaction Time 15: 7188719 ns</text:p>
      <text:p text:style-name="P2">Reaction Time 16: 6434229 ns</text:p>
      <text:p text:style-name="P2">Reaction Time 17: 6029572 ns</text:p>
      <text:p text:style-name="P2">Reaction Time 18: 5379144 ns</text:p>
      <text:p text:style-name="P2">Reaction Time 19: 4524710 ns</text:p>
      <text:p text:style-name="P2">Reaction Time 20: 1888497 ns</text:p>
      <text:p text:style-name="P2">Reaction Time 21: 41835 ns</text:p>
      <text:p text:style-name="P2">Reaction Time 22: 10693616 ns</text:p>
      <text:p text:style-name="P2">Reaction Time 23: 10082160 ns</text:p>
      <text:p text:style-name="P2">Reaction Time 24: 9263696 ns</text:p>
      <text:p text:style-name="P2">Reaction Time 25: 8603001 ns</text:p>
      <text:p text:style-name="P2">Reaction Time 26: 7191586 ns</text:p>
      <text:p text:style-name="P2">Reaction Time 27: 6403991 ns</text:p>
      <text:p text:style-name="P2">Reaction Time 28: 5799309 ns</text:p>
      <text:p text:style-name="P2">Reaction Time 29: 3956278 ns</text:p>
      <text:p text:style-name="P2">Reaction Time 30: 3273374 ns</text:p>
      <text:p text:style-name="P2">Reaction Time 31: 848008 ns</text:p>
      <text:p text:style-name="P2">Reaction Time 32: 10042425 ns</text:p>
      <text:p text:style-name="P2">Reaction Time 33: 8213781 ns</text:p>
      <text:p text:style-name="P2">Reaction Time 34: 6530755 ns</text:p>
      <text:p text:style-name="P2">Reaction Time 35: 5942555 ns</text:p>
      <text:p text:style-name="P2">Reaction Time 36: 3298308 ns</text:p>
      <text:p text:style-name="P2">Reaction Time 37: 2656330 ns</text:p>
      <text:p text:style-name="P2">Reaction Time 38: 45746 ns</text:p>
      <text:p text:style-name="P2">Reaction Time 39: 9352330 ns</text:p>
      <text:p text:style-name="P2">Reaction Time 40: 8295777 ns</text:p>
      <text:p text:style-name="P2">Reaction Time 41: 7570899 ns</text:p>
      <text:p text:style-name="P2">Reaction Time 42: 4827965 ns</text:p>
      <text:p text:style-name="P2">Reaction Time 43: 4441536 ns</text:p>
      <text:p text:style-name="P2">Reaction Time 44: 3957607 ns</text:p>
      <text:p text:style-name="P2">Reaction Time 45: 2313552 ns</text:p>
      <text:p text:style-name="P2">Reaction Time 46: 10639852 ns</text:p>
      <text:p text:style-name="P2">Reaction Time 47: 9037003 ns</text:p>
      <text:p text:style-name="P2">Reaction Time 48: 8529468 ns</text:p>
      <text:p text:style-name="P2">Reaction Time 49: 6882689 ns</text:p>
      <text:p text:style-name="P2"><text:soft-page-break/>Reaction Time 50: 5370073 ns</text:p>
      <text:p text:style-name="P2">Reaction Time 51: 3914867 ns</text:p>
      <text:p text:style-name="P2">Reaction Time 52: 35549 ns</text:p>
      <text:p text:style-name="P2">Reaction Time 53: 10583285 ns</text:p>
      <text:p text:style-name="P2">Reaction Time 54: 9203297 ns</text:p>
      <text:p text:style-name="P2">Reaction Time 55: 6380534 ns</text:p>
      <text:p text:style-name="P2">Reaction Time 56: 4030664 ns</text:p>
      <text:p text:style-name="P2">Reaction Time 57: 1229550 ns</text:p>
      <text:p text:style-name="P2">Reaction Time 58: 498455 ns</text:p>
      <text:p text:style-name="P2">Reaction Time 59: 10594322 ns</text:p>
      <text:p text:style-name="P2">Reaction Time 60: 8960532 ns</text:p>
      <text:p text:style-name="P2">Reaction Time 61: 6367894 ns</text:p>
      <text:p text:style-name="P2">Reaction Time 62: 4723558 ns</text:p>
      <text:p text:style-name="P2">Reaction Time 63: 1920349 ns</text:p>
      <text:p text:style-name="P2">Reaction Time 64: 8020893 ns</text:p>
      <text:p text:style-name="P2">Reaction Time 65: 6111718 ns</text:p>
      <text:p text:style-name="P2">Reaction Time 66: 2314323 ns</text:p>
      <text:p text:style-name="P2">Reaction Time 67: 10431667 ns</text:p>
      <text:p text:style-name="P2">Reaction Time 68: 9587009 ns</text:p>
      <text:p text:style-name="P2">Reaction Time 69: 7964184 ns</text:p>
      <text:p text:style-name="P2">Reaction Time 70: 6146292 ns</text:p>
      <text:p text:style-name="P2">Reaction Time 71: 5311481 ns</text:p>
      <text:p text:style-name="P2">Reaction Time 72: 3406637 ns</text:p>
      <text:p text:style-name="P2">Reaction Time 73: 2542913 ns</text:p>
      <text:p text:style-name="P2">Reaction Time 74: 883280 ns</text:p>
      <text:p text:style-name="P2">Reaction Time 75: 15784 ns</text:p>
      <text:p text:style-name="P2">Reaction Time 76: 8928622 ns</text:p>
      <text:p text:style-name="P2">Reaction Time 77: 8007768 ns</text:p>
      <text:p text:style-name="P2">Reaction Time 78: 7082793 ns</text:p>
      <text:p text:style-name="P2">Reaction Time 79: 6471265 ns</text:p>
      <text:p text:style-name="P2">Reaction Time 80: 5705737 ns</text:p>
      <text:p text:style-name="P2">Reaction Time 81: 3827501 ns</text:p>
      <text:p text:style-name="P2">Reaction Time 82: 3168480 ns</text:p>
      <text:p text:style-name="P2">Reaction Time 83: 1521768 ns</text:p>
      <text:p text:style-name="P2">Reaction Time 84: 928398 ns</text:p>
      <text:p text:style-name="P2">Reaction Time 85: 43371 ns</text:p>
      <text:p text:style-name="P2">Reaction Time 86: 10637707 ns</text:p>
      <text:p text:style-name="P2">Reaction Time 87: 10035468 ns</text:p>
      <text:p text:style-name="P2">Reaction Time 88: 9397889 ns</text:p>
      <text:p text:style-name="P2">Reaction Time 89: 7611424 ns</text:p>
      <text:p text:style-name="P2">Reaction Time 90: 6902607 ns</text:p>
      <text:p text:style-name="P2">Reaction Time 91: 5262040 ns</text:p>
      <text:p text:style-name="P2">Reaction Time 92: 4602670 ns</text:p>
      <text:p text:style-name="P2">Reaction Time 93: 1960440 ns</text:p>
      <text:p text:style-name="P2">Reaction Time 94: 1087497 ns</text:p>
      <text:p text:style-name="P2">Reaction Time 95: 504882 ns</text:p>
      <text:p text:style-name="P2">Reaction Time 96: 10894378 ns</text:p>
      <text:p text:style-name="P2">Reaction Time 97: 10143866 ns</text:p>
      <text:p text:style-name="P2">Reaction Time 98: 8305369 ns</text:p>
      <text:p text:style-name="P2">Reaction Time 99: 7829611 ns</text:p>
      <text:p text:style-name="P2">Reaction Time 100: 7146844 ns</text:p>
      <text:p text:style-name="P2">Reaction Time 101: 5510676 ns</text:p>
      <text:p text:style-name="P2"><text:soft-page-break/>Reaction Time 102: 4873166 ns</text:p>
      <text:p text:style-name="P2">Reaction Time 103: 4042057 ns</text:p>
      <text:p text:style-name="P2">Reaction Time 104: 2608427 ns</text:p>
      <text:p text:style-name="P2">Reaction Time 105: 1741769 ns</text:p>
      <text:p text:style-name="P2">Reaction Time 106: 1063262 ns</text:p>
      <text:p text:style-name="P2">Reaction Time 107: 9538138 ns</text:p>
      <text:p text:style-name="P2">Reaction Time 108: 7687348 ns</text:p>
      <text:p text:style-name="P2">Reaction Time 109: 6971965 ns</text:p>
      <text:p text:style-name="P2">Reaction Time 110: 5305834 ns</text:p>
      <text:p text:style-name="P2">Reaction Time 111: 3693620 ns</text:p>
      <text:p text:style-name="P2">Reaction Time 112: 47422 ns</text:p>
      <text:p text:style-name="P2">Reaction Time 113: 9421366 ns</text:p>
      <text:p text:style-name="P2">Reaction Time 114: 7871172 ns</text:p>
      <text:p text:style-name="P2">Reaction Time 115: 7237433 ns</text:p>
      <text:p text:style-name="P2">Reaction Time 116: 6619828 ns</text:p>
      <text:p text:style-name="P2">Reaction Time 117: 5996146 ns</text:p>
      <text:p text:style-name="P2">Reaction Time 118: 5511099 ns</text:p>
      <text:p text:style-name="P2">Reaction Time 119: 3875559 ns</text:p>
      <text:p text:style-name="P2">Reaction Time 120: 2228354 ns</text:p>
      <text:p text:style-name="P2">Reaction Time 121: 1477980 ns</text:p>
      <text:p text:style-name="P2">Reaction Time 122: 1047967 ns</text:p>
      <text:p text:style-name="P2">Reaction Time 123: 10375890 ns</text:p>
      <text:p text:style-name="P2">Reaction Time 124: 9816602 ns</text:p>
      <text:p text:style-name="P2">Reaction Time 125: 9394831 ns</text:p>
      <text:p text:style-name="P2">Reaction Time 126: 5554402 ns</text:p>
      <text:p text:style-name="P2">Reaction Time 127: 3951197 ns</text:p>
      <text:p text:style-name="P2">Reaction Time 128: 3513293 ns</text:p>
      <text:p text:style-name="P2">Reaction Time 129: 1629396 ns</text:p>
      <text:p text:style-name="P2">Reaction Time 130: 48260 ns</text:p>
      <text:p text:style-name="P2">Reaction Time 131: 8418942 ns</text:p>
      <text:p text:style-name="P2">Reaction Time 132: 7809368 ns</text:p>
      <text:p text:style-name="P2">Reaction Time 133: 6380696 ns</text:p>
      <text:p text:style-name="P2">Reaction Time 134: 5291731 ns</text:p>
      <text:p text:style-name="P2">Reaction Time 135: 3394355 ns</text:p>
      <text:p text:style-name="P2">Reaction Time 136: 1572406 ns</text:p>
      <text:p text:style-name="P2">Reaction Time 137: 10623484 ns</text:p>
      <text:p text:style-name="P2">Reaction Time 138: 8738468 ns</text:p>
      <text:p text:style-name="P2">Reaction Time 139: 7790374 ns</text:p>
      <text:p text:style-name="P2">Reaction Time 140: 5911644 ns</text:p>
      <text:p text:style-name="P2">Reaction Time 141: 4025999 ns</text:p>
      <text:p text:style-name="P2">Reaction Time 142: 3186648 ns</text:p>
      <text:p text:style-name="P2">Reaction Time 143: 2380540 ns</text:p>
      <text:p text:style-name="P2">Reaction Time 144: 1602788 ns</text:p>
      <text:p text:style-name="P2">Reaction Time 145: 10479195 ns</text:p>
      <text:p text:style-name="P2">Reaction Time 146: 7598871 ns</text:p>
      <text:p text:style-name="P2">Reaction Time 147: 5911017 ns</text:p>
      <text:p text:style-name="P2">Reaction Time 148: 3788401 ns</text:p>
      <text:p text:style-name="P2">Reaction Time 149: 2983481 ns</text:p>
      <text:p text:style-name="P2">Reaction Time 150: 2042369 ns</text:p>
      <text:p text:style-name="P2">Reaction Time 151: 9149559 ns</text:p>
      <text:p text:style-name="P2">Reaction Time 152: 7260422 ns</text:p>
      <text:p text:style-name="P2">Reaction Time 153: 6359888 ns</text:p>
      <text:p text:style-name="P2"><text:soft-page-break/>Reaction Time 154: 5472764 ns</text:p>
      <text:p text:style-name="P2">Reaction Time 155: 4576980 ns</text:p>
      <text:p text:style-name="P2">Reaction Time 156: 3806771 ns</text:p>
      <text:p text:style-name="P2">Reaction Time 157: 1011721 ns</text:p>
      <text:p text:style-name="P2">Reaction Time 158: 113073 ns</text:p>
      <text:p text:style-name="P2">Reaction Time 159: 10043112 ns</text:p>
      <text:p text:style-name="P2">Reaction Time 160: 9469156 ns</text:p>
      <text:p text:style-name="P2">Reaction Time 161: 6371554 ns</text:p>
      <text:p text:style-name="P2">Reaction Time 162: 3757394 ns</text:p>
      <text:p text:style-name="P2">Reaction Time 163: 2075266 ns</text:p>
      <text:p text:style-name="P2">Reaction Time 164: 1226972 ns</text:p>
      <text:p text:style-name="P2">Reaction Time 165: 149879 ns</text:p>
      <text:p text:style-name="P2">Reaction Time 166: 8271799 ns</text:p>
      <text:p text:style-name="P2">Reaction Time 167: 7609703 ns</text:p>
      <text:p text:style-name="P2">Reaction Time 168: 7166211 ns</text:p>
      <text:p text:style-name="P2">Reaction Time 169: 5499378 ns</text:p>
      <text:p text:style-name="P2">Reaction Time 170: 4838678 ns</text:p>
      <text:p text:style-name="P2">Reaction Time 171: 3176175 ns</text:p>
      <text:p text:style-name="P2">Reaction Time 172: 1315532 ns</text:p>
      <text:p text:style-name="P2">Reaction Time 173: 16134 ns</text:p>
      <text:p text:style-name="P2">Reaction Time 174: 9908394 ns</text:p>
      <text:p text:style-name="P2">Reaction Time 175: 9074838 ns</text:p>
      <text:p text:style-name="P2">Reaction Time 176: 6826505 ns</text:p>
      <text:p text:style-name="P2">Reaction Time 177: 4026983 ns</text:p>
      <text:p text:style-name="P2">Reaction Time 178: 1333202 ns</text:p>
      <text:p text:style-name="P2">Reaction Time 179: 666217 ns</text:p>
      <text:p text:style-name="P2">Reaction Time 180: 31428 ns</text:p>
      <text:p text:style-name="P2">Reaction Time 181: 9210541 ns</text:p>
      <text:p text:style-name="P2">Reaction Time 182: 5560980 ns</text:p>
      <text:p text:style-name="P2">Reaction Time 183: 2671643 ns</text:p>
      <text:p text:style-name="P2">Reaction Time 184: 39530 ns</text:p>
      <text:p text:style-name="P2">Reaction Time 185: 10909225 ns</text:p>
      <text:p text:style-name="P2">Reaction Time 186: 8519881 ns</text:p>
      <text:p text:style-name="P2">Reaction Time 187: 7874548 ns</text:p>
      <text:p text:style-name="P2">Reaction Time 188: 5037032 ns</text:p>
      <text:p text:style-name="P2">Reaction Time 189: 3352108 ns</text:p>
      <text:p text:style-name="P2">Reaction Time 190: 528350 ns</text:p>
      <text:p text:style-name="P2">Reaction Time 191: 8139806 ns</text:p>
      <text:p text:style-name="P2">Reaction Time 192: 5175598 ns</text:p>
      <text:p text:style-name="P2">Reaction Time 193: 2658583 ns</text:p>
      <text:p text:style-name="P2">Reaction Time 194: 2038112 ns</text:p>
      <text:p text:style-name="P2">Reaction Time 195: 10212002 ns</text:p>
      <text:p text:style-name="P2">Reaction Time 196: 8584069 ns</text:p>
      <text:p text:style-name="P2">Reaction Time 197: 6960256 ns</text:p>
      <text:p text:style-name="P2">Reaction Time 198: 6360738 ns</text:p>
      <text:p text:style-name="P2">Reaction Time 199: 5743829 ns</text:p>
      <text:p text:style-name="P2">Reaction Time 200: 4122740 ns</text:p>
      <text:p text:style-name="P2">Reaction Time 201: 3829127 ns</text:p>
      <text:p text:style-name="P2">Reaction Time 202: 3146008 ns</text:p>
      <text:p text:style-name="P2">Reaction Time 203: 1310574 ns</text:p>
      <text:p text:style-name="P2">Reaction Time 204: 666147 ns</text:p>
      <text:p text:style-name="P2">Reaction Time 205: 47841 ns</text:p>
      <text:p text:style-name="P2"><text:soft-page-break/>Reaction Time 206: 9532728 ns</text:p>
      <text:p text:style-name="P2">Reaction Time 207: 6976602 ns</text:p>
      <text:p text:style-name="P2">Reaction Time 208: 5102267 ns</text:p>
      <text:p text:style-name="P2">Reaction Time 209: 5016712 ns</text:p>
      <text:p text:style-name="P2">Reaction Time 210: 4193980 ns</text:p>
      <text:p text:style-name="P2">Reaction Time 211: 3348409 ns</text:p>
      <text:p text:style-name="P2">Reaction Time 212: 1704970 ns</text:p>
      <text:p text:style-name="P2">Reaction Time 213: 7656579 ns</text:p>
      <text:p text:style-name="P2">Reaction Time 214: 5805572 ns</text:p>
      <text:p text:style-name="P2">Reaction Time 215: 4049618 ns</text:p>
      <text:p text:style-name="P2">Reaction Time 216: 1682342 ns</text:p>
      <text:p text:style-name="P2">Reaction Time 217: 34153 ns</text:p>
      <text:p text:style-name="P2">Reaction Time 218: 10513796 ns</text:p>
      <text:p text:style-name="P2">Reaction Time 219: 9952411 ns</text:p>
      <text:p text:style-name="P2">Reaction Time 220: 9041608 ns</text:p>
      <text:p text:style-name="P2">Reaction Time 221: 6422763 ns</text:p>
      <text:p text:style-name="P2">Reaction Time 222: 3788900 ns</text:p>
      <text:p text:style-name="P2">Reaction Time 223: 3226258 ns</text:p>
      <text:p text:style-name="P2">Reaction Time 224: 1171940 ns</text:p>
      <text:p text:style-name="P2">Reaction Time 225: 9517021 ns</text:p>
      <text:p text:style-name="P2">Reaction Time 226: 7902496 ns</text:p>
      <text:p text:style-name="P2">Reaction Time 227: 6347754 ns</text:p>
      <text:p text:style-name="P2">Reaction Time 228: 5908940 ns</text:p>
      <text:p text:style-name="P2">Reaction Time 229: 5069865 ns</text:p>
      <text:p text:style-name="P2">Reaction Time 230: 4527266 ns</text:p>
      <text:p text:style-name="P2">Reaction Time 231: 2907501 ns</text:p>
      <text:p text:style-name="P2">Reaction Time 232: 807367 ns</text:p>
      <text:p text:style-name="P2">Reaction Time 233: 9954650 ns</text:p>
      <text:p text:style-name="P2">Reaction Time 234: 9085124 ns</text:p>
      <text:p text:style-name="P2">Reaction Time 235: 7198076 ns</text:p>
      <text:p text:style-name="P2">Reaction Time 236: 5349162 ns</text:p>
      <text:p text:style-name="P2">Reaction Time 237: 3472939 ns</text:p>
      <text:p text:style-name="P2">Reaction Time 238: 2777458 ns</text:p>
      <text:p text:style-name="P2">Reaction Time 239: 1718591 ns</text:p>
      <text:p text:style-name="P2">Reaction Time 240: 9780189 ns</text:p>
      <text:p text:style-name="P2">Reaction Time 241: 7751851 ns</text:p>
      <text:p text:style-name="P2">Reaction Time 242: 6949372 ns</text:p>
      <text:p text:style-name="P2">Reaction Time 243: 6620768 ns</text:p>
      <text:p text:style-name="P2">Reaction Time 244: 5702212 ns</text:p>
      <text:p text:style-name="P2">Reaction Time 245: 4127216 ns</text:p>
      <text:p text:style-name="P2">Reaction Time 246: 3712147 ns</text:p>
      <text:p text:style-name="P2">Reaction Time 247: 2835567 ns</text:p>
      <text:p text:style-name="P2">Reaction Time 248: 1968833 ns</text:p>
      <text:p text:style-name="P2">Reaction Time 249: 1108386 ns</text:p>
      <text:p text:style-name="P2">Reaction Time 250: 9601746 ns</text:p>
      <text:p text:style-name="P2">Reaction Time 251: 6945044 ns</text:p>
      <text:p text:style-name="P2">Reaction Time 252: 6311791 ns</text:p>
      <text:p text:style-name="P2">Reaction Time 253: 4478729 ns</text:p>
      <text:p text:style-name="P2">Reaction Time 254: 2704405 ns</text:p>
      <text:p text:style-name="P2">Reaction Time 255: 2144206 ns</text:p>
      <text:p text:style-name="P2">Reaction Time 256: 10751829 ns</text:p>
      <text:p text:style-name="P2">Reaction Time 257: 10110615 ns</text:p>
      <text:p text:style-name="P2"><text:soft-page-break/>Reaction Time 258: 9497476 ns</text:p>
      <text:p text:style-name="P2">Reaction Time 259: 7986594 ns</text:p>
      <text:p text:style-name="P2">Reaction Time 260: 7226717 ns</text:p>
      <text:p text:style-name="P2">Reaction Time 261: 5571961 ns</text:p>
      <text:p text:style-name="P2">Reaction Time 262: 4904206 ns</text:p>
      <text:p text:style-name="P2">Reaction Time 263: 4623233 ns</text:p>
      <text:p text:style-name="P2">Reaction Time 264: 3781922 ns</text:p>
      <text:p text:style-name="P2">Reaction Time 265: 2387884 ns</text:p>
      <text:p text:style-name="P2">Reaction Time 266: 10912608 ns</text:p>
      <text:p text:style-name="P2">Reaction Time 267: 10079259 ns</text:p>
      <text:p text:style-name="P2">Reaction Time 268: 8023193 ns</text:p>
      <text:p text:style-name="P2">Reaction Time 269: 6376398 ns</text:p>
      <text:p text:style-name="P2">Reaction Time 270: 5858453 ns</text:p>
      <text:p text:style-name="P2">Reaction Time 271: 5015814 ns</text:p>
      <text:p text:style-name="P2">Reaction Time 272: 4345824 ns</text:p>
      <text:p text:style-name="P2">Reaction Time 273: 1717754 ns</text:p>
      <text:p text:style-name="P2">Reaction Time 274: 1250654 ns</text:p>
      <text:p text:style-name="P2">Reaction Time 275: 305627 ns</text:p>
      <text:p text:style-name="P2">Reaction Time 276: 9641704 ns</text:p>
      <text:p text:style-name="P2">Reaction Time 277: 7964738 ns</text:p>
      <text:p text:style-name="P2">Reaction Time 278: 7350480 ns</text:p>
      <text:p text:style-name="P2">Reaction Time 279: 6637049 ns</text:p>
      <text:p text:style-name="P2">Reaction Time 280: 6055897 ns</text:p>
      <text:p text:style-name="P2">Reaction Time 281: 3414347 ns</text:p>
      <text:p text:style-name="P2">Reaction Time 282: 2346400 ns</text:p>
      <text:p text:style-name="P2">Reaction Time 283: 2016607 ns</text:p>
      <text:p text:style-name="P2">Reaction Time 284: 1361912 ns</text:p>
      <text:p text:style-name="P2">Reaction Time 285: 688639 ns</text:p>
      <text:p text:style-name="P2">Reaction Time 286: 43860 ns</text:p>
      <text:p text:style-name="P2">Reaction Time 287: 9262956 ns</text:p>
      <text:p text:style-name="P2">Reaction Time 288: 8579277 ns</text:p>
      <text:p text:style-name="P2">Reaction Time 289: 7973471 ns</text:p>
      <text:p text:style-name="P2">Reaction Time 290: 6152211 ns</text:p>
      <text:p text:style-name="P2">Reaction Time 291: 5508340 ns</text:p>
      <text:p text:style-name="P2">Reaction Time 292: 4816140 ns</text:p>
      <text:p text:style-name="P2">Reaction Time 293: 4139095 ns</text:p>
      <text:p text:style-name="P2">Reaction Time 294: 3578686 ns</text:p>
      <text:p text:style-name="P2">Reaction Time 295: 2813152 ns</text:p>
      <text:p text:style-name="P2">Reaction Time 296: 2154336 ns</text:p>
      <text:p text:style-name="P2">Reaction Time 297: 1520103 ns</text:p>
      <text:p text:style-name="P2">Reaction Time 298: 661051 ns</text:p>
      <text:p text:style-name="P2">Reaction Time 299: 31010 ns</text:p>
      <text:p text:style-name="P2">Reaction Time 300: 7916273 ns</text:p>
      <text:p text:style-name="P2">sudo nice -n -20 ./main</text:p>
      <text:p text:style-name="P2">Device opened successfully.</text:p>
      <text:p text:style-name="P2">Read 2400 bytes from device:</text:p>
      <text:p text:style-name="P2">Reaction Time 1: 944121 ns</text:p>
      <text:p text:style-name="P2">Reaction Time 2: 45118 ns</text:p>
      <text:p text:style-name="P2">Reaction Time 3: 10421366 ns</text:p>
      <text:p text:style-name="P2">Reaction Time 4: 8835470 ns</text:p>
      <text:p text:style-name="P2">Reaction Time 5: 6273675 ns</text:p>
      <text:p text:style-name="P2">Reaction Time 6: 5415878 ns</text:p>
      <text:p text:style-name="P2"><text:soft-page-break/>Reaction Time 7: 4790934 ns</text:p>
      <text:p text:style-name="P2">Reaction Time 8: 4152651 ns</text:p>
      <text:p text:style-name="P2">Reaction Time 9: 3123184 ns</text:p>
      <text:p text:style-name="P2">Reaction Time 10: 2639390 ns</text:p>
      <text:p text:style-name="P2">Reaction Time 11: 1003486 ns</text:p>
      <text:p text:style-name="P2">Reaction Time 12: 91143 ns</text:p>
      <text:p text:style-name="P2">Reaction Time 13: 8643966 ns</text:p>
      <text:p text:style-name="P2">Reaction Time 14: 4568210 ns</text:p>
      <text:p text:style-name="P2">Reaction Time 15: 3721519 ns</text:p>
      <text:p text:style-name="P2">Reaction Time 16: 1816025 ns</text:p>
      <text:p text:style-name="P2">Reaction Time 17: 10904047 ns</text:p>
      <text:p text:style-name="P2">Reaction Time 18: 8216745 ns</text:p>
      <text:p text:style-name="P2">Reaction Time 19: 6158019 ns</text:p>
      <text:p text:style-name="P2">Reaction Time 20: 3262519 ns</text:p>
      <text:p text:style-name="P2">Reaction Time 21: 2557676 ns</text:p>
      <text:p text:style-name="P2">Reaction Time 22: 656443 ns</text:p>
      <text:p text:style-name="P2">Reaction Time 23: 10738244 ns</text:p>
      <text:p text:style-name="P2">Reaction Time 24: 9519575 ns</text:p>
      <text:p text:style-name="P2">Reaction Time 25: 7679663 ns</text:p>
      <text:p text:style-name="P2">Reaction Time 26: 6808946 ns</text:p>
      <text:p text:style-name="P2">Reaction Time 27: 5131416 ns</text:p>
      <text:p text:style-name="P2">Reaction Time 28: 3574503 ns</text:p>
      <text:p text:style-name="P2">Reaction Time 29: 2729627 ns</text:p>
      <text:p text:style-name="P2">Reaction Time 30: 1960878 ns</text:p>
      <text:p text:style-name="P2">Reaction Time 31: 17530 ns</text:p>
      <text:p text:style-name="P2">Reaction Time 32: 10093188 ns</text:p>
      <text:p text:style-name="P2">Reaction Time 33: 8015604 ns</text:p>
      <text:p text:style-name="P2">Reaction Time 34: 3910372 ns</text:p>
      <text:p text:style-name="P2">Reaction Time 35: 3337530 ns</text:p>
      <text:p text:style-name="P2">Reaction Time 36: 2592528 ns</text:p>
      <text:p text:style-name="P2">Reaction Time 37: 10713105 ns</text:p>
      <text:p text:style-name="P2">Reaction Time 38: 9668272 ns</text:p>
      <text:p text:style-name="P2">Reaction Time 39: 7961967 ns</text:p>
      <text:p text:style-name="P2">Reaction Time 40: 7058424 ns</text:p>
      <text:p text:style-name="P2">Reaction Time 41: 6228912 ns</text:p>
      <text:p text:style-name="P2">Reaction Time 42: 4602995 ns</text:p>
      <text:p text:style-name="P2">Reaction Time 43: 4138127 ns</text:p>
      <text:p text:style-name="P2">Reaction Time 44: 3276629 ns</text:p>
      <text:p text:style-name="P2">Reaction Time 45: 1389223 ns</text:p>
      <text:p text:style-name="P2">Reaction Time 46: 533172 ns</text:p>
      <text:p text:style-name="P2">Reaction Time 47: 10440375 ns</text:p>
      <text:p text:style-name="P2">Reaction Time 48: 9032225 ns</text:p>
      <text:p text:style-name="P2">Reaction Time 49: 7927816 ns</text:p>
      <text:p text:style-name="P2">Reaction Time 50: 6433830 ns</text:p>
      <text:p text:style-name="P2">Reaction Time 51: 5264887 ns</text:p>
      <text:p text:style-name="P2">Reaction Time 52: 754571 ns</text:p>
      <text:p text:style-name="P2">Reaction Time 53: 53569 ns</text:p>
      <text:p text:style-name="P2">Reaction Time 54: 7495007 ns</text:p>
      <text:p text:style-name="P2">Reaction Time 55: 7013587 ns</text:p>
      <text:p text:style-name="P2">Reaction Time 56: 4386557 ns</text:p>
      <text:p text:style-name="P2">Reaction Time 57: 2706790 ns</text:p>
      <text:p text:style-name="P2">Reaction Time 58: 1069418 ns</text:p>
      <text:p text:style-name="P2"><text:soft-page-break/>Reaction Time 59: 10459585 ns</text:p>
      <text:p text:style-name="P2">Reaction Time 60: 8878226 ns</text:p>
      <text:p text:style-name="P2">Reaction Time 61: 8231561 ns</text:p>
      <text:p text:style-name="P2">Reaction Time 62: 7437459 ns</text:p>
      <text:p text:style-name="P2">Reaction Time 63: 6762857 ns</text:p>
      <text:p text:style-name="P2">Reaction Time 64: 5100341 ns</text:p>
      <text:p text:style-name="P2">Reaction Time 65: 2112996 ns</text:p>
      <text:p text:style-name="P2">Reaction Time 66: 1557892 ns</text:p>
      <text:p text:style-name="P2">Reaction Time 67: 46724 ns</text:p>
      <text:p text:style-name="P2">Reaction Time 68: 9157805 ns</text:p>
      <text:p text:style-name="P2">Reaction Time 69: 8710817 ns</text:p>
      <text:p text:style-name="P2">Reaction Time 70: 8133993 ns</text:p>
      <text:p text:style-name="P2">Reaction Time 71: 6583365 ns</text:p>
      <text:p text:style-name="P2">Reaction Time 72: 5912114 ns</text:p>
      <text:p text:style-name="P2">Reaction Time 73: 4437892 ns</text:p>
      <text:p text:style-name="P2">Reaction Time 74: 1804784 ns</text:p>
      <text:p text:style-name="P2">Reaction Time 75: 1025279 ns</text:p>
      <text:p text:style-name="P2">Reaction Time 76: 10726944 ns</text:p>
      <text:p text:style-name="P2">Reaction Time 77: 7649502 ns</text:p>
      <text:p text:style-name="P2">Reaction Time 78: 7093282 ns</text:p>
      <text:p text:style-name="P2">Reaction Time 79: 6430482 ns</text:p>
      <text:p text:style-name="P2">Reaction Time 80: 4862812 ns</text:p>
      <text:p text:style-name="P2">Reaction Time 81: 4205389 ns</text:p>
      <text:p text:style-name="P2">Reaction Time 82: 2563756 ns</text:p>
      <text:p text:style-name="P2">Reaction Time 83: 2133390 ns</text:p>
      <text:p text:style-name="P2">Reaction Time 84: 1305344 ns</text:p>
      <text:p text:style-name="P2">Reaction Time 85: 10680223 ns</text:p>
      <text:p text:style-name="P2">Reaction Time 86: 8049628 ns</text:p>
      <text:p text:style-name="P2">Reaction Time 87: 6461982 ns</text:p>
      <text:p text:style-name="P2">Reaction Time 88: 4033370 ns</text:p>
      <text:p text:style-name="P2">Reaction Time 89: 3185559 ns</text:p>
      <text:p text:style-name="P2">Reaction Time 90: 250453 ns</text:p>
      <text:p text:style-name="P2">Reaction Time 91: 10725132 ns</text:p>
      <text:p text:style-name="P2">Reaction Time 92: 9151524 ns</text:p>
      <text:p text:style-name="P2">Reaction Time 93: 6274876 ns</text:p>
      <text:p text:style-name="P2">Reaction Time 94: 4660550 ns</text:p>
      <text:p text:style-name="P2">Reaction Time 95: 1986164 ns</text:p>
      <text:p text:style-name="P2">Reaction Time 96: 1138493 ns</text:p>
      <text:p text:style-name="P2">Reaction Time 97: 10629800 ns</text:p>
      <text:p text:style-name="P2">Reaction Time 98: 9012122 ns</text:p>
      <text:p text:style-name="P2">Reaction Time 99: 8335493 ns</text:p>
      <text:p text:style-name="P2">Reaction Time 100: 5741914 ns</text:p>
      <text:p text:style-name="P2">Reaction Time 101: 3111387 ns</text:p>
      <text:p text:style-name="P2">Reaction Time 102: 2481833 ns</text:p>
      <text:p text:style-name="P2">Reaction Time 103: 2029047 ns</text:p>
      <text:p text:style-name="P2">Reaction Time 104: 9311535 ns</text:p>
      <text:p text:style-name="P2">Reaction Time 105: 8263557 ns</text:p>
      <text:p text:style-name="P2">Reaction Time 106: 7624433 ns</text:p>
      <text:p text:style-name="P2">Reaction Time 107: 7051451 ns</text:p>
      <text:p text:style-name="P2">Reaction Time 108: 6417775 ns</text:p>
      <text:p text:style-name="P2">Reaction Time 109: 4732140 ns</text:p>
      <text:p text:style-name="P2">Reaction Time 110: 3889217 ns</text:p>
      <text:p text:style-name="P2"><text:soft-page-break/>Reaction Time 111: 2074585 ns</text:p>
      <text:p text:style-name="P2">Reaction Time 112: 1208335 ns</text:p>
      <text:p text:style-name="P2">Reaction Time 113: 10610248 ns</text:p>
      <text:p text:style-name="P2">Reaction Time 114: 8738135 ns</text:p>
      <text:p text:style-name="P2">Reaction Time 115: 6807145 ns</text:p>
      <text:p text:style-name="P2">Reaction Time 116: 5182273 ns</text:p>
      <text:p text:style-name="P2">Reaction Time 117: 2001880 ns</text:p>
      <text:p text:style-name="P2">Reaction Time 118: 391743 ns</text:p>
      <text:p text:style-name="P2">Reaction Time 119: 10264811 ns</text:p>
      <text:p text:style-name="P2">Reaction Time 120: 8599709 ns</text:p>
      <text:p text:style-name="P2">Reaction Time 121: 7488384 ns</text:p>
      <text:p text:style-name="P2">Reaction Time 122: 6609284 ns</text:p>
      <text:p text:style-name="P2">Reaction Time 123: 5909468 ns</text:p>
      <text:p text:style-name="P2">Reaction Time 124: 5291576 ns</text:p>
      <text:p text:style-name="P2">Reaction Time 125: 2513193 ns</text:p>
      <text:p text:style-name="P2">Reaction Time 126: 8868951 ns</text:p>
      <text:p text:style-name="P2">Reaction Time 127: 8588746 ns</text:p>
      <text:p text:style-name="P2">Reaction Time 128: 6750644 ns</text:p>
      <text:p text:style-name="P2">Reaction Time 129: 6274113 ns</text:p>
      <text:p text:style-name="P2">Reaction Time 130: 5137785 ns</text:p>
      <text:p text:style-name="P2">Reaction Time 131: 4604611 ns</text:p>
      <text:p text:style-name="P2">Reaction Time 132: 4204976 ns</text:p>
      <text:p text:style-name="P2">Reaction Time 133: 3335373 ns</text:p>
      <text:p text:style-name="P2">Reaction Time 134: 1032753 ns</text:p>
      <text:p text:style-name="P2">Reaction Time 135: 10405057 ns</text:p>
      <text:p text:style-name="P2">Reaction Time 136: 9695533 ns</text:p>
      <text:p text:style-name="P2">Reaction Time 137: 8032596 ns</text:p>
      <text:p text:style-name="P2">Reaction Time 138: 6482942 ns</text:p>
      <text:p text:style-name="P2">Reaction Time 139: 3820496 ns</text:p>
      <text:p text:style-name="P2">Reaction Time 140: 3151271 ns</text:p>
      <text:p text:style-name="P2">Reaction Time 141: 2694993 ns</text:p>
      <text:p text:style-name="P2">Reaction Time 142: 39949 ns</text:p>
      <text:p text:style-name="P2">Reaction Time 143: 9426713 ns</text:p>
      <text:p text:style-name="P2">Reaction Time 144: 8522050 ns</text:p>
      <text:p text:style-name="P2">Reaction Time 145: 7959403 ns</text:p>
      <text:p text:style-name="P2">Reaction Time 146: 5617810 ns</text:p>
      <text:p text:style-name="P2">Reaction Time 147: 1628017 ns</text:p>
      <text:p text:style-name="P2">Reaction Time 148: 913673 ns</text:p>
      <text:p text:style-name="P2">Reaction Time 149: 10346184 ns</text:p>
      <text:p text:style-name="P2">Reaction Time 150: 8568286 ns</text:p>
      <text:p text:style-name="P2">Reaction Time 151: 6948789 ns</text:p>
      <text:p text:style-name="P2">Reaction Time 152: 5343960 ns</text:p>
      <text:p text:style-name="P2">Reaction Time 153: 4498384 ns</text:p>
      <text:p text:style-name="P2">Reaction Time 154: 2873091 ns</text:p>
      <text:p text:style-name="P2">Reaction Time 155: 2588904 ns</text:p>
      <text:p text:style-name="P2">Reaction Time 156: 737811 ns</text:p>
      <text:p text:style-name="P2">Reaction Time 157: 52800 ns</text:p>
      <text:p text:style-name="P2">Reaction Time 158: 9470018 ns</text:p>
      <text:p text:style-name="P2">Reaction Time 159: 8004453 ns</text:p>
      <text:p text:style-name="P2">Reaction Time 160: 6202460 ns</text:p>
      <text:p text:style-name="P2">Reaction Time 161: 4537775 ns</text:p>
      <text:p text:style-name="P2">Reaction Time 162: 3899489 ns</text:p>
      <text:p text:style-name="P2"><text:soft-page-break/>Reaction Time 163: 3236549 ns</text:p>
      <text:p text:style-name="P2">Reaction Time 164: 2575215 ns</text:p>
      <text:p text:style-name="P2">Reaction Time 165: 938747 ns</text:p>
      <text:p text:style-name="P2">Reaction Time 166: 10293456 ns</text:p>
      <text:p text:style-name="P2">Reaction Time 167: 9703082 ns</text:p>
      <text:p text:style-name="P2">Reaction Time 168: 8078976 ns</text:p>
      <text:p text:style-name="P2">Reaction Time 169: 5645191 ns</text:p>
      <text:p text:style-name="P2">Reaction Time 170: 3719577 ns</text:p>
      <text:p text:style-name="P2">Reaction Time 171: 3238784 ns</text:p>
      <text:p text:style-name="P2">Reaction Time 172: 1641846 ns</text:p>
      <text:p text:style-name="P2">Reaction Time 173: 955788 ns</text:p>
      <text:p text:style-name="P2">Reaction Time 174: 7090503 ns</text:p>
      <text:p text:style-name="P2">Reaction Time 175: 4429871 ns</text:p>
      <text:p text:style-name="P2">Reaction Time 176: 3733475 ns</text:p>
      <text:p text:style-name="P2">Reaction Time 177: 1125854 ns</text:p>
      <text:p text:style-name="P2">Reaction Time 178: 489663 ns</text:p>
      <text:p text:style-name="P2">Reaction Time 179: 10605513 ns</text:p>
      <text:p text:style-name="P2">Reaction Time 180: 9713071 ns</text:p>
      <text:p text:style-name="P2">Reaction Time 181: 8020381 ns</text:p>
      <text:p text:style-name="P2">Reaction Time 182: 6889218 ns</text:p>
      <text:p text:style-name="P2">Reaction Time 183: 6001247 ns</text:p>
      <text:p text:style-name="P2">Reaction Time 184: 3996432 ns</text:p>
      <text:p text:style-name="P2">Reaction Time 185: 3437555 ns</text:p>
      <text:p text:style-name="P2">Reaction Time 186: 2791936 ns</text:p>
      <text:p text:style-name="P2">Reaction Time 187: 916607 ns</text:p>
      <text:p text:style-name="P2">Reaction Time 188: 9999985 ns</text:p>
      <text:p text:style-name="P2">Reaction Time 189: 8135900 ns</text:p>
      <text:p text:style-name="P2">Reaction Time 190: 7246951 ns</text:p>
      <text:p text:style-name="P2">Reaction Time 191: 6525902 ns</text:p>
      <text:p text:style-name="P2">Reaction Time 192: 5428893 ns</text:p>
      <text:p text:style-name="P2">Reaction Time 193: 4567531 ns</text:p>
      <text:p text:style-name="P2">Reaction Time 194: 3902913 ns</text:p>
      <text:p text:style-name="P2">Reaction Time 195: 3070816 ns</text:p>
      <text:p text:style-name="P2">Reaction Time 196: 1212039 ns</text:p>
      <text:p text:style-name="P2">Reaction Time 197: 335871 ns</text:p>
      <text:p text:style-name="P2">Reaction Time 198: 9168586 ns</text:p>
      <text:p text:style-name="P2">Reaction Time 199: 8334393 ns</text:p>
      <text:p text:style-name="P2">Reaction Time 200: 6636812 ns</text:p>
      <text:p text:style-name="P2">Reaction Time 201: 5982950 ns</text:p>
      <text:p text:style-name="P2">Reaction Time 202: 4359053 ns</text:p>
      <text:p text:style-name="P2">Reaction Time 203: 3678512 ns</text:p>
      <text:p text:style-name="P2">Reaction Time 204: 886226 ns</text:p>
      <text:p text:style-name="P2">Reaction Time 205: 33525 ns</text:p>
      <text:p text:style-name="P2">Reaction Time 206: 9618511 ns</text:p>
      <text:p text:style-name="P2">Reaction Time 207: 8920021 ns</text:p>
      <text:p text:style-name="P2">Reaction Time 208: 8260083 ns</text:p>
      <text:p text:style-name="P2">Reaction Time 209: 5652669 ns</text:p>
      <text:p text:style-name="P2">Reaction Time 210: 4004745 ns</text:p>
      <text:p text:style-name="P2">Reaction Time 211: 3181306 ns</text:p>
      <text:p text:style-name="P2">Reaction Time 212: 2613002 ns</text:p>
      <text:p text:style-name="P2">Reaction Time 213: 1755201 ns</text:p>
      <text:p text:style-name="P2">Reaction Time 214: 937001 ns</text:p>
      <text:p text:style-name="P2"><text:soft-page-break/>Reaction Time 215: 106858 ns</text:p>
      <text:p text:style-name="P2">Reaction Time 216: 10427633 ns</text:p>
      <text:p text:style-name="P2">Reaction Time 217: 9779848 ns</text:p>
      <text:p text:style-name="P2">Reaction Time 218: 9347665 ns</text:p>
      <text:p text:style-name="P2">Reaction Time 219: 8670407 ns</text:p>
      <text:p text:style-name="P2">Reaction Time 220: 6807858 ns</text:p>
      <text:p text:style-name="P2">Reaction Time 221: 6140587 ns</text:p>
      <text:p text:style-name="P2">Reaction Time 222: 5583945 ns</text:p>
      <text:p text:style-name="P2">Reaction Time 223: 4952852 ns</text:p>
      <text:p text:style-name="P2">Reaction Time 224: 4027864 ns</text:p>
      <text:p text:style-name="P2">Reaction Time 225: 3333842 ns</text:p>
      <text:p text:style-name="P2">Reaction Time 226: 2469477 ns</text:p>
      <text:p text:style-name="P2">Reaction Time 227: 848372 ns</text:p>
      <text:p text:style-name="P2">Reaction Time 228: 49518 ns</text:p>
      <text:p text:style-name="P2">Reaction Time 229: 9578634 ns</text:p>
      <text:p text:style-name="P2">Reaction Time 230: 7813376 ns</text:p>
      <text:p text:style-name="P2">Reaction Time 231: 5183471 ns</text:p>
      <text:p text:style-name="P2">Reaction Time 232: 3645339 ns</text:p>
      <text:p text:style-name="P2">Reaction Time 233: 2981489 ns</text:p>
      <text:p text:style-name="P2">Reaction Time 234: 2089257 ns</text:p>
      <text:p text:style-name="P2">Reaction Time 235: 494063 ns</text:p>
      <text:p text:style-name="P2">Reaction Time 236: 9924773 ns</text:p>
      <text:p text:style-name="P2">Reaction Time 237: 9078916 ns</text:p>
      <text:p text:style-name="P2">Reaction Time 238: 8417092 ns</text:p>
      <text:p text:style-name="P2">Reaction Time 239: 6576055 ns</text:p>
      <text:p text:style-name="P2">Reaction Time 240: 6090861 ns</text:p>
      <text:p text:style-name="P2">Reaction Time 241: 5466194 ns</text:p>
      <text:p text:style-name="P2">Reaction Time 242: 4577452 ns</text:p>
      <text:p text:style-name="P2">Reaction Time 243: 3960048 ns</text:p>
      <text:p text:style-name="P2">Reaction Time 244: 3314987 ns</text:p>
      <text:p text:style-name="P2">Reaction Time 245: 892722 ns</text:p>
      <text:p text:style-name="P2">Reaction Time 246: 10256595 ns</text:p>
      <text:p text:style-name="P2">Reaction Time 247: 9568441 ns</text:p>
      <text:p text:style-name="P2">Reaction Time 248: 7934484 ns</text:p>
      <text:p text:style-name="P2">Reaction Time 249: 6506702 ns</text:p>
      <text:p text:style-name="P2">Reaction Time 250: 5783487 ns</text:p>
      <text:p text:style-name="P2">Reaction Time 251: 5394536 ns</text:p>
      <text:p text:style-name="P2">Reaction Time 252: 3705405 ns</text:p>
      <text:p text:style-name="P2">Reaction Time 253: 2986589 ns</text:p>
      <text:p text:style-name="P2">Reaction Time 254: 1492247 ns</text:p>
      <text:p text:style-name="P2">Reaction Time 255: 49518 ns</text:p>
      <text:p text:style-name="P2">Reaction Time 256: 9412764 ns</text:p>
      <text:p text:style-name="P2">Reaction Time 257: 7860523 ns</text:p>
      <text:p text:style-name="P2">Reaction Time 258: 7207569 ns</text:p>
      <text:p text:style-name="P2">Reaction Time 259: 6698769 ns</text:p>
      <text:p text:style-name="P2">Reaction Time 260: 5262605 ns</text:p>
      <text:p text:style-name="P2">Reaction Time 261: 4595543 ns</text:p>
      <text:p text:style-name="P2">Reaction Time 262: 2935395 ns</text:p>
      <text:p text:style-name="P2">Reaction Time 263: 2351724 ns</text:p>
      <text:p text:style-name="P2">Reaction Time 264: 687665 ns</text:p>
      <text:p text:style-name="P2">Reaction Time 265: 10643314 ns</text:p>
      <text:p text:style-name="P2">Reaction Time 266: 9670204 ns</text:p>
      <text:p text:style-name="P2"><text:soft-page-break/>Reaction Time 267: 8847394 ns</text:p>
      <text:p text:style-name="P2">Reaction Time 268: 6033523 ns</text:p>
      <text:p text:style-name="P2">Reaction Time 269: 5412837 ns</text:p>
      <text:p text:style-name="P2">Reaction Time 270: 3533245 ns</text:p>
      <text:p text:style-name="P2">Reaction Time 271: 2692485 ns</text:p>
      <text:p text:style-name="P2">Reaction Time 272: 1770848 ns</text:p>
      <text:p text:style-name="P2">Reaction Time 273: 128649 ns</text:p>
      <text:p text:style-name="P2">Reaction Time 274: 7216650 ns</text:p>
      <text:p text:style-name="P2">Reaction Time 275: 5103855 ns</text:p>
      <text:p text:style-name="P2">Reaction Time 276: 4204638 ns</text:p>
      <text:p text:style-name="P2">Reaction Time 277: 3323649 ns</text:p>
      <text:p text:style-name="P2">Reaction Time 278: 2428691 ns</text:p>
      <text:p text:style-name="P2">Reaction Time 279: 1615729 ns</text:p>
      <text:p text:style-name="P2">Reaction Time 280: 10918775 ns</text:p>
      <text:p text:style-name="P2">Reaction Time 281: 9653374 ns</text:p>
      <text:p text:style-name="P2">Reaction Time 282: 9108885 ns</text:p>
      <text:p text:style-name="P2">Reaction Time 283: 8236906 ns</text:p>
      <text:p text:style-name="P2">Reaction Time 284: 6115869 ns</text:p>
      <text:p text:style-name="P2">Reaction Time 285: 4214905 ns</text:p>
      <text:p text:style-name="P2">Reaction Time 286: 2326862 ns</text:p>
      <text:p text:style-name="P2">Reaction Time 287: 659101 ns</text:p>
      <text:p text:style-name="P2">Reaction Time 288: 9886579 ns</text:p>
      <text:p text:style-name="P2">Reaction Time 289: 9478212 ns</text:p>
      <text:p text:style-name="P2">Reaction Time 290: 8831613 ns</text:p>
      <text:p text:style-name="P2">Reaction Time 291: 8210506 ns</text:p>
      <text:p text:style-name="P2">Reaction Time 292: 7569914 ns</text:p>
      <text:p text:style-name="P2">Reaction Time 293: 5925201 ns</text:p>
      <text:p text:style-name="P2">Reaction Time 294: 5119781 ns</text:p>
      <text:p text:style-name="P2">Reaction Time 295: 3816526 ns</text:p>
      <text:p text:style-name="P2">Reaction Time 296: 51613 ns</text:p>
      <text:p text:style-name="P2">Reaction Time 297: 9657428 ns</text:p>
      <text:p text:style-name="P2">Reaction Time 298: 9102252 ns</text:p>
      <text:p text:style-name="P2">Reaction Time 299: 8294528 ns</text:p>
      <text:p text:style-name="P2">Reaction Time 300: 5425551 ns</text:p>
      <text:p text:style-name="P2">sudo nice -n 20 ./main</text:p>
      <text:p text:style-name="P2">Device opened successfully.</text:p>
      <text:p text:style-name="P2">Read 2400 bytes from device:</text:p>
      <text:p text:style-name="P2">Reaction Time 1: 10033604 ns</text:p>
      <text:p text:style-name="P2">Reaction Time 2: 7397340 ns</text:p>
      <text:p text:style-name="P2">Reaction Time 3: 6730207 ns</text:p>
      <text:p text:style-name="P2">Reaction Time 4: 6259750 ns</text:p>
      <text:p text:style-name="P2">Reaction Time 5: 5366259 ns</text:p>
      <text:p text:style-name="P2">Reaction Time 6: 3731042 ns</text:p>
      <text:p text:style-name="P2">Reaction Time 7: 2820718 ns</text:p>
      <text:p text:style-name="P2">Reaction Time 8: 1148556 ns</text:p>
      <text:p text:style-name="P2">Reaction Time 9: 132490 ns</text:p>
      <text:p text:style-name="P2">Reaction Time 10: 10508603 ns</text:p>
      <text:p text:style-name="P2">Reaction Time 11: 9891687 ns</text:p>
      <text:p text:style-name="P2">Reaction Time 12: 9375972 ns</text:p>
      <text:p text:style-name="P2">Reaction Time 13: 8586894 ns</text:p>
      <text:p text:style-name="P2">Reaction Time 14: 7233282 ns</text:p>
      <text:p text:style-name="P2">Reaction Time 15: 4531993 ns</text:p>
      <text:p text:style-name="P2"><text:soft-page-break/>Reaction Time 16: 3021375 ns</text:p>
      <text:p text:style-name="P2">Reaction Time 17: 2445317 ns</text:p>
      <text:p text:style-name="P2">Reaction Time 18: 1811638 ns</text:p>
      <text:p text:style-name="P2">Reaction Time 19: 43512 ns</text:p>
      <text:p text:style-name="P2">Reaction Time 20: 10413340 ns</text:p>
      <text:p text:style-name="P2">Reaction Time 21: 9794607 ns</text:p>
      <text:p text:style-name="P2">Reaction Time 22: 8924234 ns</text:p>
      <text:p text:style-name="P2">Reaction Time 23: 8335324 ns</text:p>
      <text:p text:style-name="P2">Reaction Time 24: 7615460 ns</text:p>
      <text:p text:style-name="P2">Reaction Time 25: 6006783 ns</text:p>
      <text:p text:style-name="P2">Reaction Time 26: 5476401 ns</text:p>
      <text:p text:style-name="P2">Reaction Time 27: 4433935 ns</text:p>
      <text:p text:style-name="P2">Reaction Time 28: 770779 ns</text:p>
      <text:p text:style-name="P2">Reaction Time 29: 40439 ns</text:p>
      <text:p text:style-name="P2">Reaction Time 30: 8649544 ns</text:p>
      <text:p text:style-name="P2">Reaction Time 31: 8612459 ns</text:p>
      <text:p text:style-name="P2">Reaction Time 32: 7962856 ns</text:p>
      <text:p text:style-name="P2">Reaction Time 33: 6115877 ns</text:p>
      <text:p text:style-name="P2">Reaction Time 34: 4455517 ns</text:p>
      <text:p text:style-name="P2">Reaction Time 35: 2815551 ns</text:p>
      <text:p text:style-name="P2">Reaction Time 36: 2176425 ns</text:p>
      <text:p text:style-name="P2">Reaction Time 37: 1644786 ns</text:p>
      <text:p text:style-name="P2">Reaction Time 38: 1037437 ns</text:p>
      <text:p text:style-name="P2">Reaction Time 39: 10399863 ns</text:p>
      <text:p text:style-name="P2">Reaction Time 40: 8963906 ns</text:p>
      <text:p text:style-name="P2">Reaction Time 41: 8229026 ns</text:p>
      <text:p text:style-name="P2">Reaction Time 42: 6474937 ns</text:p>
      <text:p text:style-name="P2">Reaction Time 43: 5942111 ns</text:p>
      <text:p text:style-name="P2">Reaction Time 44: 3160991 ns</text:p>
      <text:p text:style-name="P2">Reaction Time 45: 2310382 ns</text:p>
      <text:p text:style-name="P2">Reaction Time 46: 1549940 ns</text:p>
      <text:p text:style-name="P2">Reaction Time 47: 46864 ns</text:p>
      <text:p text:style-name="P2">Reaction Time 48: 10287977 ns</text:p>
      <text:p text:style-name="P2">Reaction Time 49: 8633553 ns</text:p>
      <text:p text:style-name="P2">Reaction Time 50: 7151780 ns</text:p>
      <text:p text:style-name="P2">Reaction Time 51: 6120349 ns</text:p>
      <text:p text:style-name="P2">Reaction Time 52: 5205973 ns</text:p>
      <text:p text:style-name="P2">Reaction Time 53: 4324913 ns</text:p>
      <text:p text:style-name="P2">Reaction Time 54: 3445739 ns</text:p>
      <text:p text:style-name="P2">Reaction Time 55: 2809405 ns</text:p>
      <text:p text:style-name="P2">Reaction Time 56: 1044841 ns</text:p>
      <text:p text:style-name="P2">Reaction Time 57: 45957 ns</text:p>
      <text:p text:style-name="P2">Reaction Time 58: 9591301 ns</text:p>
      <text:p text:style-name="P2">Reaction Time 59: 8169312 ns</text:p>
      <text:p text:style-name="P2">Reaction Time 60: 5550856 ns</text:p>
      <text:p text:style-name="P2">Reaction Time 61: 4800959 ns</text:p>
      <text:p text:style-name="P2">Reaction Time 62: 3959289 ns</text:p>
      <text:p text:style-name="P2">Reaction Time 63: 2312897 ns</text:p>
      <text:p text:style-name="P2">Reaction Time 64: 1738025 ns</text:p>
      <text:p text:style-name="P2">Reaction Time 65: 1084581 ns</text:p>
      <text:p text:style-name="P2">Reaction Time 66: 10438001 ns</text:p>
      <text:p text:style-name="P2">Reaction Time 67: 9836728 ns</text:p>
      <text:p text:style-name="P2"><text:soft-page-break/>Reaction Time 68: 8994640 ns</text:p>
      <text:p text:style-name="P2">Reaction Time 69: 8264579 ns</text:p>
      <text:p text:style-name="P2">Reaction Time 70: 6659952 ns</text:p>
      <text:p text:style-name="P2">Reaction Time 71: 4653453 ns</text:p>
      <text:p text:style-name="P2">Reaction Time 72: 3164275 ns</text:p>
      <text:p text:style-name="P2">Reaction Time 73: 2546800 ns</text:p>
      <text:p text:style-name="P2">Reaction Time 74: 1948111 ns</text:p>
      <text:p text:style-name="P2">Reaction Time 75: 1326305 ns</text:p>
      <text:p text:style-name="P2">Reaction Time 76: 10681053 ns</text:p>
      <text:p text:style-name="P2">Reaction Time 77: 10039831 ns</text:p>
      <text:p text:style-name="P2">Reaction Time 78: 9205285 ns</text:p>
      <text:p text:style-name="P2">Reaction Time 79: 8383870 ns</text:p>
      <text:p text:style-name="P2">Reaction Time 80: 7925915 ns</text:p>
      <text:p text:style-name="P2">Reaction Time 81: 6077049 ns</text:p>
      <text:p text:style-name="P2">Reaction Time 82: 5442392 ns</text:p>
      <text:p text:style-name="P2">Reaction Time 83: 4808643 ns</text:p>
      <text:p text:style-name="P2">Reaction Time 84: 4196614 ns</text:p>
      <text:p text:style-name="P2">Reaction Time 85: 2467180 ns</text:p>
      <text:p text:style-name="P2">Reaction Time 86: 2029758 ns</text:p>
      <text:p text:style-name="P2">Reaction Time 87: 116846 ns</text:p>
      <text:p text:style-name="P2">Reaction Time 88: 7590114 ns</text:p>
      <text:p text:style-name="P2">Reaction Time 89: 6999596 ns</text:p>
      <text:p text:style-name="P2">Reaction Time 90: 5366194 ns</text:p>
      <text:p text:style-name="P2">Reaction Time 91: 4849850 ns</text:p>
      <text:p text:style-name="P2">Reaction Time 92: 4233422 ns</text:p>
      <text:p text:style-name="P2">Reaction Time 93: 3694518 ns</text:p>
      <text:p text:style-name="P2">Reaction Time 94: 50635 ns</text:p>
      <text:p text:style-name="P2">Reaction Time 95: 9454973 ns</text:p>
      <text:p text:style-name="P2">Reaction Time 96: 6829740 ns</text:p>
      <text:p text:style-name="P2">Reaction Time 97: 6221554 ns</text:p>
      <text:p text:style-name="P2">Reaction Time 98: 5583475 ns</text:p>
      <text:p text:style-name="P2">Reaction Time 99: 3732304 ns</text:p>
      <text:p text:style-name="P2">Reaction Time 100: 2172446 ns</text:p>
      <text:p text:style-name="P2">Reaction Time 101: 10353146 ns</text:p>
      <text:p text:style-name="P2">Reaction Time 102: 7707939 ns</text:p>
      <text:p text:style-name="P2">Reaction Time 103: 7088018 ns</text:p>
      <text:p text:style-name="P2">Reaction Time 104: 6433805 ns</text:p>
      <text:p text:style-name="P2">Reaction Time 105: 6028231 ns</text:p>
      <text:p text:style-name="P2">Reaction Time 106: 5327782 ns</text:p>
      <text:p text:style-name="P2">Reaction Time 107: 4684395 ns</text:p>
      <text:p text:style-name="P2">Reaction Time 108: 4057490 ns</text:p>
      <text:p text:style-name="P2">Reaction Time 109: 3196613 ns</text:p>
      <text:p text:style-name="P2">Reaction Time 110: 2560769 ns</text:p>
      <text:p text:style-name="P2">Reaction Time 111: 1922899 ns</text:p>
      <text:p text:style-name="P2">Reaction Time 112: 8088999 ns</text:p>
      <text:p text:style-name="P2">Reaction Time 113: 7175881 ns</text:p>
      <text:p text:style-name="P2">Reaction Time 114: 6464396 ns</text:p>
      <text:p text:style-name="P2">Reaction Time 115: 2898526 ns</text:p>
      <text:p text:style-name="P2">Reaction Time 116: 9022722 ns</text:p>
      <text:p text:style-name="P2">Reaction Time 117: 7072026 ns</text:p>
      <text:p text:style-name="P2">Reaction Time 118: 5969145 ns</text:p>
      <text:p text:style-name="P2">Reaction Time 119: 5087316 ns</text:p>
      <text:p text:style-name="P2"><text:soft-page-break/>Reaction Time 120: 4200318 ns</text:p>
      <text:p text:style-name="P2">Reaction Time 121: 2305286 ns</text:p>
      <text:p text:style-name="P2">Reaction Time 122: 1538208 ns</text:p>
      <text:p text:style-name="P2">Reaction Time 123: 779790 ns</text:p>
      <text:p text:style-name="P2">Reaction Time 124: 9655424 ns</text:p>
      <text:p text:style-name="P2">Reaction Time 125: 9067282 ns</text:p>
      <text:p text:style-name="P2">Reaction Time 126: 8156328 ns</text:p>
      <text:p text:style-name="P2">Reaction Time 127: 7473410 ns</text:p>
      <text:p text:style-name="P2">Reaction Time 128: 6239924 ns</text:p>
      <text:p text:style-name="P2">Reaction Time 129: 4414245 ns</text:p>
      <text:p text:style-name="P2">Reaction Time 130: 3585078 ns</text:p>
      <text:p text:style-name="P2">Reaction Time 131: 1918849 ns</text:p>
      <text:p text:style-name="P2">Reaction Time 132: 38483 ns</text:p>
      <text:p text:style-name="P2">Reaction Time 133: 8914467 ns</text:p>
      <text:p text:style-name="P2">Reaction Time 134: 7032356 ns</text:p>
      <text:p text:style-name="P2">Reaction Time 135: 5146403 ns</text:p>
      <text:p text:style-name="P2">Reaction Time 136: 1489737 ns</text:p>
      <text:p text:style-name="P2">Reaction Time 137: 577806 ns</text:p>
      <text:p text:style-name="P2">Reaction Time 138: 8702427 ns</text:p>
      <text:p text:style-name="P2">Reaction Time 139: 8212553 ns</text:p>
      <text:p text:style-name="P2">Reaction Time 140: 4460413 ns</text:p>
      <text:p text:style-name="P2">Reaction Time 141: 3911660 ns</text:p>
      <text:p text:style-name="P2">Reaction Time 142: 2368424 ns</text:p>
      <text:p text:style-name="P2">Reaction Time 143: 1439800 ns</text:p>
      <text:p text:style-name="P2">Reaction Time 144: 31848 ns</text:p>
      <text:p text:style-name="P2">Reaction Time 145: 10115059 ns</text:p>
      <text:p text:style-name="P2">Reaction Time 146: 8416633 ns</text:p>
      <text:p text:style-name="P2">Reaction Time 147: 7814172 ns</text:p>
      <text:p text:style-name="P2">Reaction Time 148: 7268983 ns</text:p>
      <text:p text:style-name="P2">Reaction Time 149: 6700676 ns</text:p>
      <text:p text:style-name="P2">Reaction Time 150: 5408453 ns</text:p>
      <text:p text:style-name="P2">Reaction Time 151: 4750468 ns</text:p>
      <text:p text:style-name="P2">Reaction Time 152: 3027946 ns</text:p>
      <text:p text:style-name="P2">Reaction Time 153: 2409282 ns</text:p>
      <text:p text:style-name="P2">Reaction Time 154: 10787852 ns</text:p>
      <text:p text:style-name="P2">Reaction Time 155: 10224783 ns</text:p>
      <text:p text:style-name="P2">Reaction Time 156: 7615891 ns</text:p>
      <text:p text:style-name="P2">Reaction Time 157: 7017202 ns</text:p>
      <text:p text:style-name="P2">Reaction Time 158: 4127265 ns</text:p>
      <text:p text:style-name="P2">Reaction Time 159: 2764640 ns</text:p>
      <text:p text:style-name="P2">Reaction Time 160: 1047426 ns</text:p>
      <text:p text:style-name="P2">Reaction Time 161: 389161 ns</text:p>
      <text:p text:style-name="P2">Reaction Time 162: 10775281 ns</text:p>
      <text:p text:style-name="P2">Reaction Time 163: 8171208 ns</text:p>
      <text:p text:style-name="P2">Reaction Time 164: 6108483 ns</text:p>
      <text:p text:style-name="P2">Reaction Time 165: 5658419 ns</text:p>
      <text:p text:style-name="P2">Reaction Time 166: 3722319 ns</text:p>
      <text:p text:style-name="P2">Reaction Time 167: 2042400 ns</text:p>
      <text:p text:style-name="P2">Reaction Time 168: 437702 ns</text:p>
      <text:p text:style-name="P2">Reaction Time 169: 10788203 ns</text:p>
      <text:p text:style-name="P2">Reaction Time 170: 8303630 ns</text:p>
      <text:p text:style-name="P2">Reaction Time 171: 5429337 ns</text:p>
      <text:p text:style-name="P2"><text:soft-page-break/>Reaction Time 172: 4981229 ns</text:p>
      <text:p text:style-name="P2">Reaction Time 173: 2513488 ns</text:p>
      <text:p text:style-name="P2">Reaction Time 174: 544841 ns</text:p>
      <text:p text:style-name="P2">Reaction Time 175: 10006527 ns</text:p>
      <text:p text:style-name="P2">Reaction Time 176: 9549478 ns</text:p>
      <text:p text:style-name="P2">Reaction Time 177: 8593547 ns</text:p>
      <text:p text:style-name="P2">Reaction Time 178: 8241890 ns</text:p>
      <text:p text:style-name="P2">Reaction Time 179: 6693624 ns</text:p>
      <text:p text:style-name="P2">Reaction Time 180: 5053236 ns</text:p>
      <text:p text:style-name="P2">Reaction Time 181: 3513421 ns</text:p>
      <text:p text:style-name="P2">Reaction Time 182: 2885258 ns</text:p>
      <text:p text:style-name="P2">Reaction Time 183: 2372546 ns</text:p>
      <text:p text:style-name="P2">Reaction Time 184: 1554831 ns</text:p>
      <text:p text:style-name="P2">Reaction Time 185: 8932981 ns</text:p>
      <text:p text:style-name="P2">Reaction Time 186: 8220519 ns</text:p>
      <text:p text:style-name="P2">Reaction Time 187: 7372703 ns</text:p>
      <text:p text:style-name="P2">Reaction Time 188: 4801036 ns</text:p>
      <text:p text:style-name="P2">Reaction Time 189: 4039614 ns</text:p>
      <text:p text:style-name="P2">Reaction Time 190: 3407261 ns</text:p>
      <text:p text:style-name="P2">Reaction Time 191: 1822956 ns</text:p>
      <text:p text:style-name="P2">Reaction Time 192: 9170795 ns</text:p>
      <text:p text:style-name="P2">Reaction Time 193: 8562189 ns</text:p>
      <text:p text:style-name="P2">Reaction Time 194: 5930527 ns</text:p>
      <text:p text:style-name="P2">Reaction Time 195: 3435129 ns</text:p>
      <text:p text:style-name="P2">Reaction Time 196: 2667979 ns</text:p>
      <text:p text:style-name="P2">Reaction Time 197: 1865909 ns</text:p>
      <text:p text:style-name="P2">Reaction Time 198: 1077109 ns</text:p>
      <text:p text:style-name="P2">Reaction Time 199: 502237 ns</text:p>
      <text:p text:style-name="P2">Reaction Time 200: 10732472 ns</text:p>
      <text:p text:style-name="P2">Reaction Time 201: 9978244 ns</text:p>
      <text:p text:style-name="P2">Reaction Time 202: 6461609 ns</text:p>
      <text:p text:style-name="P2">Reaction Time 203: 5647806 ns</text:p>
      <text:p text:style-name="P2">Reaction Time 204: 5025021 ns</text:p>
      <text:p text:style-name="P2">Reaction Time 205: 4161559 ns</text:p>
      <text:p text:style-name="P2">Reaction Time 206: 3529346 ns</text:p>
      <text:p text:style-name="P2">Reaction Time 207: 656378 ns</text:p>
      <text:p text:style-name="P2">Reaction Time 208: 9576161 ns</text:p>
      <text:p text:style-name="P2">Reaction Time 209: 8679455 ns</text:p>
      <text:p text:style-name="P2">Reaction Time 210: 7775485 ns</text:p>
      <text:p text:style-name="P2">Reaction Time 211: 5888134 ns</text:p>
      <text:p text:style-name="P2">Reaction Time 212: 4479553 ns</text:p>
      <text:p text:style-name="P2">Reaction Time 213: 3612598 ns</text:p>
      <text:p text:style-name="P2">Reaction Time 214: 10939905 ns</text:p>
      <text:p text:style-name="P2">Reaction Time 215: 8658503 ns</text:p>
      <text:p text:style-name="P2">Reaction Time 216: 7715351 ns</text:p>
      <text:p text:style-name="P2">Reaction Time 217: 6885832 ns</text:p>
      <text:p text:style-name="P2">Reaction Time 218: 6094239 ns</text:p>
      <text:p text:style-name="P2">Reaction Time 219: 5192294 ns</text:p>
      <text:p text:style-name="P2">Reaction Time 220: 4302223 ns</text:p>
      <text:p text:style-name="P2">Reaction Time 221: 3853694 ns</text:p>
      <text:p text:style-name="P2">Reaction Time 222: 3208491 ns</text:p>
      <text:p text:style-name="P2">Reaction Time 223: 1527663 ns</text:p>
      <text:p text:style-name="P2"><text:soft-page-break/>Reaction Time 224: 972206 ns</text:p>
      <text:p text:style-name="P2">Reaction Time 225: 153583 ns</text:p>
      <text:p text:style-name="P2">Reaction Time 226: 9786948 ns</text:p>
      <text:p text:style-name="P2">Reaction Time 227: 8112406 ns</text:p>
      <text:p text:style-name="P2">Reaction Time 228: 7527965 ns</text:p>
      <text:p text:style-name="P2">Reaction Time 229: 6715558 ns</text:p>
      <text:p text:style-name="P2">Reaction Time 230: 4086899 ns</text:p>
      <text:p text:style-name="P2">Reaction Time 231: 3380234 ns</text:p>
      <text:p text:style-name="P2">Reaction Time 232: 2342025 ns</text:p>
      <text:p text:style-name="P2">Reaction Time 233: 1659525 ns</text:p>
      <text:p text:style-name="P2">Reaction Time 234: 888116 ns</text:p>
      <text:p text:style-name="P2">Reaction Time 235: 80668 ns</text:p>
      <text:p text:style-name="P2">Reaction Time 236: 10688265 ns</text:p>
      <text:p text:style-name="P2">Reaction Time 237: 7876340 ns</text:p>
      <text:p text:style-name="P2">Reaction Time 238: 6459656 ns</text:p>
      <text:p text:style-name="P2">Reaction Time 239: 3681463 ns</text:p>
      <text:p text:style-name="P2">Reaction Time 240: 2038909 ns</text:p>
      <text:p text:style-name="P2">Reaction Time 241: 39950 ns</text:p>
      <text:p text:style-name="P2">Reaction Time 242: 10428452 ns</text:p>
      <text:p text:style-name="P2">Reaction Time 243: 9819426 ns</text:p>
      <text:p text:style-name="P2">Reaction Time 244: 8225552 ns</text:p>
      <text:p text:style-name="P2">Reaction Time 245: 7518327 ns</text:p>
      <text:p text:style-name="P2">Reaction Time 246: 4957555 ns</text:p>
      <text:p text:style-name="P2">Reaction Time 247: 2281542 ns</text:p>
      <text:p text:style-name="P2">Reaction Time 248: 9646427 ns</text:p>
      <text:p text:style-name="P2">Reaction Time 249: 8979501 ns</text:p>
      <text:p text:style-name="P2">Reaction Time 250: 7082232 ns</text:p>
      <text:p text:style-name="P2">Reaction Time 251: 6265565 ns</text:p>
      <text:p text:style-name="P2">Reaction Time 252: 5652068 ns</text:p>
      <text:p text:style-name="P2">Reaction Time 253: 4051560 ns</text:p>
      <text:p text:style-name="P2">Reaction Time 254: 3635438 ns</text:p>
      <text:p text:style-name="P2">Reaction Time 255: 3012165 ns</text:p>
      <text:p text:style-name="P2">Reaction Time 256: 97221 ns</text:p>
      <text:p text:style-name="P2">Reaction Time 257: 10728706 ns</text:p>
      <text:p text:style-name="P2">Reaction Time 258: 9677437 ns</text:p>
      <text:p text:style-name="P2">Reaction Time 259: 9232821 ns</text:p>
      <text:p text:style-name="P2">Reaction Time 260: 7347354 ns</text:p>
      <text:p text:style-name="P2">Reaction Time 261: 6731624 ns</text:p>
      <text:p text:style-name="P2">Reaction Time 262: 5035221 ns</text:p>
      <text:p text:style-name="P2">Reaction Time 263: 4221207 ns</text:p>
      <text:p text:style-name="P2">Reaction Time 264: 3570974 ns</text:p>
      <text:p text:style-name="P2">Reaction Time 265: 1998472 ns</text:p>
      <text:p text:style-name="P2">Reaction Time 266: 11127158 ns</text:p>
      <text:p text:style-name="P2">Reaction Time 267: 9245533 ns</text:p>
      <text:p text:style-name="P2">Reaction Time 268: 8925026 ns</text:p>
      <text:p text:style-name="P2">Reaction Time 269: 6809917 ns</text:p>
      <text:p text:style-name="P2">Reaction Time 270: 5901756 ns</text:p>
      <text:p text:style-name="P2">Reaction Time 271: 3254727 ns</text:p>
      <text:p text:style-name="P2">Reaction Time 272: 1451536 ns</text:p>
      <text:p text:style-name="P2">Reaction Time 273: 720984 ns</text:p>
      <text:p text:style-name="P2">Reaction Time 274: 9052070 ns</text:p>
      <text:p text:style-name="P2">Reaction Time 275: 8278146 ns</text:p>
      <text:p text:style-name="P2"><text:soft-page-break/>Reaction Time 276: 6482776 ns</text:p>
      <text:p text:style-name="P2">Reaction Time 277: 4639425 ns</text:p>
      <text:p text:style-name="P2">Reaction Time 278: 3721345 ns</text:p>
      <text:p text:style-name="P2">Reaction Time 279: 10075960 ns</text:p>
      <text:p text:style-name="P2">Reaction Time 280: 8945910 ns</text:p>
      <text:p text:style-name="P2">Reaction Time 281: 8038028 ns</text:p>
      <text:p text:style-name="P2">Reaction Time 282: 6404692 ns</text:p>
      <text:p text:style-name="P2">Reaction Time 283: 3539546 ns</text:p>
      <text:p text:style-name="P2">Reaction Time 284: 853056 ns</text:p>
      <text:p text:style-name="P2">Reaction Time 285: 8740154 ns</text:p>
      <text:p text:style-name="P2">Reaction Time 286: 7002753 ns</text:p>
      <text:p text:style-name="P2">Reaction Time 287: 6114986 ns</text:p>
      <text:p text:style-name="P2">Reaction Time 288: 4000087 ns</text:p>
      <text:p text:style-name="P2">Reaction Time 289: 1354314 ns</text:p>
      <text:p text:style-name="P2">Reaction Time 290: 9209845 ns</text:p>
      <text:p text:style-name="P2">Reaction Time 291: 8249651 ns</text:p>
      <text:p text:style-name="P2">Reaction Time 292: 6455678 ns</text:p>
      <text:p text:style-name="P2">Reaction Time 293: 5577199 ns</text:p>
      <text:p text:style-name="P2">Reaction Time 294: 4696765 ns</text:p>
      <text:p text:style-name="P2">Reaction Time 295: 3941209 ns</text:p>
      <text:p text:style-name="P2">Reaction Time 296: 3510072 ns</text:p>
      <text:p text:style-name="P2">Reaction Time 297: 2670846 ns</text:p>
      <text:p text:style-name="P2">Reaction Time 298: 791105 ns</text:p>
      <text:p text:style-name="P2">Reaction Time 299: 111189 ns</text:p>
      <text:p text:style-name="P2">Reaction Time 300: 10074495 ns</text:p>
      <text:p text:style-name="P2">sudo chrt -b 0 ./main</text:p>
      <text:p text:style-name="P2">Device opened successfully.</text:p>
      <text:p text:style-name="P2">Read 2400 bytes from device:</text:p>
      <text:p text:style-name="P2">Reaction Time 1: 9186724 ns</text:p>
      <text:p text:style-name="P2">Reaction Time 2: 6306418 ns</text:p>
      <text:p text:style-name="P2">Reaction Time 3: 3464665 ns</text:p>
      <text:p text:style-name="P2">Reaction Time 4: 1596073 ns</text:p>
      <text:p text:style-name="P2">Reaction Time 5: 6725115 ns</text:p>
      <text:p text:style-name="P2">Reaction Time 6: 2050947 ns</text:p>
      <text:p text:style-name="P2">Reaction Time 7: 9185678 ns</text:p>
      <text:p text:style-name="P2">Reaction Time 8: 2300069 ns</text:p>
      <text:p text:style-name="P2">Reaction Time 9: 426728 ns</text:p>
      <text:p text:style-name="P2">Reaction Time 10: 3599877 ns</text:p>
      <text:p text:style-name="P2">Reaction Time 11: 6684189 ns</text:p>
      <text:p text:style-name="P2">Reaction Time 12: 4805540 ns</text:p>
      <text:p text:style-name="P2">Reaction Time 13: 3960116 ns</text:p>
      <text:p text:style-name="P2">Reaction Time 14: 5118217 ns</text:p>
      <text:p text:style-name="P2">Reaction Time 15: 8426090 ns</text:p>
      <text:p text:style-name="P2">Reaction Time 16: 3561535 ns</text:p>
      <text:p text:style-name="P2">Reaction Time 17: 10706185 ns</text:p>
      <text:p text:style-name="P2">Reaction Time 18: 7991681 ns</text:p>
      <text:p text:style-name="P2">Reaction Time 19: 3121747 ns</text:p>
      <text:p text:style-name="P2">Reaction Time 20: 7572008 ns</text:p>
      <text:p text:style-name="P2">Reaction Time 21: 3726220 ns</text:p>
      <text:p text:style-name="P2">Reaction Time 22: 2159619 ns</text:p>
      <text:p text:style-name="P2">Reaction Time 23: 318893 ns</text:p>
      <text:p text:style-name="P2">Reaction Time 24: 7806813 ns</text:p>
      <text:p text:style-name="P2"><text:soft-page-break/>Reaction Time 25: 2814028 ns</text:p>
      <text:p text:style-name="P2">Reaction Time 26: 9156698 ns</text:p>
      <text:p text:style-name="P2">Reaction Time 27: 6248734 ns</text:p>
      <text:p text:style-name="P2">Reaction Time 28: 4563403 ns</text:p>
      <text:p text:style-name="P2">Reaction Time 29: 694777 ns</text:p>
      <text:p text:style-name="P2">Reaction Time 30: 4813644 ns</text:p>
      <text:p text:style-name="P2">Reaction Time 31: 2174915 ns</text:p>
      <text:p text:style-name="P2">Reaction Time 32: 1285840 ns</text:p>
      <text:p text:style-name="P2">Reaction Time 33: 10614209 ns</text:p>
      <text:p text:style-name="P2">Reaction Time 34: 8714957 ns</text:p>
      <text:p text:style-name="P2">Reaction Time 35: 2684265 ns</text:p>
      <text:p text:style-name="P2">Reaction Time 36: 1926003 ns</text:p>
      <text:p text:style-name="P2">Reaction Time 37: 9285278 ns</text:p>
      <text:p text:style-name="P2">Reaction Time 38: 3212891 ns</text:p>
      <text:p text:style-name="P2">Reaction Time 39: 10298390 ns</text:p>
      <text:p text:style-name="P2">Reaction Time 40: 4211127 ns</text:p>
      <text:p text:style-name="P2">Reaction Time 41: 793393 ns</text:p>
      <text:p text:style-name="P2">Reaction Time 42: 8056358 ns</text:p>
      <text:p text:style-name="P2">Reaction Time 43: 2979902 ns</text:p>
      <text:p text:style-name="P2">Reaction Time 44: 6892879 ns</text:p>
      <text:p text:style-name="P2">Reaction Time 45: 5408969 ns</text:p>
      <text:p text:style-name="P2">Reaction Time 46: 2405321 ns</text:p>
      <text:p text:style-name="P2">Reaction Time 47: 7642343 ns</text:p>
      <text:p text:style-name="P2">Reaction Time 48: 4761125 ns</text:p>
      <text:p text:style-name="P2">Reaction Time 49: 1095594 ns</text:p>
      <text:p text:style-name="P2">Reaction Time 50: 8021090 ns</text:p>
      <text:p text:style-name="P2">Reaction Time 51: 5321599 ns</text:p>
      <text:p text:style-name="P2">Reaction Time 52: 1598239 ns</text:p>
      <text:p text:style-name="P2">Reaction Time 53: 9691546 ns</text:p>
      <text:p text:style-name="P2">Reaction Time 54: 4112932 ns</text:p>
      <text:p text:style-name="P2">Reaction Time 55: 3271628 ns</text:p>
      <text:p text:style-name="P2">Reaction Time 56: 8410944 ns</text:p>
      <text:p text:style-name="P2">Reaction Time 57: 5322508 ns</text:p>
      <text:p text:style-name="P2">Reaction Time 58: 1631135 ns</text:p>
      <text:p text:style-name="P2">Reaction Time 59: 9586367 ns</text:p>
      <text:p text:style-name="P2">Reaction Time 60: 3734046 ns</text:p>
      <text:p text:style-name="P2">Reaction Time 61: 6988355 ns</text:p>
      <text:p text:style-name="P2">Reaction Time 62: 5144484 ns</text:p>
      <text:p text:style-name="P2">Reaction Time 63: 1138408 ns</text:p>
      <text:p text:style-name="P2">Reaction Time 64: 8447961 ns</text:p>
      <text:p text:style-name="P2">Reaction Time 65: 4605592 ns</text:p>
      <text:p text:style-name="P2">Reaction Time 66: 6569450 ns</text:p>
      <text:p text:style-name="P2">Reaction Time 67: 2716673 ns</text:p>
      <text:p text:style-name="P2">Reaction Time 68: 8849197 ns</text:p>
      <text:p text:style-name="P2">Reaction Time 69: 6302168 ns</text:p>
      <text:p text:style-name="P2">Reaction Time 70: 4451593 ns</text:p>
      <text:p text:style-name="P2">Reaction Time 71: 10392474 ns</text:p>
      <text:p text:style-name="P2">Reaction Time 72: 6857474 ns</text:p>
      <text:p text:style-name="P2">Reaction Time 73: 1040211 ns</text:p>
      <text:p text:style-name="P2">Reaction Time 74: 4360521 ns</text:p>
      <text:p text:style-name="P2">Reaction Time 75: 8316662 ns</text:p>
      <text:p text:style-name="P2">Reaction Time 76: 6455820 ns</text:p>
      <text:p text:style-name="P2"><text:soft-page-break/>Reaction Time 77: 2939746 ns</text:p>
      <text:p text:style-name="P2">Reaction Time 78: 7001418 ns</text:p>
      <text:p text:style-name="P2">Reaction Time 79: 3174830 ns</text:p>
      <text:p text:style-name="P2">Reaction Time 80: 9311687 ns</text:p>
      <text:p text:style-name="P2">Reaction Time 81: 7609314 ns</text:p>
      <text:p text:style-name="P2">Reaction Time 82: 3928276 ns</text:p>
      <text:p text:style-name="P2">Reaction Time 83: 37784 ns</text:p>
      <text:p text:style-name="P2">Reaction Time 84: 8413812 ns</text:p>
      <text:p text:style-name="P2">Reaction Time 85: 6566658 ns</text:p>
      <text:p text:style-name="P2">Reaction Time 86: 2458542 ns</text:p>
      <text:p text:style-name="P2">Reaction Time 87: 6809496 ns</text:p>
      <text:p text:style-name="P2">Reaction Time 88: 2943309 ns</text:p>
      <text:p text:style-name="P2">Reaction Time 89: 7008403 ns</text:p>
      <text:p text:style-name="P2">Reaction Time 90: 101200 ns</text:p>
      <text:p text:style-name="P2">Reaction Time 91: 7187406 ns</text:p>
      <text:p text:style-name="P2">Reaction Time 92: 3127899 ns</text:p>
      <text:p text:style-name="P2">Reaction Time 93: 9241640 ns</text:p>
      <text:p text:style-name="P2">Reaction Time 94: 4542389 ns</text:p>
      <text:p text:style-name="P2">Reaction Time 95: 2629234 ns</text:p>
      <text:p text:style-name="P2">Reaction Time 96: 749184 ns</text:p>
      <text:p text:style-name="P2">Reaction Time 97: 7823309 ns</text:p>
      <text:p text:style-name="P2">Reaction Time 98: 4990488 ns</text:p>
      <text:p text:style-name="P2">Reaction Time 99: 3102826 ns</text:p>
      <text:p text:style-name="P2">Reaction Time 100: 10210475 ns</text:p>
      <text:p text:style-name="P2">Reaction Time 101: 8332102 ns</text:p>
      <text:p text:style-name="P2">Reaction Time 102: 9439082 ns</text:p>
      <text:p text:style-name="P2">Reaction Time 103: 4342155 ns</text:p>
      <text:p text:style-name="P2">Reaction Time 104: 2443178 ns</text:p>
      <text:p text:style-name="P2">Reaction Time 105: 8740044 ns</text:p>
      <text:p text:style-name="P2">Reaction Time 106: 7072660 ns</text:p>
      <text:p text:style-name="P2">Reaction Time 107: 3214433 ns</text:p>
      <text:p text:style-name="P2">Reaction Time 108: 6396599 ns</text:p>
      <text:p text:style-name="P2">Reaction Time 109: 1644826 ns</text:p>
      <text:p text:style-name="P2">Reaction Time 110: 9038196 ns</text:p>
      <text:p text:style-name="P2">Reaction Time 111: 6214315 ns</text:p>
      <text:p text:style-name="P2">Reaction Time 112: 7396234 ns</text:p>
      <text:p text:style-name="P2">Reaction Time 113: 3354884 ns</text:p>
      <text:p text:style-name="P2">Reaction Time 114: 7696411 ns</text:p>
      <text:p text:style-name="P2">Reaction Time 115: 2017079 ns</text:p>
      <text:p text:style-name="P2">Reaction Time 116: 170482 ns</text:p>
      <text:p text:style-name="P2">Reaction Time 117: 7328140 ns</text:p>
      <text:p text:style-name="P2">Reaction Time 118: 2243922 ns</text:p>
      <text:p text:style-name="P2">Reaction Time 119: 326367 ns</text:p>
      <text:p text:style-name="P2">Reaction Time 120: 8934554 ns</text:p>
      <text:p text:style-name="P2">Reaction Time 121: 7092357 ns</text:p>
      <text:p text:style-name="P2">Reaction Time 122: 5586654 ns</text:p>
      <text:p text:style-name="P2">Reaction Time 123: 4741718 ns</text:p>
      <text:p text:style-name="P2">Reaction Time 124: 1816705 ns</text:p>
      <text:p text:style-name="P2">Reaction Time 125: 39949 ns</text:p>
      <text:p text:style-name="P2">Reaction Time 126: 7333309 ns</text:p>
      <text:p text:style-name="P2">Reaction Time 127: 2543890 ns</text:p>
      <text:p text:style-name="P2">Reaction Time 128: 10734359 ns</text:p>
      <text:p text:style-name="P2"><text:soft-page-break/>Reaction Time 129: 10048311 ns</text:p>
      <text:p text:style-name="P2">Reaction Time 130: 4359548 ns</text:p>
      <text:p text:style-name="P2">Reaction Time 131: 10516176 ns</text:p>
      <text:p text:style-name="P2">Reaction Time 132: 7503722 ns</text:p>
      <text:p text:style-name="P2">Reaction Time 133: 6827801 ns</text:p>
      <text:p text:style-name="P2">Reaction Time 134: 5035540 ns</text:p>
      <text:p text:style-name="P2">Reaction Time 135: 3076918 ns</text:p>
      <text:p text:style-name="P2">Reaction Time 136: 10556127 ns</text:p>
      <text:p text:style-name="P2">Reaction Time 137: 7746002 ns</text:p>
      <text:p text:style-name="P2">Reaction Time 138: 4701630 ns</text:p>
      <text:p text:style-name="P2">Reaction Time 139: 888518 ns</text:p>
      <text:p text:style-name="P2">Reaction Time 140: 5192823 ns</text:p>
      <text:p text:style-name="P2">Reaction Time 141: 2319142 ns</text:p>
      <text:p text:style-name="P2">Reaction Time 142: 650150 ns</text:p>
      <text:p text:style-name="P2">Reaction Time 143: 7948122 ns</text:p>
      <text:p text:style-name="P2">Reaction Time 144: 2949318 ns</text:p>
      <text:p text:style-name="P2">Reaction Time 145: 2261733 ns</text:p>
      <text:p text:style-name="P2">Reaction Time 146: 8385957 ns</text:p>
      <text:p text:style-name="P2">Reaction Time 147: 6491867 ns</text:p>
      <text:p text:style-name="P2">Reaction Time 148: 2766544 ns</text:p>
      <text:p text:style-name="P2">Reaction Time 149: 10967494 ns</text:p>
      <text:p text:style-name="P2">Reaction Time 150: 10082607 ns</text:p>
      <text:p text:style-name="P2">Reaction Time 151: 7141669 ns</text:p>
      <text:p text:style-name="P2">Reaction Time 152: 6278224 ns</text:p>
      <text:p text:style-name="P2">Reaction Time 153: 4592260 ns</text:p>
      <text:p text:style-name="P2">Reaction Time 154: 9684723 ns</text:p>
      <text:p text:style-name="P2">Reaction Time 155: 8876662 ns</text:p>
      <text:p text:style-name="P2">Reaction Time 156: 5075631 ns</text:p>
      <text:p text:style-name="P2">Reaction Time 157: 1422593 ns</text:p>
      <text:p text:style-name="P2">Reaction Time 158: 4373798 ns</text:p>
      <text:p text:style-name="P2">Reaction Time 159: 2010865 ns</text:p>
      <text:p text:style-name="P2">Reaction Time 160: 9346623 ns</text:p>
      <text:p text:style-name="P2">Reaction Time 161: 8559305 ns</text:p>
      <text:p text:style-name="P2">Reaction Time 162: 3790556 ns</text:p>
      <text:p text:style-name="P2">Reaction Time 163: 2086433 ns</text:p>
      <text:p text:style-name="P2">Reaction Time 164: 8235802 ns</text:p>
      <text:p text:style-name="P2">Reaction Time 165: 1358549 ns</text:p>
      <text:p text:style-name="P2">Reaction Time 166: 3645566 ns</text:p>
      <text:p text:style-name="P2">Reaction Time 167: 8620766 ns</text:p>
      <text:p text:style-name="P2">Reaction Time 168: 7034396 ns</text:p>
      <text:p text:style-name="P2">Reaction Time 169: 3129021 ns</text:p>
      <text:p text:style-name="P2">Reaction Time 170: 2404350 ns</text:p>
      <text:p text:style-name="P2">Reaction Time 171: 1578200 ns</text:p>
      <text:p text:style-name="P2">Reaction Time 172: 7057584 ns</text:p>
      <text:p text:style-name="P2">Reaction Time 173: 4194238 ns</text:p>
      <text:p text:style-name="P2">Reaction Time 174: 1377755 ns</text:p>
      <text:p text:style-name="P2">Reaction Time 175: 9658327 ns</text:p>
      <text:p text:style-name="P2">Reaction Time 176: 6868525 ns</text:p>
      <text:p text:style-name="P2">Reaction Time 177: 6297433 ns</text:p>
      <text:p text:style-name="P2">Reaction Time 178: 2752648 ns</text:p>
      <text:p text:style-name="P2">Reaction Time 179: 6058926 ns</text:p>
      <text:p text:style-name="P2">Reaction Time 180: 4393356 ns</text:p>
      <text:p text:style-name="P2"><text:soft-page-break/>Reaction Time 181: 9884335 ns</text:p>
      <text:p text:style-name="P2">Reaction Time 182: 7773107 ns</text:p>
      <text:p text:style-name="P2">Reaction Time 183: 7342117 ns</text:p>
      <text:p text:style-name="P2">Reaction Time 184: 10348499 ns</text:p>
      <text:p text:style-name="P2">Reaction Time 185: 9631021 ns</text:p>
      <text:p text:style-name="P2">Reaction Time 186: 6937598 ns</text:p>
      <text:p text:style-name="P2">Reaction Time 187: 796049 ns</text:p>
      <text:p text:style-name="P2">Reaction Time 188: 7157529 ns</text:p>
      <text:p text:style-name="P2">Reaction Time 189: 5094142 ns</text:p>
      <text:p text:style-name="P2">Reaction Time 190: 421212 ns</text:p>
      <text:p text:style-name="P2">Reaction Time 191: 8486186 ns</text:p>
      <text:p text:style-name="P2">Reaction Time 192: 8649126 ns</text:p>
      <text:p text:style-name="P2">Reaction Time 193: 5574161 ns</text:p>
      <text:p text:style-name="P2">Reaction Time 194: 857859 ns</text:p>
      <text:p text:style-name="P2">Reaction Time 195: 7752436 ns</text:p>
      <text:p text:style-name="P2">Reaction Time 196: 5997887 ns</text:p>
      <text:p text:style-name="P2">Reaction Time 197: 2946109 ns</text:p>
      <text:p text:style-name="P2">Reaction Time 198: 9232370 ns</text:p>
      <text:p text:style-name="P2">Reaction Time 199: 6318318 ns</text:p>
      <text:p text:style-name="P2">Reaction Time 200: 4424926 ns</text:p>
      <text:p text:style-name="P2">Reaction Time 201: 3284000 ns</text:p>
      <text:p text:style-name="P2">Reaction Time 202: 622215 ns</text:p>
      <text:p text:style-name="P2">Reaction Time 203: 8524880 ns</text:p>
      <text:p text:style-name="P2">Reaction Time 204: 6811747 ns</text:p>
      <text:p text:style-name="P2">Reaction Time 205: 4736837 ns</text:p>
      <text:p text:style-name="P2">Reaction Time 206: 12431 ns</text:p>
      <text:p text:style-name="P2">Reaction Time 207: 7010794 ns</text:p>
      <text:p text:style-name="P2">Reaction Time 208: 5040925 ns</text:p>
      <text:p text:style-name="P2">Reaction Time 209: 2310694 ns</text:p>
      <text:p text:style-name="P2">Reaction Time 210: 9216798 ns</text:p>
      <text:p text:style-name="P2">Reaction Time 211: 8489402 ns</text:p>
      <text:p text:style-name="P2">Reaction Time 212: 1606696 ns</text:p>
      <text:p text:style-name="P2">Reaction Time 213: 9543375 ns</text:p>
      <text:p text:style-name="P2">Reaction Time 214: 7664369 ns</text:p>
      <text:p text:style-name="P2">Reaction Time 215: 5751699 ns</text:p>
      <text:p text:style-name="P2">Reaction Time 216: 10228029 ns</text:p>
      <text:p text:style-name="P2">Reaction Time 217: 8377029 ns</text:p>
      <text:p text:style-name="P2">Reaction Time 218: 3343296 ns</text:p>
      <text:p text:style-name="P2">Reaction Time 219: 8643473 ns</text:p>
      <text:p text:style-name="P2">Reaction Time 220: 4558742 ns</text:p>
      <text:p text:style-name="P2">Reaction Time 221: 8878489 ns</text:p>
      <text:p text:style-name="P2">Reaction Time 222: 7003603 ns</text:p>
      <text:p text:style-name="P2">Reaction Time 223: 9147657 ns</text:p>
      <text:p text:style-name="P2">Reaction Time 224: 8071126 ns</text:p>
      <text:p text:style-name="P2">Reaction Time 225: 7164447 ns</text:p>
      <text:p text:style-name="P2">Reaction Time 226: 10480227 ns</text:p>
      <text:p text:style-name="P2">Reaction Time 227: 7549971 ns</text:p>
      <text:p text:style-name="P2">Reaction Time 228: 2433546 ns</text:p>
      <text:p text:style-name="P2">Reaction Time 229: 8808021 ns</text:p>
      <text:p text:style-name="P2">Reaction Time 230: 7915659 ns</text:p>
      <text:p text:style-name="P2">Reaction Time 231: 1054112 ns</text:p>
      <text:p text:style-name="P2">Reaction Time 232: 10184241 ns</text:p>
      <text:p text:style-name="P2"><text:soft-page-break/>Reaction Time 233: 7294213 ns</text:p>
      <text:p text:style-name="P2">Reaction Time 234: 4393499 ns</text:p>
      <text:p text:style-name="P2">Reaction Time 235: 10734450 ns</text:p>
      <text:p text:style-name="P2">Reaction Time 236: 9159672 ns</text:p>
      <text:p text:style-name="P2">Reaction Time 237: 10292426 ns</text:p>
      <text:p text:style-name="P2">Reaction Time 238: 5383847 ns</text:p>
      <text:p text:style-name="P2">Reaction Time 239: 496291 ns</text:p>
      <text:p text:style-name="P2">Reaction Time 240: 7578607 ns</text:p>
      <text:p text:style-name="P2">Reaction Time 241: 4718052 ns</text:p>
      <text:p text:style-name="P2">Reaction Time 242: 2813622 ns</text:p>
      <text:p text:style-name="P2">Reaction Time 243: 9929602 ns</text:p>
      <text:p text:style-name="P2">Reaction Time 244: 1467 ns</text:p>
      <text:p text:style-name="P2">Reaction Time 245: 957733 ns</text:p>
      <text:p text:style-name="P2">Reaction Time 246: 10189202 ns</text:p>
      <text:p text:style-name="P2">Reaction Time 247: 8442893 ns</text:p>
      <text:p text:style-name="P2">Reaction Time 248: 4563563 ns</text:p>
      <text:p text:style-name="P2">Reaction Time 249: 2705299 ns</text:p>
      <text:p text:style-name="P2">Reaction Time 250: 10676905 ns</text:p>
      <text:p text:style-name="P2">Reaction Time 251: 9012728 ns</text:p>
      <text:p text:style-name="P2">Reaction Time 252: 1293738 ns</text:p>
      <text:p text:style-name="P2">Reaction Time 253: 10497064 ns</text:p>
      <text:p text:style-name="P2">Reaction Time 254: 9014824 ns</text:p>
      <text:p text:style-name="P2">Reaction Time 255: 5074872 ns</text:p>
      <text:p text:style-name="P2">Reaction Time 256: 1101745 ns</text:p>
      <text:p text:style-name="P2">Reaction Time 257: 10306677 ns</text:p>
      <text:p text:style-name="P2">Reaction Time 258: 8757320 ns</text:p>
      <text:p text:style-name="P2">Reaction Time 259: 5997894 ns</text:p>
      <text:p text:style-name="P2">Reaction Time 260: 1374195 ns</text:p>
      <text:p text:style-name="P2">Reaction Time 261: 3547933 ns</text:p>
      <text:p text:style-name="P2">Reaction Time 262: 1851281 ns</text:p>
      <text:p text:style-name="P2">Reaction Time 263: 6999906 ns</text:p>
      <text:p text:style-name="P2">Reaction Time 264: 1183390 ns</text:p>
      <text:p text:style-name="P2">Reaction Time 265: 7515963 ns</text:p>
      <text:p text:style-name="P2">Reaction Time 266: 3648645 ns</text:p>
      <text:p text:style-name="P2">Reaction Time 267: 3757179 ns</text:p>
      <text:p text:style-name="P2">Reaction Time 268: 2923205 ns</text:p>
      <text:p text:style-name="P2">Reaction Time 269: 1017935 ns</text:p>
      <text:p text:style-name="P2">Reaction Time 270: 3156055 ns</text:p>
      <text:p text:style-name="P2">Reaction Time 271: 201352 ns</text:p>
      <text:p text:style-name="P2">Reaction Time 272: 4450912 ns</text:p>
      <text:p text:style-name="P2">Reaction Time 273: 2819211 ns</text:p>
      <text:p text:style-name="P2">Reaction Time 274: 10153099 ns</text:p>
      <text:p text:style-name="P2">Reaction Time 275: 8476071 ns</text:p>
      <text:p text:style-name="P2">Reaction Time 276: 485885 ns</text:p>
      <text:p text:style-name="P2">Reaction Time 277: 7648453 ns</text:p>
      <text:p text:style-name="P2">Reaction Time 278: 2971466 ns</text:p>
      <text:p text:style-name="P2">Reaction Time 279: 9468307 ns</text:p>
      <text:p text:style-name="P2">Reaction Time 280: 4642906 ns</text:p>
      <text:p text:style-name="P2">Reaction Time 281: 565295 ns</text:p>
      <text:p text:style-name="P2">Reaction Time 282: 9022021 ns</text:p>
      <text:p text:style-name="P2">Reaction Time 283: 3427040 ns</text:p>
      <text:p text:style-name="P2">Reaction Time 284: 1433631 ns</text:p>
      <text:p text:style-name="P2"><text:soft-page-break/>Reaction Time 285: 5953616 ns</text:p>
      <text:p text:style-name="P2">Reaction Time 286: 1257351 ns</text:p>
      <text:p text:style-name="P2">Reaction Time 287: 8259705 ns</text:p>
      <text:p text:style-name="P2">Reaction Time 288: 3399522 ns</text:p>
      <text:p text:style-name="P2">Reaction Time 289: 10023546 ns</text:p>
      <text:p text:style-name="P2">Reaction Time 290: 4210380 ns</text:p>
      <text:p text:style-name="P2">Reaction Time 291: 9548696 ns</text:p>
      <text:p text:style-name="P2">Reaction Time 292: 8704106 ns</text:p>
      <text:p text:style-name="P2">Reaction Time 293: 5612024 ns</text:p>
      <text:p text:style-name="P2">Reaction Time 294: 5229014 ns</text:p>
      <text:p text:style-name="P2">Reaction Time 295: 8409027 ns</text:p>
      <text:p text:style-name="P2">Reaction Time 296: 5838170 ns</text:p>
      <text:p text:style-name="P2">Reaction Time 297: 2169130 ns</text:p>
      <text:p text:style-name="P2">Reaction Time 298: 10300188 ns</text:p>
      <text:p text:style-name="P2">Reaction Time 299: 5594704 ns</text:p>
      <text:p text:style-name="P2">Reaction Time 300: 10728665 ns</text:p>
      <text:p text:style-name="P2">sudo chrt -f 99 ./main</text:p>
      <text:p text:style-name="P2">Device opened successfully.</text:p>
      <text:p text:style-name="P2">Read 2400 bytes from device:</text:p>
      <text:p text:style-name="P2">Reaction Time 1: 8299979 ns</text:p>
      <text:p text:style-name="P2">Reaction Time 2: 5394847 ns</text:p>
      <text:p text:style-name="P2">Reaction Time 3: 743045 ns</text:p>
      <text:p text:style-name="P2">Reaction Time 4: 8005387 ns</text:p>
      <text:p text:style-name="P2">Reaction Time 5: 5305590 ns</text:p>
      <text:p text:style-name="P2">Reaction Time 6: 10460460 ns</text:p>
      <text:p text:style-name="P2">Reaction Time 7: 9323369 ns</text:p>
      <text:p text:style-name="P2">Reaction Time 8: 2609214 ns</text:p>
      <text:p text:style-name="P2">Reaction Time 9: 6698162 ns</text:p>
      <text:p text:style-name="P2">Reaction Time 10: 1085688 ns</text:p>
      <text:p text:style-name="P2">Reaction Time 11: 6395189 ns</text:p>
      <text:p text:style-name="P2">Reaction Time 12: 9230410 ns</text:p>
      <text:p text:style-name="P2">Reaction Time 13: 6695229 ns</text:p>
      <text:p text:style-name="P2">Reaction Time 14: 3962186 ns</text:p>
      <text:p text:style-name="P2">Reaction Time 15: 29124 ns</text:p>
      <text:p text:style-name="P2">Reaction Time 16: 8190119 ns</text:p>
      <text:p text:style-name="P2">Reaction Time 17: 5642017 ns</text:p>
      <text:p text:style-name="P2">Reaction Time 18: 1878670 ns</text:p>
      <text:p text:style-name="P2">Reaction Time 19: 29543 ns</text:p>
      <text:p text:style-name="P2">Reaction Time 20: 1281455 ns</text:p>
      <text:p text:style-name="P2">Reaction Time 21: 10323990 ns</text:p>
      <text:p text:style-name="P2">Reaction Time 22: 2371962 ns</text:p>
      <text:p text:style-name="P2">Reaction Time 23: 4639510 ns</text:p>
      <text:p text:style-name="P2">Reaction Time 24: 4614786 ns</text:p>
      <text:p text:style-name="P2">Reaction Time 25: 11015841 ns</text:p>
      <text:p text:style-name="P2">Reaction Time 26: 5035373 ns</text:p>
      <text:p text:style-name="P2">Reaction Time 27: 77594 ns</text:p>
      <text:p text:style-name="P2">Reaction Time 28: 4155647 ns</text:p>
      <text:p text:style-name="P2">Reaction Time 29: 9675721 ns</text:p>
      <text:p text:style-name="P2">Reaction Time 30: 5557299 ns</text:p>
      <text:p text:style-name="P2">Reaction Time 31: 769236 ns</text:p>
      <text:p text:style-name="P2">Reaction Time 32: 9803461 ns</text:p>
      <text:p text:style-name="P2">Reaction Time 33: 6685521 ns</text:p>
      <text:p text:style-name="P2"><text:soft-page-break/>Reaction Time 34: 2755322 ns</text:p>
      <text:p text:style-name="P2">Reaction Time 35: 1153365 ns</text:p>
      <text:p text:style-name="P2">Reaction Time 36: 9172372 ns</text:p>
      <text:p text:style-name="P2">Reaction Time 37: 7049047 ns</text:p>
      <text:p text:style-name="P2">Reaction Time 38: 3204264 ns</text:p>
      <text:p text:style-name="P2">Reaction Time 39: 364574 ns</text:p>
      <text:p text:style-name="P2">Reaction Time 40: 10393065 ns</text:p>
      <text:p text:style-name="P2">Reaction Time 41: 7467189 ns</text:p>
      <text:p text:style-name="P2">Reaction Time 42: 1539030 ns</text:p>
      <text:p text:style-name="P2">Reaction Time 43: 7575373 ns</text:p>
      <text:p text:style-name="P2">Reaction Time 44: 6620569 ns</text:p>
      <text:p text:style-name="P2">Reaction Time 45: 1695755 ns</text:p>
      <text:p text:style-name="P2">Reaction Time 46: 9724680 ns</text:p>
      <text:p text:style-name="P2">Reaction Time 47: 4603472 ns</text:p>
      <text:p text:style-name="P2">Reaction Time 48: 2854638 ns</text:p>
      <text:p text:style-name="P2">Reaction Time 49: 10912337 ns</text:p>
      <text:p text:style-name="P2">Reaction Time 50: 8777558 ns</text:p>
      <text:p text:style-name="P2">Reaction Time 51: 5844768 ns</text:p>
      <text:p text:style-name="P2">Reaction Time 52: 5065754 ns</text:p>
      <text:p text:style-name="P2">Reaction Time 53: 4144403 ns</text:p>
      <text:p text:style-name="P2">Reaction Time 54: 2199453 ns</text:p>
      <text:p text:style-name="P2">Reaction Time 55: 10972332 ns</text:p>
      <text:p text:style-name="P2">Reaction Time 56: 8522217 ns</text:p>
      <text:p text:style-name="P2">Reaction Time 57: 7579286 ns</text:p>
      <text:p text:style-name="P2">Reaction Time 58: 6442962 ns</text:p>
      <text:p text:style-name="P2">Reaction Time 59: 5648862 ns</text:p>
      <text:p text:style-name="P2">Reaction Time 60: 4624914 ns</text:p>
      <text:p text:style-name="P2">Reaction Time 61: 1012564 ns</text:p>
      <text:p text:style-name="P2">Reaction Time 62: 70191 ns</text:p>
      <text:p text:style-name="P2">Reaction Time 63: 6912996 ns</text:p>
      <text:p text:style-name="P2">Reaction Time 64: 5509738 ns</text:p>
      <text:p text:style-name="P2">Reaction Time 65: 4874598 ns</text:p>
      <text:p text:style-name="P2">Reaction Time 66: 1952563 ns</text:p>
      <text:p text:style-name="P2">Reaction Time 67: 6162827 ns</text:p>
      <text:p text:style-name="P2">Reaction Time 68: 2298698 ns</text:p>
      <text:p text:style-name="P2">Reaction Time 69: 1553278 ns</text:p>
      <text:p text:style-name="P2">Reaction Time 70: 7747813 ns</text:p>
      <text:p text:style-name="P2">Reaction Time 71: 5248530 ns</text:p>
      <text:p text:style-name="P2">Reaction Time 72: 3126392 ns</text:p>
      <text:p text:style-name="P2">Reaction Time 73: 543368 ns</text:p>
      <text:p text:style-name="P2">Reaction Time 74: 6912088 ns</text:p>
      <text:p text:style-name="P2">Reaction Time 75: 4971957 ns</text:p>
      <text:p text:style-name="P2">Reaction Time 76: 3341644 ns</text:p>
      <text:p text:style-name="P2">Reaction Time 77: 2406952 ns</text:p>
      <text:p text:style-name="P2">Reaction Time 78: 490010 ns</text:p>
      <text:p text:style-name="P2">Reaction Time 79: 8531367 ns</text:p>
      <text:p text:style-name="P2">Reaction Time 80: 4805036 ns</text:p>
      <text:p text:style-name="P2">Reaction Time 81: 11675149 ns</text:p>
      <text:p text:style-name="P2">Reaction Time 82: 9900264 ns</text:p>
      <text:p text:style-name="P2">Reaction Time 83: 8903903 ns</text:p>
      <text:p text:style-name="P2">Reaction Time 84: 6992686 ns</text:p>
      <text:p text:style-name="P2">Reaction Time 85: 1848639 ns</text:p>
      <text:p text:style-name="P2"><text:soft-page-break/>Reaction Time 86: 10295637 ns</text:p>
      <text:p text:style-name="P2">Reaction Time 87: 8560980 ns</text:p>
      <text:p text:style-name="P2">Reaction Time 88: 4448005 ns</text:p>
      <text:p text:style-name="P2">Reaction Time 89: 1628289 ns</text:p>
      <text:p text:style-name="P2">Reaction Time 90: 5723035 ns</text:p>
      <text:p text:style-name="P2">Reaction Time 91: 3795684 ns</text:p>
      <text:p text:style-name="P2">Reaction Time 92: 2900454 ns</text:p>
      <text:p text:style-name="P2">Reaction Time 93: 1172571 ns</text:p>
      <text:p text:style-name="P2">Reaction Time 94: 10179421 ns</text:p>
      <text:p text:style-name="P2">Reaction Time 95: 8141232 ns</text:p>
      <text:p text:style-name="P2">Reaction Time 96: 5366144 ns</text:p>
      <text:p text:style-name="P2">Reaction Time 97: 2621716 ns</text:p>
      <text:p text:style-name="P2">Reaction Time 98: 9695139 ns</text:p>
      <text:p text:style-name="P2">Reaction Time 99: 7908520 ns</text:p>
      <text:p text:style-name="P2">Reaction Time 100: 6007919 ns</text:p>
      <text:p text:style-name="P2">Reaction Time 101: 3982162 ns</text:p>
      <text:p text:style-name="P2">Reaction Time 102: 1065644 ns</text:p>
      <text:p text:style-name="P2">Reaction Time 103: 10346413 ns</text:p>
      <text:p text:style-name="P2">Reaction Time 104: 4758941 ns</text:p>
      <text:p text:style-name="P2">Reaction Time 105: 2721659 ns</text:p>
      <text:p text:style-name="P2">Reaction Time 106: 10730891 ns</text:p>
      <text:p text:style-name="P2">Reaction Time 107: 8962570 ns</text:p>
      <text:p text:style-name="P2">Reaction Time 108: 8317374 ns</text:p>
      <text:p text:style-name="P2">Reaction Time 109: 7583058 ns</text:p>
      <text:p text:style-name="P2">Reaction Time 110: 6434512 ns</text:p>
      <text:p text:style-name="P2">Reaction Time 111: 4899113 ns</text:p>
      <text:p text:style-name="P2">Reaction Time 112: 4058987 ns</text:p>
      <text:p text:style-name="P2">Reaction Time 113: 3091122 ns</text:p>
      <text:p text:style-name="P2">Reaction Time 114: 245633 ns</text:p>
      <text:p text:style-name="P2">Reaction Time 115: 7409152 ns</text:p>
      <text:p text:style-name="P2">Reaction Time 116: 5180296 ns</text:p>
      <text:p text:style-name="P2">Reaction Time 117: 3700770 ns</text:p>
      <text:p text:style-name="P2">Reaction Time 118: 930430 ns</text:p>
      <text:p text:style-name="P2">Reaction Time 119: 7845803 ns</text:p>
      <text:p text:style-name="P2">Reaction Time 120: 6140828 ns</text:p>
      <text:p text:style-name="P2">Reaction Time 121: 4335771 ns</text:p>
      <text:p text:style-name="P2">Reaction Time 122: 3644268 ns</text:p>
      <text:p text:style-name="P2">Reaction Time 123: 911224 ns</text:p>
      <text:p text:style-name="P2">Reaction Time 124: 8087944 ns</text:p>
      <text:p text:style-name="P2">Reaction Time 125: 7251799 ns</text:p>
      <text:p text:style-name="P2">Reaction Time 126: 5587473 ns</text:p>
      <text:p text:style-name="P2">Reaction Time 127: 3822993 ns</text:p>
      <text:p text:style-name="P2">Reaction Time 128: 1793464 ns</text:p>
      <text:p text:style-name="P2">Reaction Time 129: 31987 ns</text:p>
      <text:p text:style-name="P2">Reaction Time 130: 9659941 ns</text:p>
      <text:p text:style-name="P2">Reaction Time 131: 7914946 ns</text:p>
      <text:p text:style-name="P2">Reaction Time 132: 7489611 ns</text:p>
      <text:p text:style-name="P2">Reaction Time 133: 4422863 ns</text:p>
      <text:p text:style-name="P2">Reaction Time 134: 10115308 ns</text:p>
      <text:p text:style-name="P2">Reaction Time 135: 7732520 ns</text:p>
      <text:p text:style-name="P2">Reaction Time 136: 5642997 ns</text:p>
      <text:p text:style-name="P2">Reaction Time 137: 5035864 ns</text:p>
      <text:p text:style-name="P2"><text:soft-page-break/>Reaction Time 138: 2543424 ns</text:p>
      <text:p text:style-name="P2">Reaction Time 139: 1627311 ns</text:p>
      <text:p text:style-name="P2">Reaction Time 140: 903891 ns</text:p>
      <text:p text:style-name="P2">Reaction Time 141: 15645 ns</text:p>
      <text:p text:style-name="P2">Reaction Time 142: 10594841 ns</text:p>
      <text:p text:style-name="P2">Reaction Time 143: 9685852 ns</text:p>
      <text:p text:style-name="P2">Reaction Time 144: 6263121 ns</text:p>
      <text:p text:style-name="P2">Reaction Time 145: 3634141 ns</text:p>
      <text:p text:style-name="P2">Reaction Time 146: 2902690 ns</text:p>
      <text:p text:style-name="P2">Reaction Time 147: 972965 ns</text:p>
      <text:p text:style-name="P2">Reaction Time 148: 8219387 ns</text:p>
      <text:p text:style-name="P2">Reaction Time 149: 5258728 ns</text:p>
      <text:p text:style-name="P2">Reaction Time 150: 381894 ns</text:p>
      <text:p text:style-name="P2">Reaction Time 151: 8348804 ns</text:p>
      <text:p text:style-name="P2">Reaction Time 152: 1391805 ns</text:p>
      <text:p text:style-name="P2">Reaction Time 153: 9634868 ns</text:p>
      <text:p text:style-name="P2">Reaction Time 154: 5685461 ns</text:p>
      <text:p text:style-name="P2">Reaction Time 155: 3752314 ns</text:p>
      <text:p text:style-name="P2">Reaction Time 156: 808836 ns</text:p>
      <text:p text:style-name="P2">Reaction Time 157: 5676242 ns</text:p>
      <text:p text:style-name="P2">Reaction Time 158: 2721520 ns</text:p>
      <text:p text:style-name="P2">Reaction Time 159: 1955567 ns</text:p>
      <text:p text:style-name="P2">Reaction Time 160: 16552 ns</text:p>
      <text:p text:style-name="P2">Reaction Time 161: 8030954 ns</text:p>
      <text:p text:style-name="P2">Reaction Time 162: 5079096 ns</text:p>
      <text:p text:style-name="P2">Reaction Time 163: 136191 ns</text:p>
      <text:p text:style-name="P2">Reaction Time 164: 7983881 ns</text:p>
      <text:p text:style-name="P2">Reaction Time 165: 7039272 ns</text:p>
      <text:p text:style-name="P2">Reaction Time 166: 5076722 ns</text:p>
      <text:p text:style-name="P2">Reaction Time 167: 2060050 ns</text:p>
      <text:p text:style-name="P2">Reaction Time 168: 344948 ns</text:p>
      <text:p text:style-name="P2">Reaction Time 169: 10400264 ns</text:p>
      <text:p text:style-name="P2">Reaction Time 170: 9215399 ns</text:p>
      <text:p text:style-name="P2">Reaction Time 171: 6182454 ns</text:p>
      <text:p text:style-name="P2">Reaction Time 172: 5327593 ns</text:p>
      <text:p text:style-name="P2">Reaction Time 173: 2558021 ns</text:p>
      <text:p text:style-name="P2">Reaction Time 174: 10607833 ns</text:p>
      <text:p text:style-name="P2">Reaction Time 175: 2469672 ns</text:p>
      <text:p text:style-name="P2">Reaction Time 176: 1610968 ns</text:p>
      <text:p text:style-name="P2">Reaction Time 177: 8574672 ns</text:p>
      <text:p text:style-name="P2">Reaction Time 178: 4626242 ns</text:p>
      <text:p text:style-name="P2">Reaction Time 179: 10613002 ns</text:p>
      <text:p text:style-name="P2">Reaction Time 180: 5692306 ns</text:p>
      <text:p text:style-name="P2">Reaction Time 181: 1951726 ns</text:p>
      <text:p text:style-name="P2">Reaction Time 182: 7743835 ns</text:p>
      <text:p text:style-name="P2">Reaction Time 183: 4838282 ns</text:p>
      <text:p text:style-name="P2">Reaction Time 184: 3069821 ns</text:p>
      <text:p text:style-name="P2">Reaction Time 185: 1119632 ns</text:p>
      <text:p text:style-name="P2">Reaction Time 186: 10149392 ns</text:p>
      <text:p text:style-name="P2">Reaction Time 187: 4192526 ns</text:p>
      <text:p text:style-name="P2">Reaction Time 188: 2243804 ns</text:p>
      <text:p text:style-name="P2">Reaction Time 189: 307164 ns</text:p>
      <text:p text:style-name="P2"><text:soft-page-break/>Reaction Time 190: 7090188 ns</text:p>
      <text:p text:style-name="P2">Reaction Time 191: 3379918 ns</text:p>
      <text:p text:style-name="P2">Reaction Time 192: 1431195 ns</text:p>
      <text:p text:style-name="P2">Reaction Time 193: 8454685 ns</text:p>
      <text:p text:style-name="P2">Reaction Time 194: 6532641 ns</text:p>
      <text:p text:style-name="P2">Reaction Time 195: 3595100 ns</text:p>
      <text:p text:style-name="P2">Reaction Time 196: 9041913 ns</text:p>
      <text:p text:style-name="P2">Reaction Time 197: 8101216 ns</text:p>
      <text:p text:style-name="P2">Reaction Time 198: 4011566 ns</text:p>
      <text:p text:style-name="P2">Reaction Time 199: 9410049 ns</text:p>
      <text:p text:style-name="P2">Reaction Time 200: 4463442 ns</text:p>
      <text:p text:style-name="P2">Reaction Time 201: 2594340 ns</text:p>
      <text:p text:style-name="P2">Reaction Time 202: 1801845 ns</text:p>
      <text:p text:style-name="P2">Reaction Time 203: 10864852 ns</text:p>
      <text:p text:style-name="P2">Reaction Time 204: 6964333 ns</text:p>
      <text:p text:style-name="P2">Reaction Time 205: 5248532 ns</text:p>
      <text:p text:style-name="P2">Reaction Time 206: 2345493 ns</text:p>
      <text:p text:style-name="P2">Reaction Time 207: 9811359 ns</text:p>
      <text:p text:style-name="P2">Reaction Time 208: 6074620 ns</text:p>
      <text:p text:style-name="P2">Reaction Time 209: 3167600 ns</text:p>
      <text:p text:style-name="P2">Reaction Time 210: 10430296 ns</text:p>
      <text:p text:style-name="P2">Reaction Time 211: 8432196 ns</text:p>
      <text:p text:style-name="P2">Reaction Time 212: 4787577 ns</text:p>
      <text:p text:style-name="P2">Reaction Time 213: 856608 ns</text:p>
      <text:p text:style-name="P2">Reaction Time 214: 10127323 ns</text:p>
      <text:p text:style-name="P2">Reaction Time 215: 9233909 ns</text:p>
      <text:p text:style-name="P2">Reaction Time 216: 6506940 ns</text:p>
      <text:p text:style-name="P2">Reaction Time 217: 242490 ns</text:p>
      <text:p text:style-name="P2">Reaction Time 218: 9855151 ns</text:p>
      <text:p text:style-name="P2">Reaction Time 219: 8099750 ns</text:p>
      <text:p text:style-name="P2">Reaction Time 220: 3183244 ns</text:p>
      <text:p text:style-name="P2">Reaction Time 221: 9230836 ns</text:p>
      <text:p text:style-name="P2">Reaction Time 222: 6518464 ns</text:p>
      <text:p text:style-name="P2">Reaction Time 223: 3689946 ns</text:p>
      <text:p text:style-name="P2">Reaction Time 224: 765674 ns</text:p>
      <text:p text:style-name="P2">Reaction Time 225: 7832466 ns</text:p>
      <text:p text:style-name="P2">Reaction Time 226: 2879852 ns</text:p>
      <text:p text:style-name="P2">Reaction Time 227: 8768624 ns</text:p>
      <text:p text:style-name="P2">Reaction Time 228: 5224158 ns</text:p>
      <text:p text:style-name="P2">Reaction Time 229: 308631 ns</text:p>
      <text:p text:style-name="P2">Reaction Time 230: 9567473 ns</text:p>
      <text:p text:style-name="P2">Reaction Time 231: 2641273 ns</text:p>
      <text:p text:style-name="P2">Reaction Time 232: 697370 ns</text:p>
      <text:p text:style-name="P2">Reaction Time 233: 3807001 ns</text:p>
      <text:p text:style-name="P2">Reaction Time 234: 9863882 ns</text:p>
      <text:p text:style-name="P2">Reaction Time 235: 4731914 ns</text:p>
      <text:p text:style-name="P2">Reaction Time 236: 1986018 ns</text:p>
      <text:p text:style-name="P2">Reaction Time 237: 10016905 ns</text:p>
      <text:p text:style-name="P2">Reaction Time 238: 5874734 ns</text:p>
      <text:p text:style-name="P2">Reaction Time 239: 4924887 ns</text:p>
      <text:p text:style-name="P2">Reaction Time 240: 4106203 ns</text:p>
      <text:p text:style-name="P2">Reaction Time 241: 1252052 ns</text:p>
      <text:p text:style-name="P2"><text:soft-page-break/>Reaction Time 242: 10057693 ns</text:p>
      <text:p text:style-name="P2">Reaction Time 243: 7152557 ns</text:p>
      <text:p text:style-name="P2">Reaction Time 244: 5377042 ns</text:p>
      <text:p text:style-name="P2">Reaction Time 245: 2504663 ns</text:p>
      <text:p text:style-name="P2">Reaction Time 246: 829649 ns</text:p>
      <text:p text:style-name="P2">Reaction Time 247: 8083268 ns</text:p>
      <text:p text:style-name="P2">Reaction Time 248: 1944253 ns</text:p>
      <text:p text:style-name="P2">Reaction Time 249: 9199618 ns</text:p>
      <text:p text:style-name="P2">Reaction Time 250: 7301530 ns</text:p>
      <text:p text:style-name="P2">Reaction Time 251: 6342185 ns</text:p>
      <text:p text:style-name="P2">Reaction Time 252: 5698384 ns</text:p>
      <text:p text:style-name="P2">Reaction Time 253: 2926018 ns</text:p>
      <text:p text:style-name="P2">Reaction Time 254: 10188017 ns</text:p>
      <text:p text:style-name="P2">Reaction Time 255: 7565043 ns</text:p>
      <text:p text:style-name="P2">Reaction Time 256: 3744633 ns</text:p>
      <text:p text:style-name="P2">Reaction Time 257: 517806 ns</text:p>
      <text:p text:style-name="P2">Reaction Time 258: 8970188 ns</text:p>
      <text:p text:style-name="P2">Reaction Time 259: 3191975 ns</text:p>
      <text:p text:style-name="P2">Reaction Time 260: 1296052 ns</text:p>
      <text:p text:style-name="P2">Reaction Time 261: 9835177 ns</text:p>
      <text:p text:style-name="P2">Reaction Time 262: 4966164 ns</text:p>
      <text:p text:style-name="P2">Reaction Time 263: 1059359 ns</text:p>
      <text:p text:style-name="P2">Reaction Time 264: 9562167 ns</text:p>
      <text:p text:style-name="P2">Reaction Time 265: 6435842 ns</text:p>
      <text:p text:style-name="P2">Reaction Time 266: 664963 ns</text:p>
      <text:p text:style-name="P2">Reaction Time 267: 6732110 ns</text:p>
      <text:p text:style-name="P2">Reaction Time 268: 4815097 ns</text:p>
      <text:p text:style-name="P2">Reaction Time 269: 1186750 ns</text:p>
      <text:p text:style-name="P2">Reaction Time 270: 9497004 ns</text:p>
      <text:p text:style-name="P2">Reaction Time 271: 2769782 ns</text:p>
      <text:p text:style-name="P2">Reaction Time 272: 702188 ns</text:p>
      <text:p text:style-name="P2">Reaction Time 273: 91982 ns</text:p>
      <text:p text:style-name="P2">Reaction Time 274: 8170710 ns</text:p>
      <text:p text:style-name="P2">Reaction Time 275: 3207550 ns</text:p>
      <text:p text:style-name="P2">Reaction Time 276: 9386864 ns</text:p>
      <text:p text:style-name="P2">Reaction Time 277: 5269905 ns</text:p>
      <text:p text:style-name="P2">Reaction Time 278: 1515355 ns</text:p>
      <text:p text:style-name="P2">Reaction Time 279: 9403067 ns</text:p>
      <text:p text:style-name="P2">Reaction Time 280: 6609189 ns</text:p>
      <text:p text:style-name="P2">Reaction Time 281: 5083917 ns</text:p>
      <text:p text:style-name="P2">Reaction Time 282: 3159848 ns</text:p>
      <text:p text:style-name="P2">Reaction Time 283: 182287 ns</text:p>
      <text:p text:style-name="P2">Reaction Time 284: 9437849 ns</text:p>
      <text:p text:style-name="P2">Reaction Time 285: 6887439 ns</text:p>
      <text:p text:style-name="P2">Reaction Time 286: 4047815 ns</text:p>
      <text:p text:style-name="P2">Reaction Time 287: 152185 ns</text:p>
      <text:p text:style-name="P2">Reaction Time 288: 9540795 ns</text:p>
      <text:p text:style-name="P2">Reaction Time 289: 8957687 ns</text:p>
      <text:p text:style-name="P2">Reaction Time 290: 6192793 ns</text:p>
      <text:p text:style-name="P2">Reaction Time 291: 3413164 ns</text:p>
      <text:p text:style-name="P2">Reaction Time 292: 661820 ns</text:p>
      <text:p text:style-name="P2">Reaction Time 293: 6462452 ns</text:p>
      <text:p text:style-name="P2"><text:soft-page-break/>Reaction Time 294: 3843389 ns</text:p>
      <text:p text:style-name="P2">Reaction Time 295: 89258 ns</text:p>
      <text:p text:style-name="P2">Reaction Time 296: 6364744 ns</text:p>
      <text:p text:style-name="P2">Reaction Time 297: 4433761 ns</text:p>
      <text:p text:style-name="P2">Reaction Time 298: 4030774 ns</text:p>
      <text:p text:style-name="P2">Reaction Time 299: 914088 ns</text:p>
      <text:p text:style-name="P2">Reaction Time 300: 8157581 ns</text:p>
      <text:p text:style-name="P2">sudo chrt -r 99 ./main</text:p>
      <text:p text:style-name="P2">Device opened successfully.</text:p>
      <text:p text:style-name="P2">Read 2400 bytes from device:</text:p>
      <text:p text:style-name="P2">Reaction Time 1: 347253 ns</text:p>
      <text:p text:style-name="P2">Reaction Time 2: 6403088 ns</text:p>
      <text:p text:style-name="P2">Reaction Time 3: 1490772 ns</text:p>
      <text:p text:style-name="P2">Reaction Time 4: 9553578 ns</text:p>
      <text:p text:style-name="P2">Reaction Time 5: 4618981 ns</text:p>
      <text:p text:style-name="P2">Reaction Time 6: 10499653 ns</text:p>
      <text:p text:style-name="P2">Reaction Time 7: 8045975 ns</text:p>
      <text:p text:style-name="P2">Reaction Time 8: 6154801 ns</text:p>
      <text:p text:style-name="P2">Reaction Time 9: 4660817 ns</text:p>
      <text:p text:style-name="P2">Reaction Time 10: 3579108 ns</text:p>
      <text:p text:style-name="P2">Reaction Time 11: 2022826 ns</text:p>
      <text:p text:style-name="P2">Reaction Time 12: 9318560 ns</text:p>
      <text:p text:style-name="P2">Reaction Time 13: 5274865 ns</text:p>
      <text:p text:style-name="P2">Reaction Time 14: 3713554 ns</text:p>
      <text:p text:style-name="P2">Reaction Time 15: 1822939 ns</text:p>
      <text:p text:style-name="P2">Reaction Time 16: 27727 ns</text:p>
      <text:p text:style-name="P2">Reaction Time 17: 4563737 ns</text:p>
      <text:p text:style-name="P2">Reaction Time 18: 2805542 ns</text:p>
      <text:p text:style-name="P2">Reaction Time 19: 32407 ns</text:p>
      <text:p text:style-name="P2">Reaction Time 20: 8511819 ns</text:p>
      <text:p text:style-name="P2">Reaction Time 21: 5566524 ns</text:p>
      <text:p text:style-name="P2">Reaction Time 22: 3004660 ns</text:p>
      <text:p text:style-name="P2">Reaction Time 23: 9096953 ns</text:p>
      <text:p text:style-name="P2">Reaction Time 24: 8379749 ns</text:p>
      <text:p text:style-name="P2">Reaction Time 25: 1597489 ns</text:p>
      <text:p text:style-name="P2">Reaction Time 26: 10756182 ns</text:p>
      <text:p text:style-name="P2">Reaction Time 27: 3831935 ns</text:p>
      <text:p text:style-name="P2">Reaction Time 28: 1782430 ns</text:p>
      <text:p text:style-name="P2">Reaction Time 29: 186617 ns</text:p>
      <text:p text:style-name="P2">Reaction Time 30: 9424860 ns</text:p>
      <text:p text:style-name="P2">Reaction Time 31: 3507661 ns</text:p>
      <text:p text:style-name="P2">Reaction Time 32: 1410104 ns</text:p>
      <text:p text:style-name="P2">Reaction Time 33: 5669611 ns</text:p>
      <text:p text:style-name="P2">Reaction Time 34: 2078350 ns</text:p>
      <text:p text:style-name="P2">Reaction Time 35: 8371227 ns</text:p>
      <text:p text:style-name="P2">Reaction Time 36: 2257424 ns</text:p>
      <text:p text:style-name="P2">Reaction Time 37: 800247 ns</text:p>
      <text:p text:style-name="P2">Reaction Time 38: 9932400 ns</text:p>
      <text:p text:style-name="P2">Reaction Time 39: 9341678 ns</text:p>
      <text:p text:style-name="P2">Reaction Time 40: 7421590 ns</text:p>
      <text:p text:style-name="P2">Reaction Time 41: 4385431 ns</text:p>
      <text:p text:style-name="P2">Reaction Time 42: 1586384 ns</text:p>
      <text:p text:style-name="P2"><text:soft-page-break/>Reaction Time 43: 10885460 ns</text:p>
      <text:p text:style-name="P2">Reaction Time 44: 2946133 ns</text:p>
      <text:p text:style-name="P2">Reaction Time 45: 8124058 ns</text:p>
      <text:p text:style-name="P2">Reaction Time 46: 5293513 ns</text:p>
      <text:p text:style-name="P2">Reaction Time 47: 1323710 ns</text:p>
      <text:p text:style-name="P2">Reaction Time 48: 8226167 ns</text:p>
      <text:p text:style-name="P2">Reaction Time 49: 2452492 ns</text:p>
      <text:p text:style-name="P2">Reaction Time 50: 10542398 ns</text:p>
      <text:p text:style-name="P2">Reaction Time 51: 7417120 ns</text:p>
      <text:p text:style-name="P2">Reaction Time 52: 5657039 ns</text:p>
      <text:p text:style-name="P2">Reaction Time 53: 4550188 ns</text:p>
      <text:p text:style-name="P2">Reaction Time 54: 1455711 ns</text:p>
      <text:p text:style-name="P2">Reaction Time 55: 10820507 ns</text:p>
      <text:p text:style-name="P2">Reaction Time 56: 7872279 ns</text:p>
      <text:p text:style-name="P2">Reaction Time 57: 4720113 ns</text:p>
      <text:p text:style-name="P2">Reaction Time 58: 7980883 ns</text:p>
      <text:p text:style-name="P2">Reaction Time 59: 1040363 ns</text:p>
      <text:p text:style-name="P2">Reaction Time 60: 8933943 ns</text:p>
      <text:p text:style-name="P2">Reaction Time 61: 4017087 ns</text:p>
      <text:p text:style-name="P2">Reaction Time 62: 258624 ns</text:p>
      <text:p text:style-name="P2">Reaction Time 63: 6076090 ns</text:p>
      <text:p text:style-name="P2">Reaction Time 64: 5336606 ns</text:p>
      <text:p text:style-name="P2">Reaction Time 65: 1403050 ns</text:p>
      <text:p text:style-name="P2">Reaction Time 66: 7256414 ns</text:p>
      <text:p text:style-name="P2">Reaction Time 67: 5367127 ns</text:p>
      <text:p text:style-name="P2">Reaction Time 68: 2521007 ns</text:p>
      <text:p text:style-name="P2">Reaction Time 69: 594562 ns</text:p>
      <text:p text:style-name="P2">Reaction Time 70: 9363470 ns</text:p>
      <text:p text:style-name="P2">Reaction Time 71: 488682 ns</text:p>
      <text:p text:style-name="P2">Reaction Time 72: 5768996 ns</text:p>
      <text:p text:style-name="P2">Reaction Time 73: 1852412 ns</text:p>
      <text:p text:style-name="P2">Reaction Time 74: 7721630 ns</text:p>
      <text:p text:style-name="P2">Reaction Time 75: 2173474 ns</text:p>
      <text:p text:style-name="P2">Reaction Time 76: 8069931 ns</text:p>
      <text:p text:style-name="P2">Reaction Time 77: 3356383 ns</text:p>
      <text:p text:style-name="P2">Reaction Time 78: 9583611 ns</text:p>
      <text:p text:style-name="P2">Reaction Time 79: 6684481 ns</text:p>
      <text:p text:style-name="P2">Reaction Time 80: 4471267 ns</text:p>
      <text:p text:style-name="P2">Reaction Time 81: 1773072 ns</text:p>
      <text:p text:style-name="P2">Reaction Time 82: 10821137 ns</text:p>
      <text:p text:style-name="P2">Reaction Time 83: 8872203 ns</text:p>
      <text:p text:style-name="P2">Reaction Time 84: 5966229 ns</text:p>
      <text:p text:style-name="P2">Reaction Time 85: 3986705 ns</text:p>
      <text:p text:style-name="P2">Reaction Time 86: 10243057 ns</text:p>
      <text:p text:style-name="P2">Reaction Time 87: 6119252 ns</text:p>
      <text:p text:style-name="P2">Reaction Time 88: 4699161 ns</text:p>
      <text:p text:style-name="P2">Reaction Time 89: 9554697 ns</text:p>
      <text:p text:style-name="P2">Reaction Time 90: 4842685 ns</text:p>
      <text:p text:style-name="P2">Reaction Time 91: 3929575 ns</text:p>
      <text:p text:style-name="P2">Reaction Time 92: 2032883 ns</text:p>
      <text:p text:style-name="P2">Reaction Time 93: 1109924 ns</text:p>
      <text:p text:style-name="P2">Reaction Time 94: 9601421 ns</text:p>
      <text:p text:style-name="P2"><text:soft-page-break/>Reaction Time 95: 4879912 ns</text:p>
      <text:p text:style-name="P2">Reaction Time 96: 3939143 ns</text:p>
      <text:p text:style-name="P2">Reaction Time 97: 9996865 ns</text:p>
      <text:p text:style-name="P2">Reaction Time 98: 6077766 ns</text:p>
      <text:p text:style-name="P2">Reaction Time 99: 5343939 ns</text:p>
      <text:p text:style-name="P2">Reaction Time 100: 3419241 ns</text:p>
      <text:p text:style-name="P2">Reaction Time 101: 10309616 ns</text:p>
      <text:p text:style-name="P2">Reaction Time 102: 6590544 ns</text:p>
      <text:p text:style-name="P2">Reaction Time 103: 5859441 ns</text:p>
      <text:p text:style-name="P2">Reaction Time 104: 10745638 ns</text:p>
      <text:p text:style-name="P2">Reaction Time 105: 7014693 ns</text:p>
      <text:p text:style-name="P2">Reaction Time 106: 34851 ns</text:p>
      <text:p text:style-name="P2">Reaction Time 107: 8566087 ns</text:p>
      <text:p text:style-name="P2">Reaction Time 108: 7631256 ns</text:p>
      <text:p text:style-name="P2">Reaction Time 109: 6175196 ns</text:p>
      <text:p text:style-name="P2">Reaction Time 110: 3974623 ns</text:p>
      <text:p text:style-name="P2">Reaction Time 111: 220490 ns</text:p>
      <text:p text:style-name="P2">Reaction Time 112: 8598284 ns</text:p>
      <text:p text:style-name="P2">Reaction Time 113: 4683935 ns</text:p>
      <text:p text:style-name="P2">Reaction Time 114: 39111 ns</text:p>
      <text:p text:style-name="P2">Reaction Time 115: 6250486 ns</text:p>
      <text:p text:style-name="P2">Reaction Time 116: 489730 ns</text:p>
      <text:p text:style-name="P2">Reaction Time 117: 7619593 ns</text:p>
      <text:p text:style-name="P2">Reaction Time 118: 3795688 ns</text:p>
      <text:p text:style-name="P2">Reaction Time 119: 2749110 ns</text:p>
      <text:p text:style-name="P2">Reaction Time 120: 1204491 ns</text:p>
      <text:p text:style-name="P2">Reaction Time 121: 10279655 ns</text:p>
      <text:p text:style-name="P2">Reaction Time 122: 3181221 ns</text:p>
      <text:p text:style-name="P2">Reaction Time 123: 1406333 ns</text:p>
      <text:p text:style-name="P2">Reaction Time 124: 10823862 ns</text:p>
      <text:p text:style-name="P2">Reaction Time 125: 9900065 ns</text:p>
      <text:p text:style-name="P2">Reaction Time 126: 7990034 ns</text:p>
      <text:p text:style-name="P2">Reaction Time 127: 5172338 ns</text:p>
      <text:p text:style-name="P2">Reaction Time 128: 7340436 ns</text:p>
      <text:p text:style-name="P2">Reaction Time 129: 1761897 ns</text:p>
      <text:p text:style-name="P2">Reaction Time 130: 8709822 ns</text:p>
      <text:p text:style-name="P2">Reaction Time 131: 4022674 ns</text:p>
      <text:p text:style-name="P2">Reaction Time 132: 8036548 ns</text:p>
      <text:p text:style-name="P2">Reaction Time 133: 4281298 ns</text:p>
      <text:p text:style-name="P2">Reaction Time 134: 2197640 ns</text:p>
      <text:p text:style-name="P2">Reaction Time 135: 10707435 ns</text:p>
      <text:p text:style-name="P2">Reaction Time 136: 8248728 ns</text:p>
      <text:p text:style-name="P2">Reaction Time 137: 2202249 ns</text:p>
      <text:p text:style-name="P2">Reaction Time 138: 654068 ns</text:p>
      <text:p text:style-name="P2">Reaction Time 139: 8929684 ns</text:p>
      <text:p text:style-name="P2">Reaction Time 140: 6932420 ns</text:p>
      <text:p text:style-name="P2">Reaction Time 141: 5540335 ns</text:p>
      <text:p text:style-name="P2">Reaction Time 142: 2430280 ns</text:p>
      <text:p text:style-name="P2">Reaction Time 143: 9772155 ns</text:p>
      <text:p text:style-name="P2">Reaction Time 144: 2820808 ns</text:p>
      <text:p text:style-name="P2">Reaction Time 145: 127320 ns</text:p>
      <text:p text:style-name="P2">Reaction Time 146: 4234880 ns</text:p>
      <text:p text:style-name="P2"><text:soft-page-break/>Reaction Time 147: 3319614 ns</text:p>
      <text:p text:style-name="P2">Reaction Time 148: 9583585 ns</text:p>
      <text:p text:style-name="P2">Reaction Time 149: 6083083 ns</text:p>
      <text:p text:style-name="P2">Reaction Time 150: 150088 ns</text:p>
      <text:p text:style-name="P2">Reaction Time 151: 9182908 ns</text:p>
      <text:p text:style-name="P2">Reaction Time 152: 3397905 ns</text:p>
      <text:p text:style-name="P2">Reaction Time 153: 1695251 ns</text:p>
      <text:p text:style-name="P2">Reaction Time 154: 7606107 ns</text:p>
      <text:p text:style-name="P2">Reaction Time 155: 3877713 ns</text:p>
      <text:p text:style-name="P2">Reaction Time 156: 127530 ns</text:p>
      <text:p text:style-name="P2">Reaction Time 157: 9394946 ns</text:p>
      <text:p text:style-name="P2">Reaction Time 158: 4452017 ns</text:p>
      <text:p text:style-name="P2">Reaction Time 159: 6535165 ns</text:p>
      <text:p text:style-name="P2">Reaction Time 160: 8906687 ns</text:p>
      <text:p text:style-name="P2">Reaction Time 161: 5320699 ns</text:p>
      <text:p text:style-name="P2">Reaction Time 162: 236202 ns</text:p>
      <text:p text:style-name="P2">Reaction Time 163: 6520150 ns</text:p>
      <text:p text:style-name="P2">Reaction Time 164: 2771991 ns</text:p>
      <text:p text:style-name="P2">Reaction Time 165: 5709226 ns</text:p>
      <text:p text:style-name="P2">Reaction Time 166: 783896 ns</text:p>
      <text:p text:style-name="P2">Reaction Time 167: 7097037 ns</text:p>
      <text:p text:style-name="P2">Reaction Time 168: 2190285 ns</text:p>
      <text:p text:style-name="P2">Reaction Time 169: 10303510 ns</text:p>
      <text:p text:style-name="P2">Reaction Time 170: 7394840 ns</text:p>
      <text:p text:style-name="P2">Reaction Time 171: 5489297 ns</text:p>
      <text:p text:style-name="P2">Reaction Time 172: 3730839 ns</text:p>
      <text:p text:style-name="P2">Reaction Time 173: 3036200 ns</text:p>
      <text:p text:style-name="P2">Reaction Time 174: 2173245 ns</text:p>
      <text:p text:style-name="P2">Reaction Time 175: 6351346 ns</text:p>
      <text:p text:style-name="P2">Reaction Time 176: 3225679 ns</text:p>
      <text:p text:style-name="P2">Reaction Time 177: 10279346 ns</text:p>
      <text:p text:style-name="P2">Reaction Time 178: 2348266 ns</text:p>
      <text:p text:style-name="P2">Reaction Time 179: 10269639 ns</text:p>
      <text:p text:style-name="P2">Reaction Time 180: 8263176 ns</text:p>
      <text:p text:style-name="P2">Reaction Time 181: 7721279 ns</text:p>
      <text:p text:style-name="P2">Reaction Time 182: 782429 ns</text:p>
      <text:p text:style-name="P2">Reaction Time 183: 9731305 ns</text:p>
      <text:p text:style-name="P2">Reaction Time 184: 4920303 ns</text:p>
      <text:p text:style-name="P2">Reaction Time 185: 994956 ns</text:p>
      <text:p text:style-name="P2">Reaction Time 186: 30521 ns</text:p>
      <text:p text:style-name="P2">Reaction Time 187: 7923121 ns</text:p>
      <text:p text:style-name="P2">Reaction Time 188: 7374938 ns</text:p>
      <text:p text:style-name="P2">Reaction Time 189: 2438711 ns</text:p>
      <text:p text:style-name="P2">Reaction Time 190: 8484783 ns</text:p>
      <text:p text:style-name="P2">Reaction Time 191: 4606578 ns</text:p>
      <text:p text:style-name="P2">Reaction Time 192: 3670917 ns</text:p>
      <text:p text:style-name="P2">Reaction Time 193: 732633 ns</text:p>
      <text:p text:style-name="P2">Reaction Time 194: 4824692 ns</text:p>
      <text:p text:style-name="P2">Reaction Time 195: 3198023 ns</text:p>
      <text:p text:style-name="P2">Reaction Time 196: 10266569 ns</text:p>
      <text:p text:style-name="P2">Reaction Time 197: 2352736 ns</text:p>
      <text:p text:style-name="P2">Reaction Time 198: 10591680 ns</text:p>
      <text:p text:style-name="P2"><text:soft-page-break/>Reaction Time 199: 7447993 ns</text:p>
      <text:p text:style-name="P2">Reaction Time 200: 3719666 ns</text:p>
      <text:p text:style-name="P2">Reaction Time 201: 19137 ns</text:p>
      <text:p text:style-name="P2">Reaction Time 202: 3063439 ns</text:p>
      <text:p text:style-name="P2">Reaction Time 203: 9915829 ns</text:p>
      <text:p text:style-name="P2">Reaction Time 204: 6979848 ns</text:p>
      <text:p text:style-name="P2">Reaction Time 205: 3248659 ns</text:p>
      <text:p text:style-name="P2">Reaction Time 206: 287186 ns</text:p>
      <text:p text:style-name="P2">Reaction Time 207: 7119183 ns</text:p>
      <text:p text:style-name="P2">Reaction Time 208: 4162250 ns</text:p>
      <text:p text:style-name="P2">Reaction Time 209: 2606609 ns</text:p>
      <text:p text:style-name="P2">Reaction Time 210: 7538020 ns</text:p>
      <text:p text:style-name="P2">Reaction Time 211: 2747619 ns</text:p>
      <text:p text:style-name="P2">Reaction Time 212: 10825371 ns</text:p>
      <text:p text:style-name="P2">Reaction Time 213: 7243989 ns</text:p>
      <text:p text:style-name="P2">Reaction Time 214: 3112260 ns</text:p>
      <text:p text:style-name="P2">Reaction Time 215: 377142 ns</text:p>
      <text:p text:style-name="P2">Reaction Time 216: 3444214 ns</text:p>
      <text:p text:style-name="P2">Reaction Time 217: 9711196 ns</text:p>
      <text:p text:style-name="P2">Reaction Time 218: 7751734 ns</text:p>
      <text:p text:style-name="P2">Reaction Time 219: 4132010 ns</text:p>
      <text:p text:style-name="P2">Reaction Time 220: 1118436 ns</text:p>
      <text:p text:style-name="P2">Reaction Time 221: 6556963 ns</text:p>
      <text:p text:style-name="P2">Reaction Time 222: 3794887 ns</text:p>
      <text:p text:style-name="P2">Reaction Time 223: 10846674 ns</text:p>
      <text:p text:style-name="P2">Reaction Time 224: 7925919 ns</text:p>
      <text:p text:style-name="P2">Reaction Time 225: 4007065 ns</text:p>
      <text:p text:style-name="P2">Reaction Time 226: 3085510 ns</text:p>
      <text:p text:style-name="P2">Reaction Time 227: 43371 ns</text:p>
      <text:p text:style-name="P2">Reaction Time 228: 7282403 ns</text:p>
      <text:p text:style-name="P2">Reaction Time 229: 5156021 ns</text:p>
      <text:p text:style-name="P2">Reaction Time 230: 2421112 ns</text:p>
      <text:p text:style-name="P2">Reaction Time 231: 10518213 ns</text:p>
      <text:p text:style-name="P2">Reaction Time 232: 9784043 ns</text:p>
      <text:p text:style-name="P2">Reaction Time 233: 5882788 ns</text:p>
      <text:p text:style-name="P2">Reaction Time 234: 3159473 ns</text:p>
      <text:p text:style-name="P2">Reaction Time 235: 34781 ns</text:p>
      <text:p text:style-name="P2">Reaction Time 236: 7600670 ns</text:p>
      <text:p text:style-name="P2">Reaction Time 237: 5867423 ns</text:p>
      <text:p text:style-name="P2">Reaction Time 238: 4929596 ns</text:p>
      <text:p text:style-name="P2">Reaction Time 239: 1988307 ns</text:p>
      <text:p text:style-name="P2">Reaction Time 240: 10265879 ns</text:p>
      <text:p text:style-name="P2">Reaction Time 241: 7536557 ns</text:p>
      <text:p text:style-name="P2">Reaction Time 242: 4806956 ns</text:p>
      <text:p text:style-name="P2">Reaction Time 243: 1799876 ns</text:p>
      <text:p text:style-name="P2">Reaction Time 244: 803662 ns</text:p>
      <text:p text:style-name="P2">Reaction Time 245: 8245235 ns</text:p>
      <text:p text:style-name="P2">Reaction Time 246: 4570125 ns</text:p>
      <text:p text:style-name="P2">Reaction Time 247: 4258843 ns</text:p>
      <text:p text:style-name="P2">Reaction Time 248: 2345615 ns</text:p>
      <text:p text:style-name="P2">Reaction Time 249: 8447077 ns</text:p>
      <text:p text:style-name="P2">Reaction Time 250: 5669354 ns</text:p>
      <text:p text:style-name="P2"><text:soft-page-break/>Reaction Time 251: 10767689 ns</text:p>
      <text:p text:style-name="P2">Reaction Time 252: 5666003 ns</text:p>
      <text:p text:style-name="P2">Reaction Time 253: 2936681 ns</text:p>
      <text:p text:style-name="P2">Reaction Time 254: 9970173 ns</text:p>
      <text:p text:style-name="P2">Reaction Time 255: 7211447 ns</text:p>
      <text:p text:style-name="P2">Reaction Time 256: 6331310 ns</text:p>
      <text:p text:style-name="P2">Reaction Time 257: 10421347 ns</text:p>
      <text:p text:style-name="P2">Reaction Time 258: 5430639 ns</text:p>
      <text:p text:style-name="P2">Reaction Time 259: 9933787 ns</text:p>
      <text:p text:style-name="P2">Reaction Time 260: 4015168 ns</text:p>
      <text:p text:style-name="P2">Reaction Time 261: 1029598 ns</text:p>
      <text:p text:style-name="P2">Reaction Time 262: 4899287 ns</text:p>
      <text:p text:style-name="P2">Reaction Time 263: 1973781 ns</text:p>
      <text:p text:style-name="P2">Reaction Time 264: 8019162 ns</text:p>
      <text:p text:style-name="P2">Reaction Time 265: 6475812 ns</text:p>
      <text:p text:style-name="P2">Reaction Time 266: 5368271 ns</text:p>
      <text:p text:style-name="P2">Reaction Time 267: 803592 ns</text:p>
      <text:p text:style-name="P2">Reaction Time 268: 7755722 ns</text:p>
      <text:p text:style-name="P2">Reaction Time 269: 6920561 ns</text:p>
      <text:p text:style-name="P2">Reaction Time 270: 3290357 ns</text:p>
      <text:p text:style-name="P2">Reaction Time 271: 2162492 ns</text:p>
      <text:p text:style-name="P2">Reaction Time 272: 413809 ns</text:p>
      <text:p text:style-name="P2">Reaction Time 273: 5720481 ns</text:p>
      <text:p text:style-name="P2">Reaction Time 274: 1836613 ns</text:p>
      <text:p text:style-name="P2">Reaction Time 275: 7674497 ns</text:p>
      <text:p text:style-name="P2">Reaction Time 276: 134305 ns</text:p>
      <text:p text:style-name="P2">Reaction Time 277: 7350923 ns</text:p>
      <text:p text:style-name="P2">Reaction Time 278: 2507997 ns</text:p>
      <text:p text:style-name="P2">Reaction Time 279: 10515777 ns</text:p>
      <text:p text:style-name="P2">Reaction Time 280: 8940439 ns</text:p>
      <text:p text:style-name="P2">Reaction Time 281: 6319300 ns</text:p>
      <text:p text:style-name="P2">Reaction Time 282: 10618233 ns</text:p>
      <text:p text:style-name="P2">Reaction Time 283: 5958710 ns</text:p>
      <text:p text:style-name="P2">Reaction Time 284: 3230574 ns</text:p>
      <text:p text:style-name="P2">Reaction Time 285: 2616460 ns</text:p>
      <text:p text:style-name="P2">Reaction Time 286: 595885 ns</text:p>
      <text:p text:style-name="P2">Reaction Time 287: 10683397 ns</text:p>
      <text:p text:style-name="P2">Reaction Time 288: 7204817 ns</text:p>
      <text:p text:style-name="P2">Reaction Time 289: 6118367 ns</text:p>
      <text:p text:style-name="P2">Reaction Time 290: 2939965 ns</text:p>
      <text:p text:style-name="P2">Reaction Time 291: 416253 ns</text:p>
      <text:p text:style-name="P2">Reaction Time 292: 3255787 ns</text:p>
      <text:p text:style-name="P2">Reaction Time 293: 10490775 ns</text:p>
      <text:p text:style-name="P2">Reaction Time 294: 8548701 ns</text:p>
      <text:p text:style-name="P2">Reaction Time 295: 5409271 ns</text:p>
      <text:p text:style-name="P2">Reaction Time 296: 4628725 ns</text:p>
      <text:p text:style-name="P2">Reaction Time 297: 3491292 ns</text:p>
      <text:p text:style-name="P2">Reaction Time 298: 10530655 ns</text:p>
      <text:p text:style-name="P2">Reaction Time 299: 9599532 ns</text:p>
      <text:p text:style-name="P2">Reaction Time 300: 3613164 ns</text:p>
      <text:p text:style-name="P2">sudo chrt -i 0 ./main</text:p>
      <text:p text:style-name="P2">Device opened successfully.</text:p>
      <text:p text:style-name="P2"><text:soft-page-break/>Read 2400 bytes from device:</text:p>
      <text:p text:style-name="P2">Reaction Time 1: 541968 ns</text:p>
      <text:p text:style-name="P2">Reaction Time 2: 1644762 ns</text:p>
      <text:p text:style-name="P2">Reaction Time 3: 7022259 ns</text:p>
      <text:p text:style-name="P2">Reaction Time 4: 4179511 ns</text:p>
      <text:p text:style-name="P2">Reaction Time 5: 315124 ns</text:p>
      <text:p text:style-name="P2">Reaction Time 6: 6607751 ns</text:p>
      <text:p text:style-name="P2">Reaction Time 7: 4943783 ns</text:p>
      <text:p text:style-name="P2">Reaction Time 8: 63695 ns</text:p>
      <text:p text:style-name="P2">Reaction Time 9: 8996532 ns</text:p>
      <text:p text:style-name="P2">Reaction Time 10: 8119536 ns</text:p>
      <text:p text:style-name="P2">Reaction Time 11: 7164457 ns</text:p>
      <text:p text:style-name="P2">Reaction Time 12: 5573612 ns</text:p>
      <text:p text:style-name="P2">Reaction Time 13: 4718755 ns</text:p>
      <text:p text:style-name="P2">Reaction Time 14: 1908203 ns</text:p>
      <text:p text:style-name="P2">Reaction Time 15: 8888489 ns</text:p>
      <text:p text:style-name="P2">Reaction Time 16: 8373829 ns</text:p>
      <text:p text:style-name="P2">Reaction Time 17: 2680019 ns</text:p>
      <text:p text:style-name="P2">Reaction Time 18: 8631892 ns</text:p>
      <text:p text:style-name="P2">Reaction Time 19: 1795969 ns</text:p>
      <text:p text:style-name="P2">Reaction Time 20: 30940 ns</text:p>
      <text:p text:style-name="P2">Reaction Time 21: 5352775 ns</text:p>
      <text:p text:style-name="P2">Reaction Time 22: 4536959 ns</text:p>
      <text:p text:style-name="P2">Reaction Time 23: 10667905 ns</text:p>
      <text:p text:style-name="P2">Reaction Time 24: 7010388 ns</text:p>
      <text:p text:style-name="P2">Reaction Time 25: 4172946 ns</text:p>
      <text:p text:style-name="P2">Reaction Time 26: 2685886 ns</text:p>
      <text:p text:style-name="P2">Reaction Time 27: 8010655 ns</text:p>
      <text:p text:style-name="P2">Reaction Time 28: 3933880 ns</text:p>
      <text:p text:style-name="P2">Reaction Time 29: 226355 ns</text:p>
      <text:p text:style-name="P2">Reaction Time 30: 8379626 ns</text:p>
      <text:p text:style-name="P2">Reaction Time 31: 3536133 ns</text:p>
      <text:p text:style-name="P2">Reaction Time 32: 7822223 ns</text:p>
      <text:p text:style-name="P2">Reaction Time 33: 3144604 ns</text:p>
      <text:p text:style-name="P2">Reaction Time 34: 6443417 ns</text:p>
      <text:p text:style-name="P2">Reaction Time 35: 1433632 ns</text:p>
      <text:p text:style-name="P2">Reaction Time 36: 8777513 ns</text:p>
      <text:p text:style-name="P2">Reaction Time 37: 2902814 ns</text:p>
      <text:p text:style-name="P2">Reaction Time 38: 9038859 ns</text:p>
      <text:p text:style-name="P2">Reaction Time 39: 3195169 ns</text:p>
      <text:p text:style-name="P2">Reaction Time 40: 6544618 ns</text:p>
      <text:p text:style-name="P2">Reaction Time 41: 9842732 ns</text:p>
      <text:p text:style-name="P2">Reaction Time 42: 7035113 ns</text:p>
      <text:p text:style-name="P2">Reaction Time 43: 4172598 ns</text:p>
      <text:p text:style-name="P2">Reaction Time 44: 9543464 ns</text:p>
      <text:p text:style-name="P2">Reaction Time 45: 5865341 ns</text:p>
      <text:p text:style-name="P2">Reaction Time 46: 670965 ns</text:p>
      <text:p text:style-name="P2">Reaction Time 47: 9345114 ns</text:p>
      <text:p text:style-name="P2">Reaction Time 48: 5300536 ns</text:p>
      <text:p text:style-name="P2">Reaction Time 49: 10890074 ns</text:p>
      <text:p text:style-name="P2">Reaction Time 50: 8049279 ns</text:p>
      <text:p text:style-name="P2">Reaction Time 51: 7199730 ns</text:p>
      <text:p text:style-name="P2"><text:soft-page-break/>Reaction Time 52: 6158605 ns</text:p>
      <text:p text:style-name="P2">Reaction Time 53: 4664072 ns</text:p>
      <text:p text:style-name="P2">Reaction Time 54: 2653900 ns</text:p>
      <text:p text:style-name="P2">Reaction Time 55: 10054912 ns</text:p>
      <text:p text:style-name="P2">Reaction Time 56: 5940282 ns</text:p>
      <text:p text:style-name="P2">Reaction Time 57: 3138668 ns</text:p>
      <text:p text:style-name="P2">Reaction Time 58: 1427626 ns</text:p>
      <text:p text:style-name="P2">Reaction Time 59: 10574183 ns</text:p>
      <text:p text:style-name="P2">Reaction Time 60: 5508802 ns</text:p>
      <text:p text:style-name="P2">Reaction Time 61: 4806339 ns</text:p>
      <text:p text:style-name="P2">Reaction Time 62: 2733728 ns</text:p>
      <text:p text:style-name="P2">Reaction Time 63: 12572 ns</text:p>
      <text:p text:style-name="P2">Reaction Time 64: 7039934 ns</text:p>
      <text:p text:style-name="P2">Reaction Time 65: 1314134 ns</text:p>
      <text:p text:style-name="P2">Reaction Time 66: 9287009 ns</text:p>
      <text:p text:style-name="P2">Reaction Time 67: 5487572 ns</text:p>
      <text:p text:style-name="P2">Reaction Time 68: 10739149 ns</text:p>
      <text:p text:style-name="P2">Reaction Time 69: 9927942 ns</text:p>
      <text:p text:style-name="P2">Reaction Time 70: 2481112 ns</text:p>
      <text:p text:style-name="P2">Reaction Time 71: 9845041 ns</text:p>
      <text:p text:style-name="P2">Reaction Time 72: 5126003 ns</text:p>
      <text:p text:style-name="P2">Reaction Time 73: 1465411 ns</text:p>
      <text:p text:style-name="P2">Reaction Time 74: 9495485 ns</text:p>
      <text:p text:style-name="P2">Reaction Time 75: 825873 ns</text:p>
      <text:p text:style-name="P2">Reaction Time 76: 8138189 ns</text:p>
      <text:p text:style-name="P2">Reaction Time 77: 5442245 ns</text:p>
      <text:p text:style-name="P2">Reaction Time 78: 1693233 ns</text:p>
      <text:p text:style-name="P2">Reaction Time 79: 10813810 ns</text:p>
      <text:p text:style-name="P2">Reaction Time 80: 6933707 ns</text:p>
      <text:p text:style-name="P2">Reaction Time 81: 993493 ns</text:p>
      <text:p text:style-name="P2">Reaction Time 82: 8093981 ns</text:p>
      <text:p text:style-name="P2">Reaction Time 83: 1504732 ns</text:p>
      <text:p text:style-name="P2">Reaction Time 84: 6355491 ns</text:p>
      <text:p text:style-name="P2">Reaction Time 85: 992585 ns</text:p>
      <text:p text:style-name="P2">Reaction Time 86: 2313913 ns</text:p>
      <text:p text:style-name="P2">Reaction Time 87: 303391 ns</text:p>
      <text:p text:style-name="P2">Reaction Time 88: 5598132 ns</text:p>
      <text:p text:style-name="P2">Reaction Time 89: 2059970 ns</text:p>
      <text:p text:style-name="P2">Reaction Time 90: 5352429 ns</text:p>
      <text:p text:style-name="P2">Reaction Time 91: 467867 ns</text:p>
      <text:p text:style-name="P2">Reaction Time 92: 6764273 ns</text:p>
      <text:p text:style-name="P2">Reaction Time 93: 3895889 ns</text:p>
      <text:p text:style-name="P2">Reaction Time 94: 1166909 ns</text:p>
      <text:p text:style-name="P2">Reaction Time 95: 9595151 ns</text:p>
      <text:p text:style-name="P2">Reaction Time 96: 7935860 ns</text:p>
      <text:p text:style-name="P2">Reaction Time 97: 3085660 ns</text:p>
      <text:p text:style-name="P2">Reaction Time 98: 8600611 ns</text:p>
      <text:p text:style-name="P2">Reaction Time 99: 7706432 ns</text:p>
      <text:p text:style-name="P2">Reaction Time 100: 3189863 ns</text:p>
      <text:p text:style-name="P2">Reaction Time 101: 10362499 ns</text:p>
      <text:p text:style-name="P2">Reaction Time 102: 2668568 ns</text:p>
      <text:p text:style-name="P2">Reaction Time 103: 8808738 ns</text:p>
      <text:p text:style-name="P2"><text:soft-page-break/>Reaction Time 104: 6899766 ns</text:p>
      <text:p text:style-name="P2">Reaction Time 105: 3883458 ns</text:p>
      <text:p text:style-name="P2">Reaction Time 106: 2078129 ns</text:p>
      <text:p text:style-name="P2">Reaction Time 107: 10482277 ns</text:p>
      <text:p text:style-name="P2">Reaction Time 108: 5778882 ns</text:p>
      <text:p text:style-name="P2">Reaction Time 109: 2924257 ns</text:p>
      <text:p text:style-name="P2">Reaction Time 110: 1311690 ns</text:p>
      <text:p text:style-name="P2">Reaction Time 111: 9753762 ns</text:p>
      <text:p text:style-name="P2">Reaction Time 112: 6101759 ns</text:p>
      <text:p text:style-name="P2">Reaction Time 113: 5369123 ns</text:p>
      <text:p text:style-name="P2">Reaction Time 114: 1569824 ns</text:p>
      <text:p text:style-name="P2">Reaction Time 115: 8076384 ns</text:p>
      <text:p text:style-name="P2">Reaction Time 116: 6154280 ns</text:p>
      <text:p text:style-name="P2">Reaction Time 117: 3361464 ns</text:p>
      <text:p text:style-name="P2">Reaction Time 118: 242000 ns</text:p>
      <text:p text:style-name="P2">Reaction Time 119: 7658732 ns</text:p>
      <text:p text:style-name="P2">Reaction Time 120: 5054837 ns</text:p>
      <text:p text:style-name="P2">Reaction Time 121: 8190435 ns</text:p>
      <text:p text:style-name="P2">Reaction Time 122: 7261754 ns</text:p>
      <text:p text:style-name="P2">Reaction Time 123: 4607085 ns</text:p>
      <text:p text:style-name="P2">Reaction Time 124: 1746173 ns</text:p>
      <text:p text:style-name="P2">Reaction Time 125: 6646591 ns</text:p>
      <text:p text:style-name="P2">Reaction Time 126: 5007765 ns</text:p>
      <text:p text:style-name="P2">Reaction Time 127: 2931102 ns</text:p>
      <text:p text:style-name="P2">Reaction Time 128: 2051869 ns</text:p>
      <text:p text:style-name="P2">Reaction Time 129: 9071903 ns</text:p>
      <text:p text:style-name="P2">Reaction Time 130: 4110373 ns</text:p>
      <text:p text:style-name="P2">Reaction Time 131: 2464422 ns</text:p>
      <text:p text:style-name="P2">Reaction Time 132: 8439001 ns</text:p>
      <text:p text:style-name="P2">Reaction Time 133: 2530562 ns</text:p>
      <text:p text:style-name="P2">Reaction Time 134: 10612814 ns</text:p>
      <text:p text:style-name="P2">Reaction Time 135: 8815097 ns</text:p>
      <text:p text:style-name="P2">Reaction Time 136: 3821789 ns</text:p>
      <text:p text:style-name="P2">Reaction Time 137: 1101259 ns</text:p>
      <text:p text:style-name="P2">Reaction Time 138: 9174710 ns</text:p>
      <text:p text:style-name="P2">Reaction Time 139: 3304963 ns</text:p>
      <text:p text:style-name="P2">Reaction Time 140: 9403791 ns</text:p>
      <text:p text:style-name="P2">Reaction Time 141: 6507609 ns</text:p>
      <text:p text:style-name="P2">Reaction Time 142: 621029 ns</text:p>
      <text:p text:style-name="P2">Reaction Time 143: 8505910 ns</text:p>
      <text:p text:style-name="P2">Reaction Time 144: 5635011 ns</text:p>
      <text:p text:style-name="P2">Reaction Time 145: 909404 ns</text:p>
      <text:p text:style-name="P2">Reaction Time 146: 8046773 ns</text:p>
      <text:p text:style-name="P2">Reaction Time 147: 1155526 ns</text:p>
      <text:p text:style-name="P2">Reaction Time 148: 10238954 ns</text:p>
      <text:p text:style-name="P2">Reaction Time 149: 5319119 ns</text:p>
      <text:p text:style-name="P2">Reaction Time 150: 433017 ns</text:p>
      <text:p text:style-name="P2">Reaction Time 151: 5388471 ns</text:p>
      <text:p text:style-name="P2">Reaction Time 152: 6657070 ns</text:p>
      <text:p text:style-name="P2">Reaction Time 153: 3618831 ns</text:p>
      <text:p text:style-name="P2">Reaction Time 154: 2124295 ns</text:p>
      <text:p text:style-name="P2">Reaction Time 155: 6271615 ns</text:p>
      <text:p text:style-name="P2"><text:soft-page-break/>Reaction Time 156: 1380344 ns</text:p>
      <text:p text:style-name="P2">Reaction Time 157: 8490965 ns</text:p>
      <text:p text:style-name="P2">Reaction Time 158: 6586670 ns</text:p>
      <text:p text:style-name="P2">Reaction Time 159: 4711708 ns</text:p>
      <text:p text:style-name="P2">Reaction Time 160: 2028333 ns</text:p>
      <text:p text:style-name="P2">Reaction Time 161: 8498508 ns</text:p>
      <text:p text:style-name="P2">Reaction Time 162: 4442540 ns</text:p>
      <text:p text:style-name="P2">Reaction Time 163: 7702177 ns</text:p>
      <text:p text:style-name="P2">Reaction Time 164: 1039170 ns</text:p>
      <text:p text:style-name="P2">Reaction Time 165: 5940219 ns</text:p>
      <text:p text:style-name="P2">Reaction Time 166: 1304916 ns</text:p>
      <text:p text:style-name="P2">Reaction Time 167: 597214 ns</text:p>
      <text:p text:style-name="P2">Reaction Time 168: 9743571 ns</text:p>
      <text:p text:style-name="P2">Reaction Time 169: 6694855 ns</text:p>
      <text:p text:style-name="P2">Reaction Time 170: 15785 ns</text:p>
      <text:p text:style-name="P2">Reaction Time 171: 6959135 ns</text:p>
      <text:p text:style-name="P2">Reaction Time 172: 5429189 ns</text:p>
      <text:p text:style-name="P2">Reaction Time 173: 2869573 ns</text:p>
      <text:p text:style-name="P2">Reaction Time 174: 9824098 ns</text:p>
      <text:p text:style-name="P2">Reaction Time 175: 6168042 ns</text:p>
      <text:p text:style-name="P2">Reaction Time 176: 3494932 ns</text:p>
      <text:p text:style-name="P2">Reaction Time 177: 10839732 ns</text:p>
      <text:p text:style-name="P2">Reaction Time 178: 6162105 ns</text:p>
      <text:p text:style-name="P2">Reaction Time 179: 2066607 ns</text:p>
      <text:p text:style-name="P2">Reaction Time 180: 10242030 ns</text:p>
      <text:p text:style-name="P2">Reaction Time 181: 4563157 ns</text:p>
      <text:p text:style-name="P2">Reaction Time 182: 735080 ns</text:p>
      <text:p text:style-name="P2">Reaction Time 183: 8292059 ns</text:p>
      <text:p text:style-name="P2">Reaction Time 184: 5455172 ns</text:p>
      <text:p text:style-name="P2">Reaction Time 185: 2604804 ns</text:p>
      <text:p text:style-name="P2">Reaction Time 186: 921418 ns</text:p>
      <text:p text:style-name="P2">Reaction Time 187: 8984955 ns</text:p>
      <text:p text:style-name="P2">Reaction Time 188: 7525550 ns</text:p>
      <text:p text:style-name="P2">Reaction Time 189: 4695228 ns</text:p>
      <text:p text:style-name="P2">Reaction Time 190: 2729821 ns</text:p>
      <text:p text:style-name="P2">Reaction Time 191: 1284104 ns</text:p>
      <text:p text:style-name="P2">Reaction Time 192: 9495986 ns</text:p>
      <text:p text:style-name="P2">Reaction Time 193: 7126128 ns</text:p>
      <text:p text:style-name="P2">Reaction Time 194: 5180486 ns</text:p>
      <text:p text:style-name="P2">Reaction Time 195: 3512463 ns</text:p>
      <text:p text:style-name="P2">Reaction Time 196: 2869574 ns</text:p>
      <text:p text:style-name="P2">Reaction Time 197: 6195910 ns</text:p>
      <text:p text:style-name="P2">Reaction Time 198: 3444089 ns</text:p>
      <text:p text:style-name="P2">Reaction Time 199: 8813496 ns</text:p>
      <text:p text:style-name="P2">Reaction Time 200: 6799270 ns</text:p>
      <text:p text:style-name="P2">Reaction Time 201: 3948065 ns</text:p>
      <text:p text:style-name="P2">Reaction Time 202: 982598 ns</text:p>
      <text:p text:style-name="P2">Reaction Time 203: 6228456 ns</text:p>
      <text:p text:style-name="P2">Reaction Time 204: 4774289 ns</text:p>
      <text:p text:style-name="P2">Reaction Time 205: 3747480 ns</text:p>
      <text:p text:style-name="P2">Reaction Time 206: 34432 ns</text:p>
      <text:p text:style-name="P2">Reaction Time 207: 9809155 ns</text:p>
      <text:p text:style-name="P2"><text:soft-page-break/>Reaction Time 208: 6140387 ns</text:p>
      <text:p text:style-name="P2">Reaction Time 209: 4247405 ns</text:p>
      <text:p text:style-name="P2">Reaction Time 210: 1601044 ns</text:p>
      <text:p text:style-name="P2">Reaction Time 211: 10559043 ns</text:p>
      <text:p text:style-name="P2">Reaction Time 212: 6694229 ns</text:p>
      <text:p text:style-name="P2">Reaction Time 213: 3250908 ns</text:p>
      <text:p text:style-name="P2">Reaction Time 214: 8634214 ns</text:p>
      <text:p text:style-name="P2">Reaction Time 215: 5537656 ns</text:p>
      <text:p text:style-name="P2">Reaction Time 216: 4735387 ns</text:p>
      <text:p text:style-name="P2">Reaction Time 217: 720065 ns</text:p>
      <text:p text:style-name="P2">Reaction Time 218: 9993747 ns</text:p>
      <text:p text:style-name="P2">Reaction Time 219: 7907166 ns</text:p>
      <text:p text:style-name="P2">Reaction Time 220: 6033529 ns</text:p>
      <text:p text:style-name="P2">Reaction Time 221: 4180567 ns</text:p>
      <text:p text:style-name="P2">Reaction Time 222: 1467927 ns</text:p>
      <text:p text:style-name="P2">Reaction Time 223: 8612913 ns</text:p>
      <text:p text:style-name="P2">Reaction Time 224: 7583311 ns</text:p>
      <text:p text:style-name="P2">Reaction Time 225: 5889936 ns</text:p>
      <text:p text:style-name="P2">Reaction Time 226: 2683237 ns</text:p>
      <text:p text:style-name="P2">Reaction Time 227: 1824328 ns</text:p>
      <text:p text:style-name="P2">Reaction Time 228: 8036931 ns</text:p>
      <text:p text:style-name="P2">Reaction Time 229: 5301802 ns</text:p>
      <text:p text:style-name="P2">Reaction Time 230: 3257264 ns</text:p>
      <text:p text:style-name="P2">Reaction Time 231: 2369580 ns</text:p>
      <text:p text:style-name="P2">Reaction Time 232: 1450886 ns</text:p>
      <text:p text:style-name="P2">Reaction Time 233: 741995 ns</text:p>
      <text:p text:style-name="P2">Reaction Time 234: 6821901 ns</text:p>
      <text:p text:style-name="P2">Reaction Time 235: 1719984 ns</text:p>
      <text:p text:style-name="P2">Reaction Time 236: 9814326 ns</text:p>
      <text:p text:style-name="P2">Reaction Time 237: 7916036 ns</text:p>
      <text:p text:style-name="P2">Reaction Time 238: 4202288 ns</text:p>
      <text:p text:style-name="P2">Reaction Time 239: 2928031 ns</text:p>
      <text:p text:style-name="P2">Reaction Time 240: 1441388 ns</text:p>
      <text:p text:style-name="P2">Reaction Time 241: 9527068 ns</text:p>
      <text:p text:style-name="P2">Reaction Time 242: 8440965 ns</text:p>
      <text:p text:style-name="P2">Reaction Time 243: 4392886 ns</text:p>
      <text:p text:style-name="P2">Reaction Time 244: 1827121 ns</text:p>
      <text:p text:style-name="P2">Reaction Time 245: 10726246 ns</text:p>
      <text:p text:style-name="P2">Reaction Time 246: 7616417 ns</text:p>
      <text:p text:style-name="P2">Reaction Time 247: 6115735 ns</text:p>
      <text:p text:style-name="P2">Reaction Time 248: 5032633 ns</text:p>
      <text:p text:style-name="P2">Reaction Time 249: 9149158 ns</text:p>
      <text:p text:style-name="P2">Reaction Time 250: 7120334 ns</text:p>
      <text:p text:style-name="P2">Reaction Time 251: 3479849 ns</text:p>
      <text:p text:style-name="P2">Reaction Time 252: 1825306 ns</text:p>
      <text:p text:style-name="P2">Reaction Time 253: 8904923 ns</text:p>
      <text:p text:style-name="P2">Reaction Time 254: 7954869 ns</text:p>
      <text:p text:style-name="P2">Reaction Time 255: 4977040 ns</text:p>
      <text:p text:style-name="P2">Reaction Time 256: 2272780 ns</text:p>
      <text:p text:style-name="P2">Reaction Time 257: 1398854 ns</text:p>
      <text:p text:style-name="P2">Reaction Time 258: 348998 ns</text:p>
      <text:p text:style-name="P2">Reaction Time 259: 6657146 ns</text:p>
      <text:p text:style-name="P2"><text:soft-page-break/>Reaction Time 260: 1857712 ns</text:p>
      <text:p text:style-name="P2">Reaction Time 261: 150788 ns</text:p>
      <text:p text:style-name="P2">Reaction Time 262: 8395080 ns</text:p>
      <text:p text:style-name="P2">Reaction Time 263: 5266603 ns</text:p>
      <text:p text:style-name="P2">Reaction Time 264: 9851554 ns</text:p>
      <text:p text:style-name="P2">Reaction Time 265: 7002093 ns</text:p>
      <text:p text:style-name="P2">Reaction Time 266: 1116904 ns</text:p>
      <text:p text:style-name="P2">Reaction Time 267: 7224818 ns</text:p>
      <text:p text:style-name="P2">Reaction Time 268: 4352868 ns</text:p>
      <text:p text:style-name="P2">Reaction Time 269: 7647289 ns</text:p>
      <text:p text:style-name="P2">Reaction Time 270: 3805590 ns</text:p>
      <text:p text:style-name="P2">Reaction Time 271: 3157602 ns</text:p>
      <text:p text:style-name="P2">Reaction Time 272: 290051 ns</text:p>
      <text:p text:style-name="P2">Reaction Time 273: 8442782 ns</text:p>
      <text:p text:style-name="P2">Reaction Time 274: 3443463 ns</text:p>
      <text:p text:style-name="P2">Reaction Time 275: 1666347 ns</text:p>
      <text:p text:style-name="P2">Reaction Time 276: 37225 ns</text:p>
      <text:p text:style-name="P2">Reaction Time 277: 8555157 ns</text:p>
      <text:p text:style-name="P2">Reaction Time 278: 2467847 ns</text:p>
      <text:p text:style-name="P2">Reaction Time 279: 10877037 ns</text:p>
      <text:p text:style-name="P2">Reaction Time 280: 8205322 ns</text:p>
      <text:p text:style-name="P2">Reaction Time 281: 3343170 ns</text:p>
      <text:p text:style-name="P2">Reaction Time 282: 1666626 ns</text:p>
      <text:p text:style-name="P2">Reaction Time 283: 10776325 ns</text:p>
      <text:p text:style-name="P2">Reaction Time 284: 9280322 ns</text:p>
      <text:p text:style-name="P2">Reaction Time 285: 5612109 ns</text:p>
      <text:p text:style-name="P2">Reaction Time 286: 4773873 ns</text:p>
      <text:p text:style-name="P2">Reaction Time 287: 2095872 ns</text:p>
      <text:p text:style-name="P2">Reaction Time 288: 10394224 ns</text:p>
      <text:p text:style-name="P2">Reaction Time 289: 5722250 ns</text:p>
      <text:p text:style-name="P2">Reaction Time 290: 3833457 ns</text:p>
      <text:p text:style-name="P2">Reaction Time 291: 848574 ns</text:p>
      <text:p text:style-name="P2">Reaction Time 292: 10196712 ns</text:p>
      <text:p text:style-name="P2">Reaction Time 293: 9338082 ns</text:p>
      <text:p text:style-name="P2">Reaction Time 294: 7443492 ns</text:p>
      <text:p text:style-name="P2">Reaction Time 295: 3591526 ns</text:p>
      <text:p text:style-name="P2">Reaction Time 296: 24165 ns</text:p>
      <text:p text:style-name="P2">Reaction Time 297: 10277869 ns</text:p>
      <text:p text:style-name="P2">Reaction Time 298: 6409909 ns</text:p>
      <text:p text:style-name="P2">Reaction Time 299: 3423000 ns</text:p>
      <text:p text:style-name="P2">Reaction Time 300: 848574 ns</text:p>
      <text:p text:style-name="P2">sudo chrt -o 0 ./main</text:p>
      <text:p text:style-name="P2">Device opened successfully.</text:p>
      <text:p text:style-name="P2">Read 2400 bytes from device:</text:p>
      <text:p text:style-name="P2">Reaction Time 1: 4937024 ns</text:p>
      <text:p text:style-name="P2">Reaction Time 2: 9209647 ns</text:p>
      <text:p text:style-name="P2">Reaction Time 3: 3563243 ns</text:p>
      <text:p text:style-name="P2">Reaction Time 4: 677532 ns</text:p>
      <text:p text:style-name="P2">Reaction Time 5: 7831186 ns</text:p>
      <text:p text:style-name="P2">Reaction Time 6: 4346235 ns</text:p>
      <text:p text:style-name="P2">Reaction Time 7: 1454798 ns</text:p>
      <text:p text:style-name="P2">Reaction Time 8: 9766283 ns</text:p>
      <text:p text:style-name="P2"><text:soft-page-break/>Reaction Time 9: 2104882 ns</text:p>
      <text:p text:style-name="P2">Reaction Time 10: 9431185 ns</text:p>
      <text:p text:style-name="P2">Reaction Time 11: 7571795 ns</text:p>
      <text:p text:style-name="P2">Reaction Time 12: 1934399 ns</text:p>
      <text:p text:style-name="P2">Reaction Time 13: 17181 ns</text:p>
      <text:p text:style-name="P2">Reaction Time 14: 5095286 ns</text:p>
      <text:p text:style-name="P2">Reaction Time 15: 235296 ns</text:p>
      <text:p text:style-name="P2">Reaction Time 16: 7559503 ns</text:p>
      <text:p text:style-name="P2">Reaction Time 17: 5676506 ns</text:p>
      <text:p text:style-name="P2">Reaction Time 18: 20603 ns</text:p>
      <text:p text:style-name="P2">Reaction Time 19: 10128203 ns</text:p>
      <text:p text:style-name="P2">Reaction Time 20: 7248988 ns</text:p>
      <text:p text:style-name="P2">Reaction Time 21: 2656072 ns</text:p>
      <text:p text:style-name="P2">Reaction Time 22: 8982943 ns</text:p>
      <text:p text:style-name="P2">Reaction Time 23: 5314448 ns</text:p>
      <text:p text:style-name="P2">Reaction Time 24: 4467690 ns</text:p>
      <text:p text:style-name="P2">Reaction Time 25: 1600836 ns</text:p>
      <text:p text:style-name="P2">Reaction Time 26: 7544068 ns</text:p>
      <text:p text:style-name="P2">Reaction Time 27: 2867832 ns</text:p>
      <text:p text:style-name="P2">Reaction Time 28: 10780174 ns</text:p>
      <text:p text:style-name="P2">Reaction Time 29: 7944959 ns</text:p>
      <text:p text:style-name="P2">Reaction Time 30: 2362389 ns</text:p>
      <text:p text:style-name="P2">Reaction Time 31: 8383633 ns</text:p>
      <text:p text:style-name="P2">Reaction Time 32: 4925641 ns</text:p>
      <text:p text:style-name="P2">Reaction Time 33: 32895 ns</text:p>
      <text:p text:style-name="P2">Reaction Time 34: 9433351 ns</text:p>
      <text:p text:style-name="P2">Reaction Time 35: 7581015 ns</text:p>
      <text:p text:style-name="P2">Reaction Time 36: 10718434 ns</text:p>
      <text:p text:style-name="P2">Reaction Time 37: 4860898 ns</text:p>
      <text:p text:style-name="P2">Reaction Time 38: 2014858 ns</text:p>
      <text:p text:style-name="P2">Reaction Time 39: 8496358 ns</text:p>
      <text:p text:style-name="P2">Reaction Time 40: 4627558 ns</text:p>
      <text:p text:style-name="P2">Reaction Time 41: 491474 ns</text:p>
      <text:p text:style-name="P2">Reaction Time 42: 6132363 ns</text:p>
      <text:p text:style-name="P2">Reaction Time 43: 2238001 ns</text:p>
      <text:p text:style-name="P2">Reaction Time 44: 531424 ns</text:p>
      <text:p text:style-name="P2">Reaction Time 45: 8652523 ns</text:p>
      <text:p text:style-name="P2">Reaction Time 46: 2792543 ns</text:p>
      <text:p text:style-name="P2">Reaction Time 47: 7705752 ns</text:p>
      <text:p text:style-name="P2">Reaction Time 48: 1087502 ns</text:p>
      <text:p text:style-name="P2">Reaction Time 49: 8380352 ns</text:p>
      <text:p text:style-name="P2">Reaction Time 50: 2503538 ns</text:p>
      <text:p text:style-name="P2">Reaction Time 51: 10510727 ns</text:p>
      <text:p text:style-name="P2">Reaction Time 52: 9148817 ns</text:p>
      <text:p text:style-name="P2">Reaction Time 53: 8298847 ns</text:p>
      <text:p text:style-name="P2">Reaction Time 54: 6234821 ns</text:p>
      <text:p text:style-name="P2">Reaction Time 55: 2742885 ns</text:p>
      <text:p text:style-name="P2">Reaction Time 56: 10781503 ns</text:p>
      <text:p text:style-name="P2">Reaction Time 57: 7056576 ns</text:p>
      <text:p text:style-name="P2">Reaction Time 58: 4373266 ns</text:p>
      <text:p text:style-name="P2">Reaction Time 59: 330699 ns</text:p>
      <text:p text:style-name="P2">Reaction Time 60: 8643655 ns</text:p>
      <text:p text:style-name="P2"><text:soft-page-break/>Reaction Time 61: 5966421 ns</text:p>
      <text:p text:style-name="P2">Reaction Time 62: 2888575 ns</text:p>
      <text:p text:style-name="P2">Reaction Time 63: 133747 ns</text:p>
      <text:p text:style-name="P2">Reaction Time 64: 6077678 ns</text:p>
      <text:p text:style-name="P2">Reaction Time 65: 2476021 ns</text:p>
      <text:p text:style-name="P2">Reaction Time 66: 31359 ns</text:p>
      <text:p text:style-name="P2">Reaction Time 67: 5987093 ns</text:p>
      <text:p text:style-name="P2">Reaction Time 68: 4585234 ns</text:p>
      <text:p text:style-name="P2">Reaction Time 69: 2789400 ns</text:p>
      <text:p text:style-name="P2">Reaction Time 70: 749400 ns</text:p>
      <text:p text:style-name="P2">Reaction Time 71: 34851 ns</text:p>
      <text:p text:style-name="P2">Reaction Time 72: 8434759 ns</text:p>
      <text:p text:style-name="P2">Reaction Time 73: 3561637 ns</text:p>
      <text:p text:style-name="P2">Reaction Time 74: 1501034 ns</text:p>
      <text:p text:style-name="P2">Reaction Time 75: 8763433 ns</text:p>
      <text:p text:style-name="P2">Reaction Time 76: 5908871 ns</text:p>
      <text:p text:style-name="P2">Reaction Time 77: 4439056 ns</text:p>
      <text:p text:style-name="P2">Reaction Time 78: 9613544 ns</text:p>
      <text:p text:style-name="P2">Reaction Time 79: 7133262 ns</text:p>
      <text:p text:style-name="P2">Reaction Time 80: 4234002 ns</text:p>
      <text:p text:style-name="P2">Reaction Time 81: 3353999 ns</text:p>
      <text:p text:style-name="P2">Reaction Time 82: 422541 ns</text:p>
      <text:p text:style-name="P2">Reaction Time 83: 5632648 ns</text:p>
      <text:p text:style-name="P2">Reaction Time 84: 8715243 ns</text:p>
      <text:p text:style-name="P2">Reaction Time 85: 7821691 ns</text:p>
      <text:p text:style-name="P2">Reaction Time 86: 10753777 ns</text:p>
      <text:p text:style-name="P2">Reaction Time 87: 6878482 ns</text:p>
      <text:p text:style-name="P2">Reaction Time 88: 5206965 ns</text:p>
      <text:p text:style-name="P2">Reaction Time 89: 286141 ns</text:p>
      <text:p text:style-name="P2">Reaction Time 90: 8607268 ns</text:p>
      <text:p text:style-name="P2">Reaction Time 91: 6931910 ns</text:p>
      <text:p text:style-name="P2">Reaction Time 92: 3836046 ns</text:p>
      <text:p text:style-name="P2">Reaction Time 93: 9254001 ns</text:p>
      <text:p text:style-name="P2">Reaction Time 94: 6353273 ns</text:p>
      <text:p text:style-name="P2">Reaction Time 95: 3442908 ns</text:p>
      <text:p text:style-name="P2">Reaction Time 96: 10579104 ns</text:p>
      <text:p text:style-name="P2">Reaction Time 97: 7651557 ns</text:p>
      <text:p text:style-name="P2">Reaction Time 98: 2741000 ns</text:p>
      <text:p text:style-name="P2">Reaction Time 99: 9704688 ns</text:p>
      <text:p text:style-name="P2">Reaction Time 100: 8002582 ns</text:p>
      <text:p text:style-name="P2">Reaction Time 101: 5092914 ns</text:p>
      <text:p text:style-name="P2">Reaction Time 102: 215112 ns</text:p>
      <text:p text:style-name="P2">Reaction Time 103: 5056037 ns</text:p>
      <text:p text:style-name="P2">Reaction Time 104: 2501723 ns</text:p>
      <text:p text:style-name="P2">Reaction Time 105: 8292563 ns</text:p>
      <text:p text:style-name="P2">Reaction Time 106: 5777291 ns</text:p>
      <text:p text:style-name="P2">Reaction Time 107: 2722632 ns</text:p>
      <text:p text:style-name="P2">Reaction Time 108: 9023595 ns</text:p>
      <text:p text:style-name="P2">Reaction Time 109: 6049044 ns</text:p>
      <text:p text:style-name="P2">Reaction Time 110: 4112549 ns</text:p>
      <text:p text:style-name="P2">Reaction Time 111: 1255122 ns</text:p>
      <text:p text:style-name="P2">Reaction Time 112: 10563810 ns</text:p>
      <text:p text:style-name="P2"><text:soft-page-break/>Reaction Time 113: 5570979 ns</text:p>
      <text:p text:style-name="P2">Reaction Time 114: 3307206 ns</text:p>
      <text:p text:style-name="P2">Reaction Time 115: 9255818 ns</text:p>
      <text:p text:style-name="P2">Reaction Time 116: 6446931 ns</text:p>
      <text:p text:style-name="P2">Reaction Time 117: 636396 ns</text:p>
      <text:p text:style-name="P2">Reaction Time 118: 10314476 ns</text:p>
      <text:p text:style-name="P2">Reaction Time 119: 5439188 ns</text:p>
      <text:p text:style-name="P2">Reaction Time 120: 2583858 ns</text:p>
      <text:p text:style-name="P2">Reaction Time 121: 1397 ns</text:p>
      <text:p text:style-name="P2">Reaction Time 122: 10227104 ns</text:p>
      <text:p text:style-name="P2">Reaction Time 123: 4368238 ns</text:p>
      <text:p text:style-name="P2">Reaction Time 124: 7608536 ns</text:p>
      <text:p text:style-name="P2">Reaction Time 125: 7042051 ns</text:p>
      <text:p text:style-name="P2">Reaction Time 126: 2163620 ns</text:p>
      <text:p text:style-name="P2">Reaction Time 127: 9354714 ns</text:p>
      <text:p text:style-name="P2">Reaction Time 128: 4864253 ns</text:p>
      <text:p text:style-name="P2">Reaction Time 129: 3015618 ns</text:p>
      <text:p text:style-name="P2">Reaction Time 130: 316521 ns</text:p>
      <text:p text:style-name="P2">Reaction Time 131: 9327546 ns</text:p>
      <text:p text:style-name="P2">Reaction Time 132: 6676222 ns</text:p>
      <text:p text:style-name="P2">Reaction Time 133: 3988859 ns</text:p>
      <text:p text:style-name="P2">Reaction Time 134: 37994 ns</text:p>
      <text:p text:style-name="P2">Reaction Time 135: 7712880 ns</text:p>
      <text:p text:style-name="P2">Reaction Time 136: 5043746 ns</text:p>
      <text:p text:style-name="P2">Reaction Time 137: 1015495 ns</text:p>
      <text:p text:style-name="P2">Reaction Time 138: 360103 ns</text:p>
      <text:p text:style-name="P2">Reaction Time 139: 7887554 ns</text:p>
      <text:p text:style-name="P2">Reaction Time 140: 2001658 ns</text:p>
      <text:p text:style-name="P2">Reaction Time 141: 360801 ns</text:p>
      <text:p text:style-name="P2">Reaction Time 142: 2298974 ns</text:p>
      <text:p text:style-name="P2">Reaction Time 143: 10784720 ns</text:p>
      <text:p text:style-name="P2">Reaction Time 144: 8900536 ns</text:p>
      <text:p text:style-name="P2">Reaction Time 145: 2814753 ns</text:p>
      <text:p text:style-name="P2">Reaction Time 146: 1028696 ns</text:p>
      <text:p text:style-name="P2">Reaction Time 147: 7601273 ns</text:p>
      <text:p text:style-name="P2">Reaction Time 148: 4747827 ns</text:p>
      <text:p text:style-name="P2">Reaction Time 149: 1027858 ns</text:p>
      <text:p text:style-name="P2">Reaction Time 150: 7276162 ns</text:p>
      <text:p text:style-name="P2">Reaction Time 151: 3793792 ns</text:p>
      <text:p text:style-name="P2">Reaction Time 152: 2933274 ns</text:p>
      <text:p text:style-name="P2">Reaction Time 153: 72425 ns</text:p>
      <text:p text:style-name="P2">Reaction Time 154: 5578873 ns</text:p>
      <text:p text:style-name="P2">Reaction Time 155: 2265590 ns</text:p>
      <text:p text:style-name="P2">Reaction Time 156: 2813357 ns</text:p>
      <text:p text:style-name="P2">Reaction Time 157: 753101 ns</text:p>
      <text:p text:style-name="P2">Reaction Time 158: 1978890 ns</text:p>
      <text:p text:style-name="P2">Reaction Time 159: 6176786 ns</text:p>
      <text:p text:style-name="P2">Reaction Time 160: 4303147 ns</text:p>
      <text:p text:style-name="P2">Reaction Time 161: 2224732 ns</text:p>
      <text:p text:style-name="P2">Reaction Time 162: 510053 ns</text:p>
      <text:p text:style-name="P2">Reaction Time 163: 8327905 ns</text:p>
      <text:p text:style-name="P2">Reaction Time 164: 5513920 ns</text:p>
      <text:p text:style-name="P2"><text:soft-page-break/>Reaction Time 165: 4612964 ns</text:p>
      <text:p text:style-name="P2">Reaction Time 166: 2562695 ns</text:p>
      <text:p text:style-name="P2">Reaction Time 167: 9851080 ns</text:p>
      <text:p text:style-name="P2">Reaction Time 168: 3924466 ns</text:p>
      <text:p text:style-name="P2">Reaction Time 169: 6227281 ns</text:p>
      <text:p text:style-name="P2">Reaction Time 170: 1322031 ns</text:p>
      <text:p text:style-name="P2">Reaction Time 171: 6450705 ns</text:p>
      <text:p text:style-name="P2">Reaction Time 172: 3398769 ns</text:p>
      <text:p text:style-name="P2">Reaction Time 173: 1737029 ns</text:p>
      <text:p text:style-name="P2">Reaction Time 174: 8631787 ns</text:p>
      <text:p text:style-name="P2">Reaction Time 175: 5764302 ns</text:p>
      <text:p text:style-name="P2">Reaction Time 176: 2025685 ns</text:p>
      <text:p text:style-name="P2">Reaction Time 177: 9160347 ns</text:p>
      <text:p text:style-name="P2">Reaction Time 178: 4245528 ns</text:p>
      <text:p text:style-name="P2">Reaction Time 179: 1611943 ns</text:p>
      <text:p text:style-name="P2">Reaction Time 180: 752892 ns</text:p>
      <text:p text:style-name="P2">Reaction Time 181: 9692052 ns</text:p>
      <text:p text:style-name="P2">Reaction Time 182: 6024601 ns</text:p>
      <text:p text:style-name="P2">Reaction Time 183: 3141054 ns</text:p>
      <text:p text:style-name="P2">Reaction Time 184: 1254982 ns</text:p>
      <text:p text:style-name="P2">Reaction Time 185: 5387717 ns</text:p>
      <text:p text:style-name="P2">Reaction Time 186: 695761 ns</text:p>
      <text:p text:style-name="P2">Reaction Time 187: 7815759 ns</text:p>
      <text:p text:style-name="P2">Reaction Time 188: 5938836 ns</text:p>
      <text:p text:style-name="P2">Reaction Time 189: 5220865 ns</text:p>
      <text:p text:style-name="P2">Reaction Time 190: 3373416 ns</text:p>
      <text:p text:style-name="P2">Reaction Time 191: 1690445 ns</text:p>
      <text:p text:style-name="P2">Reaction Time 192: 9813855 ns</text:p>
      <text:p text:style-name="P2">Reaction Time 193: 7968362 ns</text:p>
      <text:p text:style-name="P2">Reaction Time 194: 5083627 ns</text:p>
      <text:p text:style-name="P2">Reaction Time 195: 2145322 ns</text:p>
      <text:p text:style-name="P2">Reaction Time 196: 10340042 ns</text:p>
      <text:p text:style-name="P2">Reaction Time 197: 6718618 ns</text:p>
      <text:p text:style-name="P2">Reaction Time 198: 9848008 ns</text:p>
      <text:p text:style-name="P2">Reaction Time 199: 6972422 ns</text:p>
      <text:p text:style-name="P2">Reaction Time 200: 111537 ns</text:p>
      <text:p text:style-name="P2">Reaction Time 201: 8607203 ns</text:p>
      <text:p text:style-name="P2">Reaction Time 202: 6923672 ns</text:p>
      <text:p text:style-name="P2">Reaction Time 203: 41625 ns</text:p>
      <text:p text:style-name="P2">Reaction Time 204: 8252897 ns</text:p>
      <text:p text:style-name="P2">Reaction Time 205: 4192588 ns</text:p>
      <text:p text:style-name="P2">Reaction Time 206: 8333146 ns</text:p>
      <text:p text:style-name="P2">Reaction Time 207: 4473072 ns</text:p>
      <text:p text:style-name="P2">Reaction Time 208: 10815034 ns</text:p>
      <text:p text:style-name="P2">Reaction Time 209: 9940409 ns</text:p>
      <text:p text:style-name="P2">Reaction Time 210: 9080869 ns</text:p>
      <text:p text:style-name="P2">Reaction Time 211: 8188084 ns</text:p>
      <text:p text:style-name="P2">Reaction Time 212: 6704301 ns</text:p>
      <text:p text:style-name="P2">Reaction Time 213: 2836894 ns</text:p>
      <text:p text:style-name="P2">Reaction Time 214: 177817 ns</text:p>
      <text:p text:style-name="P2">Reaction Time 215: 6845939 ns</text:p>
      <text:p text:style-name="P2">Reaction Time 216: 2472670 ns</text:p>
      <text:p text:style-name="P2"><text:soft-page-break/>Reaction Time 217: 8998526 ns</text:p>
      <text:p text:style-name="P2">Reaction Time 218: 5111774 ns</text:p>
      <text:p text:style-name="P2">Reaction Time 219: 2272155 ns</text:p>
      <text:p text:style-name="P2">Reaction Time 220: 569418 ns</text:p>
      <text:p text:style-name="P2">Reaction Time 221: 5077551 ns</text:p>
      <text:p text:style-name="P2">Reaction Time 222: 1202951 ns</text:p>
      <text:p text:style-name="P2">Reaction Time 223: 6730840 ns</text:p>
      <text:p text:style-name="P2">Reaction Time 224: 1864909 ns</text:p>
      <text:p text:style-name="P2">Reaction Time 225: 10286963 ns</text:p>
      <text:p text:style-name="P2">Reaction Time 226: 4178132 ns</text:p>
      <text:p text:style-name="P2">Reaction Time 227: 2827955 ns</text:p>
      <text:p text:style-name="P2">Reaction Time 228: 5847904 ns</text:p>
      <text:p text:style-name="P2">Reaction Time 229: 3173251 ns</text:p>
      <text:p text:style-name="P2">Reaction Time 230: 589602 ns</text:p>
      <text:p text:style-name="P2">Reaction Time 231: 7072366 ns</text:p>
      <text:p text:style-name="P2">Reaction Time 232: 4355040 ns</text:p>
      <text:p text:style-name="P2">Reaction Time 233: 3524136 ns</text:p>
      <text:p text:style-name="P2">Reaction Time 234: 10507384 ns</text:p>
      <text:p text:style-name="P2">Reaction Time 235: 9983782 ns</text:p>
      <text:p text:style-name="P2">Reaction Time 236: 6972703 ns</text:p>
      <text:p text:style-name="P2">Reaction Time 237: 3179328 ns</text:p>
      <text:p text:style-name="P2">Reaction Time 238: 1600838 ns</text:p>
      <text:p text:style-name="P2">Reaction Time 239: 8052383 ns</text:p>
      <text:p text:style-name="P2">Reaction Time 240: 6497082 ns</text:p>
      <text:p text:style-name="P2">Reaction Time 241: 3928308 ns</text:p>
      <text:p text:style-name="P2">Reaction Time 242: 8926800 ns</text:p>
      <text:p text:style-name="P2">Reaction Time 243: 5126440 ns</text:p>
      <text:p text:style-name="P2">Reaction Time 244: 3375932 ns</text:p>
      <text:p text:style-name="P2">Reaction Time 245: 9310998 ns</text:p>
      <text:p text:style-name="P2">Reaction Time 246: 4426000 ns</text:p>
      <text:p text:style-name="P2">Reaction Time 247: 769794 ns</text:p>
      <text:p text:style-name="P2">Reaction Time 248: 7087941 ns</text:p>
      <text:p text:style-name="P2">Reaction Time 249: 4313206 ns</text:p>
      <text:p text:style-name="P2">Reaction Time 250: 588206 ns</text:p>
      <text:p text:style-name="P2">Reaction Time 251: 8884755 ns</text:p>
      <text:p text:style-name="P2">Reaction Time 252: 6222395 ns</text:p>
      <text:p text:style-name="P2">Reaction Time 253: 4425721 ns</text:p>
      <text:p text:style-name="P2">Reaction Time 254: 709451 ns</text:p>
      <text:p text:style-name="P2">Reaction Time 255: 9080592 ns</text:p>
      <text:p text:style-name="P2">Reaction Time 256: 4189237 ns</text:p>
      <text:p text:style-name="P2">Reaction Time 257: 800315 ns</text:p>
      <text:p text:style-name="P2">Reaction Time 258: 6950074 ns</text:p>
      <text:p text:style-name="P2">Reaction Time 259: 1429657 ns</text:p>
      <text:p text:style-name="P2">Reaction Time 260: 9567807 ns</text:p>
      <text:p text:style-name="P2">Reaction Time 261: 6537660 ns</text:p>
      <text:p text:style-name="P2">Reaction Time 262: 3735267 ns</text:p>
      <text:p text:style-name="P2">Reaction Time 263: 796473 ns</text:p>
      <text:p text:style-name="P2">Reaction Time 264: 9938246 ns</text:p>
      <text:p text:style-name="P2">Reaction Time 265: 7237473 ns</text:p>
      <text:p text:style-name="P2">Reaction Time 266: 3374256 ns</text:p>
      <text:p text:style-name="P2">Reaction Time 267: 10490344 ns</text:p>
      <text:p text:style-name="P2">Reaction Time 268: 8811352 ns</text:p>
      <text:p text:style-name="P2"><text:soft-page-break/>Reaction Time 269: 5913346 ns</text:p>
      <text:p text:style-name="P2">Reaction Time 270: 990703 ns</text:p>
      <text:p text:style-name="P2">Reaction Time 271: 7919546 ns</text:p>
      <text:p text:style-name="P2">Reaction Time 272: 5191255 ns</text:p>
      <text:p text:style-name="P2">Reaction Time 273: 301367 ns</text:p>
      <text:p text:style-name="P2">Reaction Time 274: 7374781 ns</text:p>
      <text:p text:style-name="P2">Reaction Time 275: 2468760 ns</text:p>
      <text:p text:style-name="P2">Reaction Time 276: 7577392 ns</text:p>
      <text:p text:style-name="P2">Reaction Time 277: 2660545 ns</text:p>
      <text:p text:style-name="P2">Reaction Time 278: 8776362 ns</text:p>
      <text:p text:style-name="P2">Reaction Time 279: 6879395 ns</text:p>
      <text:p text:style-name="P2">Reaction Time 280: 1006068 ns</text:p>
      <text:p text:style-name="P2">Reaction Time 281: 10079885 ns</text:p>
      <text:p text:style-name="P2">Reaction Time 282: 7991972 ns</text:p>
      <text:p text:style-name="P2">Reaction Time 283: 5277648 ns</text:p>
      <text:p text:style-name="P2">Reaction Time 284: 10428814 ns</text:p>
      <text:p text:style-name="P2">Reaction Time 285: 7533183 ns</text:p>
      <text:p text:style-name="P2">Reaction Time 286: 1664465 ns</text:p>
      <text:p text:style-name="P2">Reaction Time 287: 10764613 ns</text:p>
      <text:p text:style-name="P2">Reaction Time 288: 7909419 ns</text:p>
      <text:p text:style-name="P2">Reaction Time 289: 5158778 ns</text:p>
      <text:p text:style-name="P2">Reaction Time 290: 3340104 ns</text:p>
      <text:p text:style-name="P2">Reaction Time 291: 758968 ns</text:p>
      <text:p text:style-name="P2">Reaction Time 292: 24235 ns</text:p>
      <text:p text:style-name="P2">Reaction Time 293: 8197167 ns</text:p>
      <text:p text:style-name="P2">Reaction Time 294: 5469015 ns</text:p>
      <text:p text:style-name="P2">Reaction Time 295: 1716776 ns</text:p>
      <text:p text:style-name="P2">Reaction Time 296: 972055 ns</text:p>
      <text:p text:style-name="P2">Reaction Time 297: 9208822 ns</text:p>
      <text:p text:style-name="P2">Reaction Time 298: 2345839 ns</text:p>
      <text:p text:style-name="P2">Reaction Time 299: 9904654 ns</text:p>
      <text:p text:style-name="P2">Reaction Time 300: 4997305 ns</text:p>
      <text:p text:style-name="P4">Нагрузка (while true; do dd if=/dev/urandom count=10M bs=1 | bzip2 -9 &gt; /tmp/random.bin ; rm -f /tmp/random.bin ; done)</text:p>
      <text:p text:style-name="P4">Device opened successfully.</text:p>
      <text:p text:style-name="P4">Read 2400 bytes from device:</text:p>
      <text:p text:style-name="P4">Reaction Time 1: 5005760 ns</text:p>
      <text:p text:style-name="P4">Reaction Time 2: 3126461 ns</text:p>
      <text:p text:style-name="P4">Reaction Time 3: 2178291 ns</text:p>
      <text:p text:style-name="P4">Reaction Time 4: 1284109 ns</text:p>
      <text:p text:style-name="P4">Reaction Time 5: 9376730 ns</text:p>
      <text:p text:style-name="P4">Reaction Time 6: 6513850 ns</text:p>
      <text:p text:style-name="P4">Reaction Time 7: 10607688 ns</text:p>
      <text:p text:style-name="P4">Reaction Time 8: 3739182 ns</text:p>
      <text:p text:style-name="P4">Reaction Time 9: 854024 ns</text:p>
      <text:p text:style-name="P4">Reaction Time 10: 10917157 ns</text:p>
      <text:p text:style-name="P4">Reaction Time 11: 4008841 ns</text:p>
      <text:p text:style-name="P4">Reaction Time 12: 3137007 ns</text:p>
      <text:p text:style-name="P4">Reaction Time 13: 2240241 ns</text:p>
      <text:p text:style-name="P4">Reaction Time 14: 4344639 ns</text:p>
      <text:p text:style-name="P4">Reaction Time 15: 3403314 ns</text:p>
      <text:p text:style-name="P4">Reaction Time 16: 2508432 ns</text:p>
      <text:p text:style-name="P4"><text:soft-page-break/>Reaction Time 17: 1637856 ns</text:p>
      <text:p text:style-name="P4">Reaction Time 18: 10779988 ns</text:p>
      <text:p text:style-name="P4">Reaction Time 19: 9904243 ns</text:p>
      <text:p text:style-name="P4">Reaction Time 20: 8985128 ns</text:p>
      <text:p text:style-name="P4">Reaction Time 21: 3132817 ns</text:p>
      <text:p text:style-name="P4">Reaction Time 22: 2255605 ns</text:p>
      <text:p text:style-name="P4">Reaction Time 23: 3350723 ns</text:p>
      <text:p text:style-name="P4">Reaction Time 24: 2431746 ns</text:p>
      <text:p text:style-name="P4">Reaction Time 25: 10533378 ns</text:p>
      <text:p text:style-name="P4">Reaction Time 26: 9681450 ns</text:p>
      <text:p text:style-name="P4">Reaction Time 27: 8848378 ns</text:p>
      <text:p text:style-name="P4">Reaction Time 28: 6014484 ns</text:p>
      <text:p text:style-name="P4">Reaction Time 29: 139334 ns</text:p>
      <text:p text:style-name="P4">Reaction Time 30: 10263998 ns</text:p>
      <text:p text:style-name="P4">Reaction Time 31: 9396914 ns</text:p>
      <text:p text:style-name="P4">Reaction Time 32: 2525543 ns</text:p>
      <text:p text:style-name="P4">Reaction Time 33: 1624727 ns</text:p>
      <text:p text:style-name="P4">Reaction Time 34: 9756180 ns</text:p>
      <text:p text:style-name="P4">Reaction Time 35: 8787126 ns</text:p>
      <text:p text:style-name="P4">Reaction Time 36: 4143495 ns</text:p>
      <text:p text:style-name="P4">Reaction Time 37: 3208665 ns</text:p>
      <text:p text:style-name="P4">Reaction Time 38: 352211 ns</text:p>
      <text:p text:style-name="P4">Reaction Time 39: 8410401 ns</text:p>
      <text:p text:style-name="P4">Reaction Time 40: 7555120 ns</text:p>
      <text:p text:style-name="P4">Reaction Time 41: 6663662 ns</text:p>
      <text:p text:style-name="P4">Reaction Time 42: 5939125 ns</text:p>
      <text:p text:style-name="P4">Reaction Time 43: 5211653 ns</text:p>
      <text:p text:style-name="P4">Reaction Time 44: 2338648 ns</text:p>
      <text:p text:style-name="P4">Reaction Time 45: 1481900 ns</text:p>
      <text:p text:style-name="P4">Reaction Time 46: 10610413 ns</text:p>
      <text:p text:style-name="P4">Reaction Time 47: 6489128 ns</text:p>
      <text:p text:style-name="P4">Reaction Time 48: 5801886 ns</text:p>
      <text:p text:style-name="P4">Reaction Time 49: 3888015 ns</text:p>
      <text:p text:style-name="P4">Reaction Time 50: 5034814 ns</text:p>
      <text:p text:style-name="P4">Reaction Time 51: 4162073 ns</text:p>
      <text:p text:style-name="P4">Reaction Time 52: 3268589 ns</text:p>
      <text:p text:style-name="P4">Reaction Time 53: 2376362 ns</text:p>
      <text:p text:style-name="P4">Reaction Time 54: 1522757 ns</text:p>
      <text:p text:style-name="P4">Reaction Time 55: 629063 ns</text:p>
      <text:p text:style-name="P4">Reaction Time 56: 10751424 ns</text:p>
      <text:p text:style-name="P4">Reaction Time 57: 9645481 ns</text:p>
      <text:p text:style-name="P4">Reaction Time 58: 6976552 ns</text:p>
      <text:p text:style-name="P4">Reaction Time 59: 6120853 ns</text:p>
      <text:p text:style-name="P4">Reaction Time 60: 4218366 ns</text:p>
      <text:p text:style-name="P4">Reaction Time 61: 1561171 ns</text:p>
      <text:p text:style-name="P4">Reaction Time 62: 9681868 ns</text:p>
      <text:p text:style-name="P4">Reaction Time 63: 8808079 ns</text:p>
      <text:p text:style-name="P4">Reaction Time 64: 7921090 ns</text:p>
      <text:p text:style-name="P4">Reaction Time 65: 24235 ns</text:p>
      <text:p text:style-name="P4">Reaction Time 66: 4117374 ns</text:p>
      <text:p text:style-name="P4">Reaction Time 67: 10251986 ns</text:p>
      <text:p text:style-name="P4">Reaction Time 68: 9323093 ns</text:p>
      <text:p text:style-name="P4"><text:soft-page-break/>Reaction Time 69: 8396503 ns</text:p>
      <text:p text:style-name="P4">Reaction Time 70: 7485279 ns</text:p>
      <text:p text:style-name="P4">Reaction Time 71: 5602487 ns</text:p>
      <text:p text:style-name="P4">Reaction Time 72: 7749071 ns</text:p>
      <text:p text:style-name="P4">Reaction Time 73: 1854855 ns</text:p>
      <text:p text:style-name="P4">Reaction Time 74: 936018 ns</text:p>
      <text:p text:style-name="P4">Reaction Time 75: 10790116 ns</text:p>
      <text:p text:style-name="P4">Reaction Time 76: 4134975 ns</text:p>
      <text:p text:style-name="P4">Reaction Time 77: 7405800 ns</text:p>
      <text:p text:style-name="P4">Reaction Time 78: 6540601 ns</text:p>
      <text:p text:style-name="P4">Reaction Time 79: 10659164 ns</text:p>
      <text:p text:style-name="P4">Reaction Time 80: 8748435 ns</text:p>
      <text:p text:style-name="P4">Reaction Time 81: 5875220 ns</text:p>
      <text:p text:style-name="P4">Reaction Time 82: 5018611 ns</text:p>
      <text:p text:style-name="P4">Reaction Time 83: 4088111 ns</text:p>
      <text:p text:style-name="P4">Reaction Time 84: 3212436 ns</text:p>
      <text:p text:style-name="P4">Reaction Time 85: 316523 ns</text:p>
      <text:p text:style-name="P4">Reaction Time 86: 10412413 ns</text:p>
      <text:p text:style-name="P4">Reaction Time 87: 6519439 ns</text:p>
      <text:p text:style-name="P4">Reaction Time 88: 5605281 ns</text:p>
      <text:p text:style-name="P4">Reaction Time 89: 7747954 ns</text:p>
      <text:p text:style-name="P4">Reaction Time 90: 2875311 ns</text:p>
      <text:p text:style-name="P4">Reaction Time 91: 9940563 ns</text:p>
      <text:p text:style-name="P4">Reaction Time 92: 9020958 ns</text:p>
      <text:p text:style-name="P4">Reaction Time 93: 7922627 ns</text:p>
      <text:p text:style-name="P4">Reaction Time 94: 1272864 ns</text:p>
      <text:p text:style-name="P4">Reaction Time 95: 4375649 ns</text:p>
      <text:p text:style-name="P4">Reaction Time 96: 2475119 ns</text:p>
      <text:p text:style-name="P4">Reaction Time 97: 1531348 ns</text:p>
      <text:p text:style-name="P4">Reaction Time 98: 643381 ns</text:p>
      <text:p text:style-name="P4">Reaction Time 99: 10759596 ns</text:p>
      <text:p text:style-name="P4">Reaction Time 100: 7882748 ns</text:p>
      <text:p text:style-name="P4">Reaction Time 101: 6980813 ns</text:p>
      <text:p text:style-name="P4">Reaction Time 102: 6079856 ns</text:p>
      <text:p text:style-name="P4">Reaction Time 103: 11209446 ns</text:p>
      <text:p text:style-name="P4">Reaction Time 104: 4290653 ns</text:p>
      <text:p text:style-name="P4">Reaction Time 105: 3593214 ns</text:p>
      <text:p text:style-name="P4">Reaction Time 106: 2693583 ns</text:p>
      <text:p text:style-name="P4">Reaction Time 107: 1811413 ns</text:p>
      <text:p text:style-name="P4">Reaction Time 108: 6130910 ns</text:p>
      <text:p text:style-name="P4">Reaction Time 109: 1258337 ns</text:p>
      <text:p text:style-name="P4">Reaction Time 110: 9351029 ns</text:p>
      <text:p text:style-name="P4">Reaction Time 111: 7746976 ns</text:p>
      <text:p text:style-name="P4">Reaction Time 112: 6868438 ns</text:p>
      <text:p text:style-name="P4">Reaction Time 113: 6134751 ns</text:p>
      <text:p text:style-name="P4">Reaction Time 114: 5258308 ns</text:p>
      <text:p text:style-name="P4">Reaction Time 115: 4319008 ns</text:p>
      <text:p text:style-name="P4">Reaction Time 116: 1461856 ns</text:p>
      <text:p text:style-name="P4">Reaction Time 117: 5589288 ns</text:p>
      <text:p text:style-name="P4">Reaction Time 118: 1711190 ns</text:p>
      <text:p text:style-name="P4">Reaction Time 119: 8817998 ns</text:p>
      <text:p text:style-name="P4">Reaction Time 120: 7902513 ns</text:p>
      <text:p text:style-name="P4"><text:soft-page-break/>Reaction Time 121: 6999601 ns</text:p>
      <text:p text:style-name="P4">Reaction Time 122: 4087902 ns</text:p>
      <text:p text:style-name="P4">Reaction Time 123: 7183982 ns</text:p>
      <text:p text:style-name="P4">Reaction Time 124: 6269826 ns</text:p>
      <text:p text:style-name="P4">Reaction Time 125: 4345617 ns</text:p>
      <text:p text:style-name="P4">Reaction Time 126: 5465948 ns</text:p>
      <text:p text:style-name="P4">Reaction Time 127: 3603411 ns</text:p>
      <text:p text:style-name="P4">Reaction Time 128: 7909777 ns</text:p>
      <text:p text:style-name="P4">Reaction Time 129: 6981512 ns</text:p>
      <text:p text:style-name="P4">Reaction Time 130: 4111299 ns</text:p>
      <text:p text:style-name="P4">Reaction Time 131: 189271 ns</text:p>
      <text:p text:style-name="P4">Reaction Time 132: 2298489 ns</text:p>
      <text:p text:style-name="P4">Reaction Time 133: 1380979 ns</text:p>
      <text:p text:style-name="P4">Reaction Time 134: 486098 ns</text:p>
      <text:p text:style-name="P4">Reaction Time 135: 10800035 ns</text:p>
      <text:p text:style-name="P4">Reaction Time 136: 9887414 ns</text:p>
      <text:p text:style-name="P4">Reaction Time 137: 9036323 ns</text:p>
      <text:p text:style-name="P4">Reaction Time 138: 6868228 ns</text:p>
      <text:p text:style-name="P4">Reaction Time 139: 3265796 ns</text:p>
      <text:p text:style-name="P4">Reaction Time 140: 2327054 ns</text:p>
      <text:p text:style-name="P4">Reaction Time 141: 1453684 ns</text:p>
      <text:p text:style-name="P4">Reaction Time 142: 10558662 ns</text:p>
      <text:p text:style-name="P4">Reaction Time 143: 9702543 ns</text:p>
      <text:p text:style-name="P4">Reaction Time 144: 7830926 ns</text:p>
      <text:p text:style-name="P4">Reaction Time 145: 6912788 ns</text:p>
      <text:p text:style-name="P4">Reaction Time 146: 3060601 ns</text:p>
      <text:p text:style-name="P4">Reaction Time 147: 1936918 ns</text:p>
      <text:p text:style-name="P4">Reaction Time 148: 4251681 ns</text:p>
      <text:p text:style-name="P4">Reaction Time 149: 1360446 ns</text:p>
      <text:p text:style-name="P4">Reaction Time 150: 8490720 ns</text:p>
      <text:p text:style-name="P4">Reaction Time 151: 6576709 ns</text:p>
      <text:p text:style-name="P4">Reaction Time 152: 5686158 ns</text:p>
      <text:p text:style-name="P4">Reaction Time 153: 4788554 ns</text:p>
      <text:p text:style-name="P4">Reaction Time 154: 3937044 ns</text:p>
      <text:p text:style-name="P4">Reaction Time 155: 1013123 ns</text:p>
      <text:p text:style-name="P4">Reaction Time 156: 5156829 ns</text:p>
      <text:p text:style-name="P4">Reaction Time 157: 4279198 ns</text:p>
      <text:p text:style-name="P4">Reaction Time 158: 2404230 ns</text:p>
      <text:p text:style-name="P4">Reaction Time 159: 5505199 ns</text:p>
      <text:p text:style-name="P4">Reaction Time 160: 2584770 ns</text:p>
      <text:p text:style-name="P4">Reaction Time 161: 9670206 ns</text:p>
      <text:p text:style-name="P4">Reaction Time 162: 7799148 ns</text:p>
      <text:p text:style-name="P4">Reaction Time 163: 5816763 ns</text:p>
      <text:p text:style-name="P4">Reaction Time 164: 3036017 ns</text:p>
      <text:p text:style-name="P4">Reaction Time 165: 2172355 ns</text:p>
      <text:p text:style-name="P4">Reaction Time 166: 1234591 ns</text:p>
      <text:p text:style-name="P4">Reaction Time 167: 10322528 ns</text:p>
      <text:p text:style-name="P4">Reaction Time 168: 1206235 ns</text:p>
      <text:p text:style-name="P4">Reaction Time 169: 5528247 ns</text:p>
      <text:p text:style-name="P4">Reaction Time 170: 4647055 ns</text:p>
      <text:p text:style-name="P4">Reaction Time 171: 3708802 ns</text:p>
      <text:p text:style-name="P4">Reaction Time 172: 2850797 ns</text:p>
      <text:p text:style-name="P4"><text:soft-page-break/>Reaction Time 173: 956062 ns</text:p>
      <text:p text:style-name="P4">Reaction Time 174: 48190 ns</text:p>
      <text:p text:style-name="P4">Reaction Time 175: 9344675 ns</text:p>
      <text:p text:style-name="P4">Reaction Time 176: 444682 ns</text:p>
      <text:p text:style-name="P4">Reaction Time 177: 10348090 ns</text:p>
      <text:p text:style-name="P4">Reaction Time 178: 4626241 ns</text:p>
      <text:p text:style-name="P4">Reaction Time 179: 3735900 ns</text:p>
      <text:p text:style-name="P4">Reaction Time 180: 2583583 ns</text:p>
      <text:p text:style-name="P4">Reaction Time 181: 10971916 ns</text:p>
      <text:p text:style-name="P4">Reaction Time 182: 1073257 ns</text:p>
      <text:p text:style-name="P4">Reaction Time 183: 9215957 ns</text:p>
      <text:p text:style-name="P4">Reaction Time 184: 8322752 ns</text:p>
      <text:p text:style-name="P4">Reaction Time 185: 2447811 ns</text:p>
      <text:p text:style-name="P4">Reaction Time 186: 9509711 ns</text:p>
      <text:p text:style-name="P4">Reaction Time 187: 6649415 ns</text:p>
      <text:p text:style-name="P4">Reaction Time 188: 3736808 ns</text:p>
      <text:p text:style-name="P4">Reaction Time 189: 2773343 ns</text:p>
      <text:p text:style-name="P4">Reaction Time 190: 1929375 ns</text:p>
      <text:p text:style-name="P4">Reaction Time 191: 9069988 ns</text:p>
      <text:p text:style-name="P4">Reaction Time 192: 8085360 ns</text:p>
      <text:p text:style-name="P4">Reaction Time 193: 7415020 ns</text:p>
      <text:p text:style-name="P4">Reaction Time 194: 4742808 ns</text:p>
      <text:p text:style-name="P4">Reaction Time 195: 3867063 ns</text:p>
      <text:p text:style-name="P4">Reaction Time 196: 2992366 ns</text:p>
      <text:p text:style-name="P4">Reaction Time 197: 6119317 ns</text:p>
      <text:p text:style-name="P4">Reaction Time 198: 5039704 ns</text:p>
      <text:p text:style-name="P4">Reaction Time 199: 4123801 ns</text:p>
      <text:p text:style-name="P4">Reaction Time 200: 3621570 ns</text:p>
      <text:p text:style-name="P4">Reaction Time 201: 8739357 ns</text:p>
      <text:p text:style-name="P4">Reaction Time 202: 7840285 ns</text:p>
      <text:p text:style-name="P4">Reaction Time 203: 5898198 ns</text:p>
      <text:p text:style-name="P4">Reaction Time 204: 4998638 ns</text:p>
      <text:p text:style-name="P4">Reaction Time 205: 1118584 ns</text:p>
      <text:p text:style-name="P4">Reaction Time 206: 212249 ns</text:p>
      <text:p text:style-name="P4">Reaction Time 207: 10295360 ns</text:p>
      <text:p text:style-name="P4">Reaction Time 208: 7386874 ns</text:p>
      <text:p text:style-name="P4">Reaction Time 209: 6492132 ns</text:p>
      <text:p text:style-name="P4">Reaction Time 210: 2634916 ns</text:p>
      <text:p text:style-name="P4">Reaction Time 211: 1733400 ns</text:p>
      <text:p text:style-name="P4">Reaction Time 212: 586320 ns</text:p>
      <text:p text:style-name="P4">Reaction Time 213: 10900887 ns</text:p>
      <text:p text:style-name="P4">Reaction Time 214: 7017341 ns</text:p>
      <text:p text:style-name="P4">Reaction Time 215: 6116873 ns</text:p>
      <text:p text:style-name="P4">Reaction Time 216: 5201947 ns</text:p>
      <text:p text:style-name="P4">Reaction Time 217: 4300640 ns</text:p>
      <text:p text:style-name="P4">Reaction Time 218: 3364762 ns</text:p>
      <text:p text:style-name="P4">Reaction Time 219: 2477633 ns</text:p>
      <text:p text:style-name="P4">Reaction Time 220: 1563895 ns</text:p>
      <text:p text:style-name="P4">Reaction Time 221: 10652600 ns</text:p>
      <text:p text:style-name="P4">Reaction Time 222: 9730690 ns</text:p>
      <text:p text:style-name="P4">Reaction Time 223: 8831339 ns</text:p>
      <text:p text:style-name="P4">Reaction Time 224: 928335 ns</text:p>
      <text:p text:style-name="P4"><text:soft-page-break/>Reaction Time 225: 10007961 ns</text:p>
      <text:p text:style-name="P4">Reaction Time 226: 9114617 ns</text:p>
      <text:p text:style-name="P4">Reaction Time 227: 8215614 ns</text:p>
      <text:p text:style-name="P4">Reaction Time 228: 7337775 ns</text:p>
      <text:p text:style-name="P4">Reaction Time 229: 6104231 ns</text:p>
      <text:p text:style-name="P4">Reaction Time 230: 5259636 ns</text:p>
      <text:p text:style-name="P4">Reaction Time 231: 4602286 ns</text:p>
      <text:p text:style-name="P4">Reaction Time 232: 3729685 ns</text:p>
      <text:p text:style-name="P4">Reaction Time 233: 2847235 ns</text:p>
      <text:p text:style-name="P4">Reaction Time 234: 1955706 ns</text:p>
      <text:p text:style-name="P4">Reaction Time 235: 9039467 ns</text:p>
      <text:p text:style-name="P4">Reaction Time 236: 8148986 ns</text:p>
      <text:p text:style-name="P4">Reaction Time 237: 7233013 ns</text:p>
      <text:p text:style-name="P4">Reaction Time 238: 6071126 ns</text:p>
      <text:p text:style-name="P4">Reaction Time 239: 5417758 ns</text:p>
      <text:p text:style-name="P4">Reaction Time 240: 10531425 ns</text:p>
      <text:p text:style-name="P4">Reaction Time 241: 9232579 ns</text:p>
      <text:p text:style-name="P4">Reaction Time 242: 1767762 ns</text:p>
      <text:p text:style-name="P4">Reaction Time 243: 10895370 ns</text:p>
      <text:p text:style-name="P4">Reaction Time 244: 8024319 ns</text:p>
      <text:p text:style-name="P4">Reaction Time 245: 7297616 ns</text:p>
      <text:p text:style-name="P4">Reaction Time 246: 1445233 ns</text:p>
      <text:p text:style-name="P4">Reaction Time 247: 6572450 ns</text:p>
      <text:p text:style-name="P4">Reaction Time 248: 5696775 ns</text:p>
      <text:p text:style-name="P4">Reaction Time 249: 3778434 ns</text:p>
      <text:p text:style-name="P4">Reaction Time 250: 7906495 ns</text:p>
      <text:p text:style-name="P4">Reaction Time 251: 6033691 ns</text:p>
      <text:p text:style-name="P4">Reaction Time 252: 4139167 ns</text:p>
      <text:p text:style-name="P4">Reaction Time 253: 10257296 ns</text:p>
      <text:p text:style-name="P4">Reaction Time 254: 9375336 ns</text:p>
      <text:p text:style-name="P4">Reaction Time 255: 8482340 ns</text:p>
      <text:p text:style-name="P4">Reaction Time 256: 7610647 ns</text:p>
      <text:p text:style-name="P4">Reaction Time 257: 2736327 ns</text:p>
      <text:p text:style-name="P4">Reaction Time 258: 1860303 ns</text:p>
      <text:p text:style-name="P4">Reaction Time 259: 983510 ns</text:p>
      <text:p text:style-name="P4">Reaction Time 260: 104064 ns</text:p>
      <text:p text:style-name="P4">Reaction Time 261: 8347825 ns</text:p>
      <text:p text:style-name="P4">Reaction Time 262: 5472025 ns</text:p>
      <text:p text:style-name="P4">Reaction Time 263: 4755938 ns</text:p>
      <text:p text:style-name="P4">Reaction Time 264: 7900630 ns</text:p>
      <text:p text:style-name="P4">Reaction Time 265: 10032825 ns</text:p>
      <text:p text:style-name="P4">Reaction Time 266: 9136338 ns</text:p>
      <text:p text:style-name="P4">Reaction Time 267: 8214987 ns</text:p>
      <text:p text:style-name="P4">Reaction Time 268: 4358470 ns</text:p>
      <text:p text:style-name="P4">Reaction Time 269: 3227104 ns</text:p>
      <text:p text:style-name="P4">Reaction Time 270: 2564586 ns</text:p>
      <text:p text:style-name="P4">Reaction Time 271: 6664921 ns</text:p>
      <text:p text:style-name="P4">Reaction Time 272: 5807056 ns</text:p>
      <text:p text:style-name="P4">Reaction Time 273: 4932498 ns</text:p>
      <text:p text:style-name="P4">Reaction Time 274: 4016594 ns</text:p>
      <text:p text:style-name="P4">Reaction Time 275: 3326908 ns</text:p>
      <text:p text:style-name="P4">Reaction Time 276: 2433074 ns</text:p>
      <text:p text:style-name="P4"><text:soft-page-break/>Reaction Time 277: 10578290 ns</text:p>
      <text:p text:style-name="P4">Reaction Time 278: 9683477 ns</text:p>
      <text:p text:style-name="P4">Reaction Time 279: 10818685 ns</text:p>
      <text:p text:style-name="P4">Reaction Time 280: 9945314 ns</text:p>
      <text:p text:style-name="P4">Reaction Time 281: 8049323 ns</text:p>
      <text:p text:style-name="P4">Reaction Time 282: 8193755 ns</text:p>
      <text:p text:style-name="P4">Reaction Time 283: 7080199 ns</text:p>
      <text:p text:style-name="P4">Reaction Time 284: 5158226 ns</text:p>
      <text:p text:style-name="P4">Reaction Time 285: 4506883 ns</text:p>
      <text:p text:style-name="P4">Reaction Time 286: 2603628 ns</text:p>
      <text:p text:style-name="P4">Reaction Time 287: 1729699 ns</text:p>
      <text:p text:style-name="P4">Reaction Time 288: 616213 ns</text:p>
      <text:p text:style-name="P4">Reaction Time 289: 10957460 ns</text:p>
      <text:p text:style-name="P4">Reaction Time 290: 9083957 ns</text:p>
      <text:p text:style-name="P4">Reaction Time 291: 8212752 ns</text:p>
      <text:p text:style-name="P4">Reaction Time 292: 7215343 ns</text:p>
      <text:p text:style-name="P4">Reaction Time 293: 4433479 ns</text:p>
      <text:p text:style-name="P4">Reaction Time 294: 3558852 ns</text:p>
      <text:p text:style-name="P4">Reaction Time 295: 2447532 ns</text:p>
      <text:p text:style-name="P4">Reaction Time 296: 755757 ns</text:p>
      <text:p text:style-name="P4">Reaction Time 297: 10898583 ns</text:p>
      <text:p text:style-name="P4">Reaction Time 298: 10007613 ns</text:p>
      <text:p text:style-name="P4">Reaction Time 299: 9095690 ns</text:p>
      <text:p text:style-name="P4">Reaction Time 300: 6230925 ns</text:p>
      <text:p text:style-name="P1"><text:span text:style-name="Source_20_Text">ncat -l 127.0.0.1 12345 -k -c 'xargs -n1 -i echo "Response: {}"'</text:span></text:p>
      <text:p text:style-name="P4">Device opened successfully.</text:p>
      <text:p text:style-name="P4">Read 2400 bytes from device:</text:p>
      <text:p text:style-name="P4">Reaction Time 1: 2128705 ns</text:p>
      <text:p text:style-name="P4">Reaction Time 2: 1249259 ns</text:p>
      <text:p text:style-name="P4">Reaction Time 3: 9366608 ns</text:p>
      <text:p text:style-name="P4">Reaction Time 4: 6668624 ns</text:p>
      <text:p text:style-name="P4">Reaction Time 5: 5233168 ns</text:p>
      <text:p text:style-name="P4">Reaction Time 6: 4318451 ns</text:p>
      <text:p text:style-name="P4">Reaction Time 7: 11546087 ns</text:p>
      <text:p text:style-name="P4">Reaction Time 8: 6483333 ns</text:p>
      <text:p text:style-name="P4">Reaction Time 9: 3883337 ns</text:p>
      <text:p text:style-name="P4">Reaction Time 10: 3162851 ns</text:p>
      <text:p text:style-name="P4">Reaction Time 11: 1630385 ns</text:p>
      <text:p text:style-name="P4">Reaction Time 12: 9914796 ns</text:p>
      <text:p text:style-name="P4">Reaction Time 13: 8129921 ns</text:p>
      <text:p text:style-name="P4">Reaction Time 14: 7425918 ns</text:p>
      <text:p text:style-name="P4">Reaction Time 15: 5850149 ns</text:p>
      <text:p text:style-name="P4">Reaction Time 16: 5381581 ns</text:p>
      <text:p text:style-name="P4">Reaction Time 17: 2497399 ns</text:p>
      <text:p text:style-name="P4">Reaction Time 18: 1980780 ns</text:p>
      <text:p text:style-name="P4">Reaction Time 19: 1052724 ns</text:p>
      <text:p text:style-name="P4">Reaction Time 20: 8240900 ns</text:p>
      <text:p text:style-name="P4">Reaction Time 21: 6725265 ns</text:p>
      <text:p text:style-name="P4">Reaction Time 22: 3109910 ns</text:p>
      <text:p text:style-name="P4">Reaction Time 23: 493083 ns</text:p>
      <text:p text:style-name="P4">Reaction Time 24: 10432393 ns</text:p>
      <text:p text:style-name="P4">Reaction Time 25: 8762896 ns</text:p>
      <text:p text:style-name="P4"><text:soft-page-break/>Reaction Time 26: 7942327 ns</text:p>
      <text:p text:style-name="P4">Reaction Time 27: 7075801 ns</text:p>
      <text:p text:style-name="P4">Reaction Time 28: 6408813 ns</text:p>
      <text:p text:style-name="P4">Reaction Time 29: 3551659 ns</text:p>
      <text:p text:style-name="P4">Reaction Time 30: 2335716 ns</text:p>
      <text:p text:style-name="P4">Reaction Time 31: 1084641 ns</text:p>
      <text:p text:style-name="P4">Reaction Time 32: 47771 ns</text:p>
      <text:p text:style-name="P4">Reaction Time 33: 10202753 ns</text:p>
      <text:p text:style-name="P4">Reaction Time 34: 7303276 ns</text:p>
      <text:p text:style-name="P4">Reaction Time 35: 4868385 ns</text:p>
      <text:p text:style-name="P4">Reaction Time 36: 4403379 ns</text:p>
      <text:p text:style-name="P4">Reaction Time 37: 3540135 ns</text:p>
      <text:p text:style-name="P4">Reaction Time 38: 3080437 ns</text:p>
      <text:p text:style-name="P4">Reaction Time 39: 208618 ns</text:p>
      <text:p text:style-name="P4">Reaction Time 40: 10115521 ns</text:p>
      <text:p text:style-name="P4">Reaction Time 41: 9093038 ns</text:p>
      <text:p text:style-name="P4">Reaction Time 42: 8255846 ns</text:p>
      <text:p text:style-name="P4">Reaction Time 43: 3842061 ns</text:p>
      <text:p text:style-name="P4">Reaction Time 44: 3160407 ns</text:p>
      <text:p text:style-name="P4">Reaction Time 45: 10031152 ns</text:p>
      <text:p text:style-name="P4">Reaction Time 46: 9156315 ns</text:p>
      <text:p text:style-name="P4">Reaction Time 47: 6662757 ns</text:p>
      <text:p text:style-name="P4">Reaction Time 48: 5692447 ns</text:p>
      <text:p text:style-name="P4">Reaction Time 49: 5162209 ns</text:p>
      <text:p text:style-name="P4">Reaction Time 50: 2302401 ns</text:p>
      <text:p text:style-name="P4">Reaction Time 51: 620055 ns</text:p>
      <text:p text:style-name="P4">Reaction Time 52: 8787621 ns</text:p>
      <text:p text:style-name="P4">Reaction Time 53: 8324640 ns</text:p>
      <text:p text:style-name="P4">Reaction Time 54: 6661011 ns</text:p>
      <text:p text:style-name="P4">Reaction Time 55: 4853089 ns</text:p>
      <text:p text:style-name="P4">Reaction Time 56: 4344223 ns</text:p>
      <text:p text:style-name="P4">Reaction Time 57: 3471342 ns</text:p>
      <text:p text:style-name="P4">Reaction Time 58: 1573952 ns</text:p>
      <text:p text:style-name="P4">Reaction Time 59: 10896700 ns</text:p>
      <text:p text:style-name="P4">Reaction Time 60: 8283154 ns</text:p>
      <text:p text:style-name="P4">Reaction Time 61: 7385270 ns</text:p>
      <text:p text:style-name="P4">Reaction Time 62: 6553944 ns</text:p>
      <text:p text:style-name="P4">Reaction Time 63: 4826410 ns</text:p>
      <text:p text:style-name="P4">Reaction Time 64: 1752328 ns</text:p>
      <text:p text:style-name="P4">Reaction Time 65: 9262823 ns</text:p>
      <text:p text:style-name="P4">Reaction Time 66: 6837222 ns</text:p>
      <text:p text:style-name="P4">Reaction Time 67: 5791202 ns</text:p>
      <text:p text:style-name="P4">Reaction Time 68: 5043967 ns</text:p>
      <text:p text:style-name="P4">Reaction Time 69: 4706421 ns</text:p>
      <text:p text:style-name="P4">Reaction Time 70: 839078 ns</text:p>
      <text:p text:style-name="P4">Reaction Time 71: 7998200 ns</text:p>
      <text:p text:style-name="P4">Reaction Time 72: 1318053 ns</text:p>
      <text:p text:style-name="P4">Reaction Time 73: 263862 ns</text:p>
      <text:p text:style-name="P4">Reaction Time 74: 10941329 ns</text:p>
      <text:p text:style-name="P4">Reaction Time 75: 10330075 ns</text:p>
      <text:p text:style-name="P4">Reaction Time 76: 9586330 ns</text:p>
      <text:p text:style-name="P4">Reaction Time 77: 9065521 ns</text:p>
      <text:p text:style-name="P4"><text:soft-page-break/>Reaction Time 78: 5997585 ns</text:p>
      <text:p text:style-name="P4">Reaction Time 79: 3441728 ns</text:p>
      <text:p text:style-name="P4">Reaction Time 80: 2558790 ns</text:p>
      <text:p text:style-name="P4">Reaction Time 81: 1899904 ns</text:p>
      <text:p text:style-name="P4">Reaction Time 82: 37225 ns</text:p>
      <text:p text:style-name="P4">Reaction Time 83: 10371141 ns</text:p>
      <text:p text:style-name="P4">Reaction Time 84: 9506851 ns</text:p>
      <text:p text:style-name="P4">Reaction Time 85: 7846644 ns</text:p>
      <text:p text:style-name="P4">Reaction Time 86: 6961889 ns</text:p>
      <text:p text:style-name="P4">Reaction Time 87: 6146068 ns</text:p>
      <text:p text:style-name="P4">Reaction Time 88: 3651114 ns</text:p>
      <text:p text:style-name="P4">Reaction Time 89: 1935034 ns</text:p>
      <text:p text:style-name="P4">Reaction Time 90: 82553 ns</text:p>
      <text:p text:style-name="P4">Reaction Time 91: 6540744 ns</text:p>
      <text:p text:style-name="P4">Reaction Time 92: 4401353 ns</text:p>
      <text:p text:style-name="P4">Reaction Time 93: 3942074 ns</text:p>
      <text:p text:style-name="P4">Reaction Time 94: 1522759 ns</text:p>
      <text:p text:style-name="P4">Reaction Time 95: 10615 ns</text:p>
      <text:p text:style-name="P4">Reaction Time 96: 10016415 ns</text:p>
      <text:p text:style-name="P4">Reaction Time 97: 8335746 ns</text:p>
      <text:p text:style-name="P4">Reaction Time 98: 5766688 ns</text:p>
      <text:p text:style-name="P4">Reaction Time 99: 1799332 ns</text:p>
      <text:p text:style-name="P4">Reaction Time 100: 10301440 ns</text:p>
      <text:p text:style-name="P4">Reaction Time 101: 9698636 ns</text:p>
      <text:p text:style-name="P4">Reaction Time 102: 7857470 ns</text:p>
      <text:p text:style-name="P4">Reaction Time 103: 7131675 ns</text:p>
      <text:p text:style-name="P4">Reaction Time 104: 5494237 ns</text:p>
      <text:p text:style-name="P4">Reaction Time 105: 3520580 ns</text:p>
      <text:p text:style-name="P4">Reaction Time 106: 1083733 ns</text:p>
      <text:p text:style-name="P4">Reaction Time 107: 10640660 ns</text:p>
      <text:p text:style-name="P4">Reaction Time 108: 9827214 ns</text:p>
      <text:p text:style-name="P4">Reaction Time 109: 9148563 ns</text:p>
      <text:p text:style-name="P4">Reaction Time 110: 5440249 ns</text:p>
      <text:p text:style-name="P4">Reaction Time 111: 5010722 ns</text:p>
      <text:p text:style-name="P4">Reaction Time 112: 4155860 ns</text:p>
      <text:p text:style-name="P4">Reaction Time 113: 2460243 ns</text:p>
      <text:p text:style-name="P4">Reaction Time 114: 10000701 ns</text:p>
      <text:p text:style-name="P4">Reaction Time 115: 7188875 ns</text:p>
      <text:p text:style-name="P4">Reaction Time 116: 5388985 ns</text:p>
      <text:p text:style-name="P4">Reaction Time 117: 3738277 ns</text:p>
      <text:p text:style-name="P4">Reaction Time 118: 1612086 ns</text:p>
      <text:p text:style-name="P4">Reaction Time 119: 38063 ns</text:p>
      <text:p text:style-name="P4">Reaction Time 120: 8184888 ns</text:p>
      <text:p text:style-name="P4">Reaction Time 121: 7004912 ns</text:p>
      <text:p text:style-name="P4">Reaction Time 122: 6261167 ns</text:p>
      <text:p text:style-name="P4">Reaction Time 123: 3279277 ns</text:p>
      <text:p text:style-name="P4">Reaction Time 124: 1490491 ns</text:p>
      <text:p text:style-name="P4">Reaction Time 125: 631857 ns</text:p>
      <text:p text:style-name="P4">Reaction Time 126: 46305 ns</text:p>
      <text:p text:style-name="P4">Reaction Time 127: 8698503 ns</text:p>
      <text:p text:style-name="P4">Reaction Time 128: 7077268 ns</text:p>
      <text:p text:style-name="P4">Reaction Time 129: 4307836 ns</text:p>
      <text:p text:style-name="P4"><text:soft-page-break/>Reaction Time 130: 3444313 ns</text:p>
      <text:p text:style-name="P4">Reaction Time 131: 10577524 ns</text:p>
      <text:p text:style-name="P4">Reaction Time 132: 9800745 ns</text:p>
      <text:p text:style-name="P4">Reaction Time 133: 7833584 ns</text:p>
      <text:p text:style-name="P4">Reaction Time 134: 6212069 ns</text:p>
      <text:p text:style-name="P4">Reaction Time 135: 2313506 ns</text:p>
      <text:p text:style-name="P4">Reaction Time 136: 10230760 ns</text:p>
      <text:p text:style-name="P4">Reaction Time 137: 9365701 ns</text:p>
      <text:p text:style-name="P4">Reaction Time 138: 7465867 ns</text:p>
      <text:p text:style-name="P4">Reaction Time 139: 6558274 ns</text:p>
      <text:p text:style-name="P4">Reaction Time 140: 5755305 ns</text:p>
      <text:p text:style-name="P4">Reaction Time 141: 2084355 ns</text:p>
      <text:p text:style-name="P4">Reaction Time 142: 23886 ns</text:p>
      <text:p text:style-name="P4">Reaction Time 143: 10445942 ns</text:p>
      <text:p text:style-name="P4">Reaction Time 144: 9398596 ns</text:p>
      <text:p text:style-name="P4">Reaction Time 145: 8887425 ns</text:p>
      <text:p text:style-name="P4">Reaction Time 146: 7812631 ns</text:p>
      <text:p text:style-name="P4">Reaction Time 147: 7111560 ns</text:p>
      <text:p text:style-name="P4">Reaction Time 148: 5614503 ns</text:p>
      <text:p text:style-name="P4">Reaction Time 149: 4728632 ns</text:p>
      <text:p text:style-name="P4">Reaction Time 150: 4054589 ns</text:p>
      <text:p text:style-name="P4">Reaction Time 151: 2426859 ns</text:p>
      <text:p text:style-name="P4">Reaction Time 152: 1568365 ns</text:p>
      <text:p text:style-name="P4">Reaction Time 153: 708474 ns</text:p>
      <text:p text:style-name="P4">Reaction Time 154: 52102 ns</text:p>
      <text:p text:style-name="P4">Reaction Time 155: 10411719 ns</text:p>
      <text:p text:style-name="P4">Reaction Time 156: 9722173 ns</text:p>
      <text:p text:style-name="P4">Reaction Time 157: 9084797 ns</text:p>
      <text:p text:style-name="P4">Reaction Time 158: 7187479 ns</text:p>
      <text:p text:style-name="P4">Reaction Time 159: 6360413 ns</text:p>
      <text:p text:style-name="P4">Reaction Time 160: 5708650 ns</text:p>
      <text:p text:style-name="P4">Reaction Time 161: 4090139 ns</text:p>
      <text:p text:style-name="P4">Reaction Time 162: 2210210 ns</text:p>
      <text:p text:style-name="P4">Reaction Time 163: 10791868 ns</text:p>
      <text:p text:style-name="P4">Reaction Time 164: 6125256 ns</text:p>
      <text:p text:style-name="P4">Reaction Time 165: 5056259 ns</text:p>
      <text:p text:style-name="P4">Reaction Time 166: 3376846 ns</text:p>
      <text:p text:style-name="P4">Reaction Time 167: 2719496 ns</text:p>
      <text:p text:style-name="P4">Reaction Time 168: 1857719 ns</text:p>
      <text:p text:style-name="P4">Reaction Time 169: 38343 ns</text:p>
      <text:p text:style-name="P4">Reaction Time 170: 9261846 ns</text:p>
      <text:p text:style-name="P4">Reaction Time 171: 8526623 ns</text:p>
      <text:p text:style-name="P4">Reaction Time 172: 7889946 ns</text:p>
      <text:p text:style-name="P4">Reaction Time 173: 7225472 ns</text:p>
      <text:p text:style-name="P4">Reaction Time 174: 5361398 ns</text:p>
      <text:p text:style-name="P4">Reaction Time 175: 5110107 ns</text:p>
      <text:p text:style-name="P4">Reaction Time 176: 3326909 ns</text:p>
      <text:p text:style-name="P4">Reaction Time 177: 2669280 ns</text:p>
      <text:p text:style-name="P4">Reaction Time 178: 10026474 ns</text:p>
      <text:p text:style-name="P4">Reaction Time 179: 9484921 ns</text:p>
      <text:p text:style-name="P4">Reaction Time 180: 8840072 ns</text:p>
      <text:p text:style-name="P4">Reaction Time 181: 5561424 ns</text:p>
      <text:p text:style-name="P4"><text:soft-page-break/>Reaction Time 182: 5085383 ns</text:p>
      <text:p text:style-name="P4">Reaction Time 183: 4044113 ns</text:p>
      <text:p text:style-name="P4">Reaction Time 184: 3280325 ns</text:p>
      <text:p text:style-name="P4">Reaction Time 185: 3181289 ns</text:p>
      <text:p text:style-name="P4">Reaction Time 186: 105181 ns</text:p>
      <text:p text:style-name="P4">Reaction Time 187: 10208969 ns</text:p>
      <text:p text:style-name="P4">Reaction Time 188: 7401543 ns</text:p>
      <text:p text:style-name="P4">Reaction Time 189: 5521824 ns</text:p>
      <text:p text:style-name="P4">Reaction Time 190: 2834735 ns</text:p>
      <text:p text:style-name="P4">Reaction Time 191: 172998 ns</text:p>
      <text:p text:style-name="P4">Reaction Time 192: 9352920 ns</text:p>
      <text:p text:style-name="P4">Reaction Time 193: 7513639 ns</text:p>
      <text:p text:style-name="P4">Reaction Time 194: 5717451 ns</text:p>
      <text:p text:style-name="P4">Reaction Time 195: 4885566 ns</text:p>
      <text:p text:style-name="P4">Reaction Time 196: 2131289 ns</text:p>
      <text:p text:style-name="P4">Reaction Time 197: 1576607 ns</text:p>
      <text:p text:style-name="P4">Reaction Time 198: 10708617 ns</text:p>
      <text:p text:style-name="P4">Reaction Time 199: 10041279 ns</text:p>
      <text:p text:style-name="P4">Reaction Time 200: 9351524 ns</text:p>
      <text:p text:style-name="P4">Reaction Time 201: 8817444 ns</text:p>
      <text:p text:style-name="P4">Reaction Time 202: 6936188 ns</text:p>
      <text:p text:style-name="P4">Reaction Time 203: 6260540 ns</text:p>
      <text:p text:style-name="P4">Reaction Time 204: 4574910 ns</text:p>
      <text:p text:style-name="P4">Reaction Time 205: 3743585 ns</text:p>
      <text:p text:style-name="P4">Reaction Time 206: 38064 ns</text:p>
      <text:p text:style-name="P4">Reaction Time 207: 9961101 ns</text:p>
      <text:p text:style-name="P4">Reaction Time 208: 8002182 ns</text:p>
      <text:p text:style-name="P4">Reaction Time 209: 6306076 ns</text:p>
      <text:p text:style-name="P4">Reaction Time 210: 5303918 ns</text:p>
      <text:p text:style-name="P4">Reaction Time 211: 3628136 ns</text:p>
      <text:p text:style-name="P4">Reaction Time 212: 1719991 ns</text:p>
      <text:p text:style-name="P4">Reaction Time 213: 23257 ns</text:p>
      <text:p text:style-name="P4">Reaction Time 214: 9094017 ns</text:p>
      <text:p text:style-name="P4">Reaction Time 215: 8029630 ns</text:p>
      <text:p text:style-name="P4">Reaction Time 216: 5337023 ns</text:p>
      <text:p text:style-name="P4">Reaction Time 217: 3246172 ns</text:p>
      <text:p text:style-name="P4">Reaction Time 218: 2352408 ns</text:p>
      <text:p text:style-name="P4">Reaction Time 219: 1622352 ns</text:p>
      <text:p text:style-name="P4">Reaction Time 220: 751426 ns</text:p>
      <text:p text:style-name="P4">Reaction Time 221: 10481492 ns</text:p>
      <text:p text:style-name="P4">Reaction Time 222: 8758776 ns</text:p>
      <text:p text:style-name="P4">Reaction Time 223: 7590884 ns</text:p>
      <text:p text:style-name="P4">Reaction Time 224: 6921522 ns</text:p>
      <text:p text:style-name="P4">Reaction Time 225: 5022176 ns</text:p>
      <text:p text:style-name="P4">Reaction Time 226: 4198743 ns</text:p>
      <text:p text:style-name="P4">Reaction Time 227: 3391303 ns</text:p>
      <text:p text:style-name="P4">Reaction Time 228: 521019 ns</text:p>
      <text:p text:style-name="P4">Reaction Time 229: 9463130 ns</text:p>
      <text:p text:style-name="P4">Reaction Time 230: 6754739 ns</text:p>
      <text:p text:style-name="P4">Reaction Time 231: 4685819 ns</text:p>
      <text:p text:style-name="P4">Reaction Time 232: 2978539 ns</text:p>
      <text:p text:style-name="P4">Reaction Time 233: 2091898 ns</text:p>
      <text:p text:style-name="P4"><text:soft-page-break/>Reaction Time 234: 220910 ns</text:p>
      <text:p text:style-name="P4">Reaction Time 235: 10094360 ns</text:p>
      <text:p text:style-name="P4">Reaction Time 236: 9339231 ns</text:p>
      <text:p text:style-name="P4">Reaction Time 237: 6397639 ns</text:p>
      <text:p text:style-name="P4">Reaction Time 238: 10454603 ns</text:p>
      <text:p text:style-name="P4">Reaction Time 239: 8845590 ns</text:p>
      <text:p text:style-name="P4">Reaction Time 240: 7178329 ns</text:p>
      <text:p text:style-name="P4">Reaction Time 241: 4495919 ns</text:p>
      <text:p text:style-name="P4">Reaction Time 242: 3840105 ns</text:p>
      <text:p text:style-name="P4">Reaction Time 243: 3221379 ns</text:p>
      <text:p text:style-name="P4">Reaction Time 244: 2286408 ns</text:p>
      <text:p text:style-name="P4">Reaction Time 245: 1852970 ns</text:p>
      <text:p text:style-name="P4">Reaction Time 246: 36806 ns</text:p>
      <text:p text:style-name="P4">Reaction Time 247: 9585073 ns</text:p>
      <text:p text:style-name="P4">Reaction Time 248: 6908321 ns</text:p>
      <text:p text:style-name="P4">Reaction Time 249: 6272273 ns</text:p>
      <text:p text:style-name="P4">Reaction Time 250: 3599640 ns</text:p>
      <text:p text:style-name="P4">Reaction Time 251: 1744994 ns</text:p>
      <text:p text:style-name="P4">Reaction Time 252: 1075003 ns</text:p>
      <text:p text:style-name="P4">Reaction Time 253: 56362 ns</text:p>
      <text:p text:style-name="P4">Reaction Time 254: 9406280 ns</text:p>
      <text:p text:style-name="P4">Reaction Time 255: 8759476 ns</text:p>
      <text:p text:style-name="P4">Reaction Time 256: 4947167 ns</text:p>
      <text:p text:style-name="P4">Reaction Time 257: 3217467 ns</text:p>
      <text:p text:style-name="P4">Reaction Time 258: 2600136 ns</text:p>
      <text:p text:style-name="P4">Reaction Time 259: 50635 ns</text:p>
      <text:p text:style-name="P4">Reaction Time 260: 8374648 ns</text:p>
      <text:p text:style-name="P4">Reaction Time 261: 7713596 ns</text:p>
      <text:p text:style-name="P4">Reaction Time 262: 7214298 ns</text:p>
      <text:p text:style-name="P4">Reaction Time 263: 4419094 ns</text:p>
      <text:p text:style-name="P4">Reaction Time 264: 1741294 ns</text:p>
      <text:p text:style-name="P4">Reaction Time 265: 1078775 ns</text:p>
      <text:p text:style-name="P4">Reaction Time 266: 381405 ns</text:p>
      <text:p text:style-name="P4">Reaction Time 267: 9542331 ns</text:p>
      <text:p text:style-name="P4">Reaction Time 268: 8892035 ns</text:p>
      <text:p text:style-name="P4">Reaction Time 269: 7047097 ns</text:p>
      <text:p text:style-name="P4">Reaction Time 270: 5579723 ns</text:p>
      <text:p text:style-name="P4">Reaction Time 271: 4679464 ns</text:p>
      <text:p text:style-name="P4">Reaction Time 272: 4033148 ns</text:p>
      <text:p text:style-name="P4">Reaction Time 273: 410111 ns</text:p>
      <text:p text:style-name="P4">Reaction Time 274: 8905654 ns</text:p>
      <text:p text:style-name="P4">Reaction Time 275: 8551137 ns</text:p>
      <text:p text:style-name="P4">Reaction Time 276: 7663170 ns</text:p>
      <text:p text:style-name="P4">Reaction Time 277: 6790010 ns</text:p>
      <text:p text:style-name="P4">Reaction Time 278: 3993478 ns</text:p>
      <text:p text:style-name="P4">Reaction Time 279: 3260769 ns</text:p>
      <text:p text:style-name="P4">Reaction Time 280: 1795770 ns</text:p>
      <text:p text:style-name="P4">Reaction Time 281: 1137023 ns</text:p>
      <text:p text:style-name="P4">Reaction Time 282: 93448 ns</text:p>
      <text:p text:style-name="P4">Reaction Time 283: 8466071 ns</text:p>
      <text:p text:style-name="P4">Reaction Time 284: 7593748 ns</text:p>
      <text:p text:style-name="P4">Reaction Time 285: 4945630 ns</text:p>
      <text:p text:style-name="P4"><text:soft-page-break/>Reaction Time 286: 19766 ns</text:p>
      <text:p text:style-name="P4">Reaction Time 287: 10057064 ns</text:p>
      <text:p text:style-name="P4">Reaction Time 288: 7404966 ns</text:p>
      <text:p text:style-name="P4">Reaction Time 289: 4724371 ns</text:p>
      <text:p text:style-name="P4">Reaction Time 290: 1858208 ns</text:p>
      <text:p text:style-name="P4">Reaction Time 291: 161474 ns</text:p>
      <text:p text:style-name="P4">Reaction Time 292: 7100665 ns</text:p>
      <text:p text:style-name="P4">Reaction Time 293: 5539145 ns</text:p>
      <text:p text:style-name="P4">Reaction Time 294: 3881587 ns</text:p>
      <text:p text:style-name="P4">Reaction Time 295: 1088971 ns</text:p>
      <text:p text:style-name="P4">Reaction Time 296: 8495394 ns</text:p>
      <text:p text:style-name="P4">Reaction Time 297: 6720928 ns</text:p>
      <text:p text:style-name="P4">Reaction Time 298: 6077059 ns</text:p>
      <text:p text:style-name="P4">Reaction Time 299: 5371937 ns</text:p>
      <text:p text:style-name="P4">Reaction Time 300: 2710623 n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1T11:38:37.566255681</meta:creation-date>
    <dc:date>2024-12-16T16:33:13.893871023</dc:date>
    <meta:editing-duration>PT31M57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59" meta:paragraph-count="3030" meta:word-count="15147" meta:character-count="86649" meta:non-whitespace-character-count="74532"/>
  </office:meta>
</office:document-meta>
</file>